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0.07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7" style:family="table-cell" style:parent-style-name="Default" style:data-style-name="N2"/>
    <style:style style:name="ce8" style:family="table-cell" style:parent-style-name="Default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2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91.68mm" svg:height="84.74mm" svg:x="107.87mm" svg:y="22.57mm">
            <draw:object draw:notify-on-update-of-ranges="Arkusz1.B1:Arkusz1.B1 Arkusz1.B2:Arkusz1.B242 Arkusz1.C1:Arkusz1.C1 Arkusz1.C2:Arkusz1.C2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test_z</text:p>
          </table:table-cell>
          <table:table-cell office:value-type="string" calcext:value-type="string">
            <text:p>test_w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6" office:value-type="float" office:value="0.02" calcext:value-type="float">
            <text:p>0,02</text:p>
          </table:table-cell>
          <table:table-cell table:style-name="ce6" office:value-type="float" office:value="0.0005" calcext:value-type="float">
            <text:p>0,0005</text:p>
          </table:table-cell>
          <table:table-cell table:style-name="ce6" office:value-type="float" office:value="0.05" calcext:value-type="float">
            <text:p>0,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 + [.$G$2]*[.B2] - [.$H$2]*[.B2]*[.C2]" office:value-type="float" office:value="100.5" calcext:value-type="float">
            <text:p>100,50</text:p>
          </table:table-cell>
          <table:table-cell table:formula="of:=[.C2] + [.$H$2]*[.B2]*[.C2] - [.$I$2]*[.C2]" office:value-type="float" office:value="30" calcext:value-type="float">
            <text:p>30,00</text:p>
          </table:table-cell>
          <table:table-cell table:formula="of:=IF([.B3]&lt;[.B2];&quot;x&quot;;&quot;-&quot;)" office:value-type="string" office:string-value="-" calcext:value-type="string">
            <text:p>-</text:p>
          </table:table-cell>
          <table:table-cell table:formula="of:=IF([.C3]&lt;[.C2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 + [.$G$2]*[.B3] - [.$H$2]*[.B3]*[.C3]" office:value-type="float" office:value="101.0025" calcext:value-type="float">
            <text:p>101,00</text:p>
          </table:table-cell>
          <table:table-cell table:formula="of:=[.C3] + [.$H$2]*[.B3]*[.C3] - [.$I$2]*[.C3]" office:value-type="float" office:value="30.0075" calcext:value-type="float">
            <text:p>30,01</text:p>
          </table:table-cell>
          <table:table-cell table:formula="of:=IF([.B4]&lt;[.B3];&quot;x&quot;;&quot;-&quot;)" office:value-type="string" office:string-value="-" calcext:value-type="string">
            <text:p>-</text:p>
          </table:table-cell>
          <table:table-cell table:formula="of:=IF([.C4]&lt;[.C3];&quot;x&quot;;&quot;-&quot;)" office:value-type="string" office:string-value="-" calcext:value-type="string">
            <text:p>-</text:p>
          </table:table-cell>
          <table:table-cell/>
          <table:table-cell office:value-type="string" calcext:value-type="string">
            <text:p>83.1</text:p>
          </table:table-cell>
          <table:table-cell table:style-name="ce7" table:formula="of:=[.C62]" office:value-type="float" office:value="43.4594748361947" calcext:value-type="float">
            <text:p>43,46</text:p>
          </table:table-cell>
          <table:table-cell table:style-name="ce7" table:formula="of:=[.B62]" office:value-type="float" office:value="118.060944131558" calcext:value-type="float">
            <text:p>118,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 + [.$G$2]*[.B4] - [.$H$2]*[.B4]*[.C4]" office:value-type="float" office:value="101.507133740625" calcext:value-type="float">
            <text:p>101,51</text:p>
          </table:table-cell>
          <table:table-cell table:formula="of:=[.C4] + [.$H$2]*[.B4]*[.C4] - [.$I$2]*[.C4]" office:value-type="float" office:value="30.022541259375" calcext:value-type="float">
            <text:p>30,02</text:p>
          </table:table-cell>
          <table:table-cell table:formula="of:=IF([.B5]&lt;[.B4];&quot;x&quot;;&quot;-&quot;)" office:value-type="string" office:string-value="-" calcext:value-type="string">
            <text:p>-</text:p>
          </table:table-cell>
          <table:table-cell table:formula="of:=IF([.C5]&lt;[.C4];&quot;x&quot;;&quot;-&quot;)" office:value-type="string" office:string-value="-" calcext:value-type="string">
            <text:p>-</text:p>
          </table:table-cell>
          <table:table-cell/>
          <table:table-cell office:value-type="string" calcext:value-type="string">
            <text:p>83.2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 + [.$G$2]*[.B5] - [.$H$2]*[.B5]*[.C5]" office:value-type="float" office:value="102.013525360013" calcext:value-type="float">
            <text:p>102,01</text:p>
          </table:table-cell>
          <table:table-cell table:formula="of:=[.C5] + [.$H$2]*[.B5]*[.C5] - [.$I$2]*[.C5]" office:value-type="float" office:value="30.0451652518307" calcext:value-type="float">
            <text:p>30,05</text:p>
          </table:table-cell>
          <table:table-cell table:formula="of:=IF([.B6]&lt;[.B5];&quot;x&quot;;&quot;-&quot;)" office:value-type="string" office:string-value="-" calcext:value-type="string">
            <text:p>-</text:p>
          </table:table-cell>
          <table:table-cell table:formula="of:=IF([.C6]&lt;[.C5];&quot;x&quot;;&quot;-&quot;)" office:value-type="string" office:string-value="-" calcext:value-type="string">
            <text:p>-</text:p>
          </table:table-cell>
          <table:table-cell/>
          <table:table-cell office:value-type="string" calcext:value-type="string">
            <text:p>83.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 + [.$G$2]*[.B6] - [.$H$2]*[.B6]*[.C6]" office:value-type="float" office:value="102.521289253532" calcext:value-type="float">
            <text:p>102,52</text:p>
          </table:table-cell>
          <table:table-cell table:formula="of:=[.C6] + [.$H$2]*[.B6]*[.C6] - [.$I$2]*[.C6]" office:value-type="float" office:value="30.0754136029208" calcext:value-type="float">
            <text:p>30,08</text:p>
          </table:table-cell>
          <table:table-cell table:formula="of:=IF([.B7]&lt;[.B6];&quot;x&quot;;&quot;-&quot;)" office:value-type="string" office:string-value="-" calcext:value-type="string">
            <text:p>-</text:p>
          </table:table-cell>
          <table:table-cell table:formula="of:=IF([.C7]&lt;[.C6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 + [.$G$2]*[.B7] - [.$H$2]*[.B7]*[.C7]" office:value-type="float" office:value="103.0300299499" calcext:value-type="float">
            <text:p>103,03</text:p>
          </table:table-cell>
          <table:table-cell table:formula="of:=[.C7] + [.$H$2]*[.B7]*[.C7] - [.$I$2]*[.C7]" office:value-type="float" office:value="30.1133280114771" calcext:value-type="float">
            <text:p>30,11</text:p>
          </table:table-cell>
          <table:table-cell table:formula="of:=IF([.B8]&lt;[.B7];&quot;x&quot;;&quot;-&quot;)" office:value-type="string" office:string-value="-" calcext:value-type="string">
            <text:p>-</text:p>
          </table:table-cell>
          <table:table-cell table:formula="of:=IF([.C8]&lt;[.C7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 + [.$G$2]*[.B8] - [.$H$2]*[.B8]*[.C8]" office:value-type="float" office:value="103.539342005441" calcext:value-type="float">
            <text:p>103,54</text:p>
          </table:table-cell>
          <table:table-cell table:formula="of:=[.C8] + [.$H$2]*[.B8]*[.C8] - [.$I$2]*[.C8]" office:value-type="float" office:value="30.1589501543601" calcext:value-type="float">
            <text:p>30,16</text:p>
          </table:table-cell>
          <table:table-cell table:formula="of:=IF([.B9]&lt;[.B8];&quot;x&quot;;&quot;-&quot;)" office:value-type="string" office:string-value="-" calcext:value-type="string">
            <text:p>-</text:p>
          </table:table-cell>
          <table:table-cell table:formula="of:=IF([.C9]&lt;[.C8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 + [.$G$2]*[.B9] - [.$H$2]*[.B9]*[.C9]" office:value-type="float" office:value="104.048809918271" calcext:value-type="float">
            <text:p>104,05</text:p>
          </table:table-cell>
          <table:table-cell table:formula="of:=[.C9] + [.$H$2]*[.B9]*[.C9] - [.$I$2]*[.C9]" office:value-type="float" office:value="30.2123215739207" calcext:value-type="float">
            <text:p>30,21</text:p>
          </table:table-cell>
          <table:table-cell table:formula="of:=IF([.B10]&lt;[.B9];&quot;x&quot;;&quot;-&quot;)" office:value-type="string" office:string-value="-" calcext:value-type="string">
            <text:p>-</text:p>
          </table:table-cell>
          <table:table-cell table:formula="of:=IF([.C10]&lt;[.C9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 + [.$G$2]*[.B10] - [.$H$2]*[.B10]*[.C10]" office:value-type="float" office:value="104.558008064319" calcext:value-type="float">
            <text:p>104,56</text:p>
          </table:table-cell>
          <table:table-cell table:formula="of:=[.C10] + [.$H$2]*[.B10]*[.C10] - [.$I$2]*[.C10]" office:value-type="float" office:value="30.273483547542" calcext:value-type="float">
            <text:p>30,27</text:p>
          </table:table-cell>
          <table:table-cell table:formula="of:=IF([.B11]&lt;[.B10];&quot;x&quot;;&quot;-&quot;)" office:value-type="string" office:string-value="-" calcext:value-type="string">
            <text:p>-</text:p>
          </table:table-cell>
          <table:table-cell table:formula="of:=IF([.C11]&lt;[.C10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 + [.$G$2]*[.B11] - [.$H$2]*[.B11]*[.C11]" office:value-type="float" office:value="105.066500657156" calcext:value-type="float">
            <text:p>105,07</text:p>
          </table:table-cell>
          <table:table-cell table:formula="of:=[.C11] + [.$H$2]*[.B11]*[.C11] - [.$I$2]*[.C11]" office:value-type="float" office:value="30.3424769386144" calcext:value-type="float">
            <text:p>30,34</text:p>
          </table:table-cell>
          <table:table-cell table:formula="of:=IF([.B12]&lt;[.B11];&quot;x&quot;;&quot;-&quot;)" office:value-type="string" office:string-value="-" calcext:value-type="string">
            <text:p>-</text:p>
          </table:table-cell>
          <table:table-cell table:formula="of:=IF([.C12]&lt;[.C11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 + [.$G$2]*[.B12] - [.$H$2]*[.B12]*[.C12]" office:value-type="float" office:value="105.573841733694" calcext:value-type="float">
            <text:p>105,57</text:p>
          </table:table-cell>
          <table:table-cell table:formula="of:=[.C12] + [.$H$2]*[.B12]*[.C12] - [.$I$2]*[.C12]" office:value-type="float" office:value="30.419342028289" calcext:value-type="float">
            <text:p>30,42</text:p>
          </table:table-cell>
          <table:table-cell table:formula="of:=IF([.B13]&lt;[.B12];&quot;x&quot;;&quot;-&quot;)" office:value-type="string" office:string-value="-" calcext:value-type="string">
            <text:p>-</text:p>
          </table:table-cell>
          <table:table-cell table:formula="of:=IF([.C13]&lt;[.C12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 + [.$G$2]*[.B13] - [.$H$2]*[.B13]*[.C13]" office:value-type="float" office:value="106.079575167899" calcext:value-type="float">
            <text:p>106,08</text:p>
          </table:table-cell>
          <table:table-cell table:formula="of:=[.C13] + [.$H$2]*[.B13]*[.C13] - [.$I$2]*[.C13]" office:value-type="float" office:value="30.5041183273434" calcext:value-type="float">
            <text:p>30,50</text:p>
          </table:table-cell>
          <table:table-cell table:formula="of:=IF([.B14]&lt;[.B13];&quot;x&quot;;&quot;-&quot;)" office:value-type="string" office:string-value="-" calcext:value-type="string">
            <text:p>-</text:p>
          </table:table-cell>
          <table:table-cell table:formula="of:=IF([.C14]&lt;[.C13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 + [.$G$2]*[.B14] - [.$H$2]*[.B14]*[.C14]" office:value-type="float" office:value="106.583234714739" calcext:value-type="float">
            <text:p>106,58</text:p>
          </table:table-cell>
          <table:table-cell table:formula="of:=[.C14] + [.$H$2]*[.B14]*[.C14] - [.$I$2]*[.C14]" office:value-type="float" office:value="30.5968443674942" calcext:value-type="float">
            <text:p>30,60</text:p>
          </table:table-cell>
          <table:table-cell table:formula="of:=IF([.B15]&lt;[.B14];&quot;x&quot;;&quot;-&quot;)" office:value-type="string" office:string-value="-" calcext:value-type="string">
            <text:p>-</text:p>
          </table:table-cell>
          <table:table-cell table:formula="of:=IF([.C15]&lt;[.C14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 + [.$G$2]*[.B15] - [.$H$2]*[.B15]*[.C15]" office:value-type="float" office:value="107.084344086658" calcext:value-type="float">
            <text:p>107,08</text:p>
          </table:table-cell>
          <table:table-cell table:formula="of:=[.C15] + [.$H$2]*[.B15]*[.C15] - [.$I$2]*[.C15]" office:value-type="float" office:value="30.6975574714949" calcext:value-type="float">
            <text:p>30,70</text:p>
          </table:table-cell>
          <table:table-cell table:formula="of:=IF([.B16]&lt;[.B15];&quot;x&quot;;&quot;-&quot;)" office:value-type="string" office:string-value="-" calcext:value-type="string">
            <text:p>-</text:p>
          </table:table-cell>
          <table:table-cell table:formula="of:=IF([.C16]&lt;[.C15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 + [.$G$2]*[.B16] - [.$H$2]*[.B16]*[.C16]" office:value-type="float" office:value="107.582417064943" calcext:value-type="float">
            <text:p>107,58</text:p>
          </table:table-cell>
          <table:table-cell table:formula="of:=[.C16] + [.$H$2]*[.B16]*[.C16] - [.$I$2]*[.C16]" office:value-type="float" office:value="30.806293501369" calcext:value-type="float">
            <text:p>30,81</text:p>
          </table:table-cell>
          <table:table-cell table:formula="of:=IF([.B17]&lt;[.B16];&quot;x&quot;;&quot;-&quot;)" office:value-type="string" office:string-value="-" calcext:value-type="string">
            <text:p>-</text:p>
          </table:table-cell>
          <table:table-cell table:formula="of:=IF([.C17]&lt;[.C16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 + [.$G$2]*[.B17] - [.$H$2]*[.B17]*[.C17]" office:value-type="float" office:value="108.076957648397" calcext:value-type="float">
            <text:p>108,08</text:p>
          </table:table-cell>
          <table:table-cell table:formula="of:=[.C17] + [.$H$2]*[.B17]*[.C17] - [.$I$2]*[.C17]" office:value-type="float" office:value="30.9230865841452" calcext:value-type="float">
            <text:p>30,92</text:p>
          </table:table-cell>
          <table:table-cell table:formula="of:=IF([.B18]&lt;[.B17];&quot;x&quot;;&quot;-&quot;)" office:value-type="string" office:string-value="-" calcext:value-type="string">
            <text:p>-</text:p>
          </table:table-cell>
          <table:table-cell table:formula="of:=IF([.C18]&lt;[.C17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 + [.$G$2]*[.B18] - [.$H$2]*[.B18]*[.C18]" office:value-type="float" office:value="108.567460241809" calcext:value-type="float">
            <text:p>108,57</text:p>
          </table:table-cell>
          <table:table-cell table:formula="of:=[.C18] + [.$H$2]*[.B18]*[.C18] - [.$I$2]*[.C18]" office:value-type="float" office:value="31.0479688144941" calcext:value-type="float">
            <text:p>31,05</text:p>
          </table:table-cell>
          <table:table-cell table:formula="of:=IF([.B19]&lt;[.B18];&quot;x&quot;;&quot;-&quot;)" office:value-type="string" office:string-value="-" calcext:value-type="string">
            <text:p>-</text:p>
          </table:table-cell>
          <table:table-cell table:formula="of:=IF([.C19]&lt;[.C18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 + [.$G$2]*[.B19] - [.$H$2]*[.B19]*[.C19]" office:value-type="float" office:value="109.053409886717" calcext:value-type="float">
            <text:p>109,05</text:p>
          </table:table-cell>
          <table:table-cell table:formula="of:=[.C19] + [.$H$2]*[.B19]*[.C19] - [.$I$2]*[.C19]" office:value-type="float" office:value="31.1809699336977" calcext:value-type="float">
            <text:p>31,18</text:p>
          </table:table-cell>
          <table:table-cell table:formula="of:=IF([.B20]&lt;[.B19];&quot;x&quot;;&quot;-&quot;)" office:value-type="string" office:string-value="-" calcext:value-type="string">
            <text:p>-</text:p>
          </table:table-cell>
          <table:table-cell table:formula="of:=IF([.C20]&lt;[.C19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 + [.$G$2]*[.B20] - [.$H$2]*[.B20]*[.C20]" office:value-type="float" office:value="109.534282537029" calcext:value-type="float">
            <text:p>109,53</text:p>
          </table:table-cell>
          <table:table-cell table:formula="of:=[.C20] + [.$H$2]*[.B20]*[.C20] - [.$I$2]*[.C20]" office:value-type="float" office:value="31.3221169844352" calcext:value-type="float">
            <text:p>31,32</text:p>
          </table:table-cell>
          <table:table-cell table:formula="of:=IF([.B21]&lt;[.B20];&quot;x&quot;;&quot;-&quot;)" office:value-type="string" office:string-value="-" calcext:value-type="string">
            <text:p>-</text:p>
          </table:table-cell>
          <table:table-cell table:formula="of:=IF([.C21]&lt;[.C20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 + [.$G$2]*[.B21] - [.$H$2]*[.B21]*[.C21]" office:value-type="float" office:value="110.009545382054" calcext:value-type="float">
            <text:p>110,01</text:p>
          </table:table-cell>
          <table:table-cell table:formula="of:=[.C21] + [.$H$2]*[.B21]*[.C21] - [.$I$2]*[.C21]" office:value-type="float" office:value="31.471433940929" calcext:value-type="float">
            <text:p>31,47</text:p>
          </table:table-cell>
          <table:table-cell table:formula="of:=IF([.B22]&lt;[.B21];&quot;x&quot;;&quot;-&quot;)" office:value-type="string" office:string-value="-" calcext:value-type="string">
            <text:p>-</text:p>
          </table:table-cell>
          <table:table-cell table:formula="of:=IF([.C22]&lt;[.C21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 + [.$G$2]*[.B22] - [.$H$2]*[.B22]*[.C22]" office:value-type="float" office:value="110.478657219513" calcext:value-type="float">
            <text:p>110,48</text:p>
          </table:table-cell>
          <table:table-cell table:formula="of:=[.C22] + [.$H$2]*[.B22]*[.C22] - [.$I$2]*[.C22]" office:value-type="float" office:value="31.628941314064" calcext:value-type="float">
            <text:p>31,63</text:p>
          </table:table-cell>
          <table:table-cell table:formula="of:=IF([.B23]&lt;[.B22];&quot;x&quot;;&quot;-&quot;)" office:value-type="string" office:string-value="-" calcext:value-type="string">
            <text:p>-</text:p>
          </table:table-cell>
          <table:table-cell table:formula="of:=IF([.C23]&lt;[.C22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 + [.$G$2]*[.B23] - [.$H$2]*[.B23]*[.C23]" office:value-type="float" office:value="110.941068881077" calcext:value-type="float">
            <text:p>110,94</text:p>
          </table:table-cell>
          <table:table-cell table:formula="of:=[.C23] + [.$H$2]*[.B23]*[.C23] - [.$I$2]*[.C23]" office:value-type="float" office:value="31.7946557311871" calcext:value-type="float">
            <text:p>31,79</text:p>
          </table:table-cell>
          <table:table-cell table:formula="of:=IF([.B24]&lt;[.B23];&quot;x&quot;;&quot;-&quot;)" office:value-type="string" office:string-value="-" calcext:value-type="string">
            <text:p>-</text:p>
          </table:table-cell>
          <table:table-cell table:formula="of:=IF([.C24]&lt;[.C23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 + [.$G$2]*[.B24] - [.$H$2]*[.B24]*[.C24]" office:value-type="float" office:value="111.396223712937" calcext:value-type="float">
            <text:p>111,40</text:p>
          </table:table-cell>
          <table:table-cell table:formula="of:=[.C24] + [.$H$2]*[.B24]*[.C24] - [.$I$2]*[.C24]" office:value-type="float" office:value="31.9685894903896" calcext:value-type="float">
            <text:p>31,97</text:p>
          </table:table-cell>
          <table:table-cell table:formula="of:=IF([.B25]&lt;[.B24];&quot;x&quot;;&quot;-&quot;)" office:value-type="string" office:string-value="-" calcext:value-type="string">
            <text:p>-</text:p>
          </table:table-cell>
          <table:table-cell table:formula="of:=IF([.C25]&lt;[.C24];&quot;x&quot;;&quot;-&quot;)" office:value-type="string" office:string-value="-" calcext:value-type="string">
            <text:p>-</text:p>
          </table:table-cell>
          <table:table-cell/>
          <table:table-cell office:value-type="string" calcext:value-type="string">
            <text:p>83.4</text:p>
          </table:table-cell>
          <table:table-cell table:style-name="ce8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 + [.$G$2]*[.B25] - [.$H$2]*[.B25]*[.C25]" office:value-type="float" office:value="111.843558113866" calcext:value-type="float">
            <text:p>111,84</text:p>
          </table:table-cell>
          <table:table-cell table:formula="of:=[.C25] + [.$H$2]*[.B25]*[.C25] - [.$I$2]*[.C25]" office:value-type="float" office:value="32.1507500891994" calcext:value-type="float">
            <text:p>32,15</text:p>
          </table:table-cell>
          <table:table-cell table:formula="of:=IF([.B26]&lt;[.B25];&quot;x&quot;;&quot;-&quot;)" office:value-type="string" office:string-value="-" calcext:value-type="string">
            <text:p>-</text:p>
          </table:table-cell>
          <table:table-cell table:formula="of:=IF([.C26]&lt;[.C25];&quot;x&quot;;&quot;-&quot;)" office:value-type="string" office:string-value="-" calcext:value-type="string">
            <text:p>-</text:p>
          </table:table-cell>
          <table:table-cell table:number-columns-repeated="2"/>
          <table:table-cell table:style-name="ce8" office:value-type="string" calcext:value-type="string">
            <text:p>L.Z</text:p>
          </table:table-cell>
          <table:table-cell table:style-name="ce9" table:formula="of:=MIN([.B2:.B482])" office:value-type="float" office:value="80.7124885248057" calcext:value-type="float">
            <text:p>80,71</text:p>
          </table:table-cell>
          <table:table-cell table:style-name="ce9" table:formula="of:=MIN([.C2:.C482])" office:value-type="float" office:value="28.0519235562265" calcext:value-type="float">
            <text:p>28,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 + [.$G$2]*[.B26] - [.$H$2]*[.B26]*[.C26]" office:value-type="float" office:value="112.282502133141" calcext:value-type="float">
            <text:p>112,28</text:p>
          </table:table-cell>
          <table:table-cell table:formula="of:=[.C26] + [.$H$2]*[.B26]*[.C26] - [.$I$2]*[.C26]" office:value-type="float" office:value="32.3411397277423" calcext:value-type="float">
            <text:p>32,34</text:p>
          </table:table-cell>
          <table:table-cell table:formula="of:=IF([.B27]&lt;[.B26];&quot;x&quot;;&quot;-&quot;)" office:value-type="string" office:string-value="-" calcext:value-type="string">
            <text:p>-</text:p>
          </table:table-cell>
          <table:table-cell table:formula="of:=IF([.C27]&lt;[.C26];&quot;x&quot;;&quot;-&quot;)" office:value-type="string" office:string-value="-" calcext:value-type="string">
            <text:p>-</text:p>
          </table:table-cell>
          <table:table-cell table:number-columns-repeated="2"/>
          <table:table-cell table:style-name="ce8" office:value-type="string" calcext:value-type="string">
            <text:p>L.W</text:p>
          </table:table-cell>
          <table:table-cell table:style-name="ce9" table:formula="of:=MAX([.B2:.B482])" office:value-type="float" office:value="123.320671031488" calcext:value-type="float">
            <text:p>123,32</text:p>
          </table:table-cell>
          <table:table-cell table:style-name="ce9" table:formula="of:=MAX([.C2:.C482])" office:value-type="float" office:value="54.1494043542739" calcext:value-type="float">
            <text:p>54,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 + [.$G$2]*[.B27] - [.$H$2]*[.B27]*[.C27]" office:value-type="float" office:value="112.71248013057" calcext:value-type="float">
            <text:p>112,71</text:p>
          </table:table-cell>
          <table:table-cell table:formula="of:=[.C27] + [.$H$2]*[.B27]*[.C27] - [.$I$2]*[.C27]" office:value-type="float" office:value="32.5397547865894" calcext:value-type="float">
            <text:p>32,54</text:p>
          </table:table-cell>
          <table:table-cell table:formula="of:=IF([.B28]&lt;[.B27];&quot;x&quot;;&quot;-&quot;)" office:value-type="string" office:string-value="-" calcext:value-type="string">
            <text:p>-</text:p>
          </table:table-cell>
          <table:table-cell table:formula="of:=IF([.C28]&lt;[.C27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 + [.$G$2]*[.B28] - [.$H$2]*[.B28]*[.C28]" office:value-type="float" office:value="113.132911500762" calcext:value-type="float">
            <text:p>113,13</text:p>
          </table:table-cell>
          <table:table-cell table:formula="of:=[.C28] + [.$H$2]*[.B28]*[.C28] - [.$I$2]*[.C28]" office:value-type="float" office:value="32.7465852796784" calcext:value-type="float">
            <text:p>32,75</text:p>
          </table:table-cell>
          <table:table-cell table:formula="of:=IF([.B29]&lt;[.B28];&quot;x&quot;;&quot;-&quot;)" office:value-type="string" office:string-value="-" calcext:value-type="string">
            <text:p>-</text:p>
          </table:table-cell>
          <table:table-cell table:formula="of:=IF([.C29]&lt;[.C28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 + [.$G$2]*[.B29] - [.$H$2]*[.B29]*[.C29]" office:value-type="float" office:value="113.543211463579" calcext:value-type="float">
            <text:p>113,54</text:p>
          </table:table-cell>
          <table:table-cell table:formula="of:=[.C29] + [.$H$2]*[.B29]*[.C29] - [.$I$2]*[.C29]" office:value-type="float" office:value="32.9616142828935" calcext:value-type="float">
            <text:p>32,96</text:p>
          </table:table-cell>
          <table:table-cell table:formula="of:=IF([.B30]&lt;[.B29];&quot;x&quot;;&quot;-&quot;)" office:value-type="string" office:string-value="-" calcext:value-type="string">
            <text:p>-</text:p>
          </table:table-cell>
          <table:table-cell table:formula="of:=IF([.C30]&lt;[.C29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 + [.$G$2]*[.B30] - [.$H$2]*[.B30]*[.C30]" office:value-type="float" office:value="113.942791922498" calcext:value-type="float">
            <text:p>113,94</text:p>
          </table:table-cell>
          <table:table-cell table:formula="of:=[.C30] + [.$H$2]*[.B30]*[.C30] - [.$I$2]*[.C30]" office:value-type="float" office:value="33.1848173391006" calcext:value-type="float">
            <text:p>33,18</text:p>
          </table:table-cell>
          <table:table-cell table:formula="of:=IF([.B31]&lt;[.B30];&quot;x&quot;;&quot;-&quot;)" office:value-type="string" office:string-value="-" calcext:value-type="string">
            <text:p>-</text:p>
          </table:table-cell>
          <table:table-cell table:formula="of:=IF([.C31]&lt;[.C30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 + [.$G$2]*[.B31] - [.$H$2]*[.B31]*[.C31]" office:value-type="float" office:value="114.331062392421" calcext:value-type="float">
            <text:p>114,33</text:p>
          </table:table-cell>
          <table:table-cell table:formula="of:=[.C31] + [.$H$2]*[.B31]*[.C31] - [.$I$2]*[.C31]" office:value-type="float" office:value="33.4161618406732" calcext:value-type="float">
            <text:p>33,42</text:p>
          </table:table-cell>
          <table:table-cell table:formula="of:=IF([.B32]&lt;[.B31];&quot;x&quot;;&quot;-&quot;)" office:value-type="string" office:string-value="-" calcext:value-type="string">
            <text:p>-</text:p>
          </table:table-cell>
          <table:table-cell table:formula="of:=IF([.C32]&lt;[.C31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 + [.$G$2]*[.B32] - [.$H$2]*[.B32]*[.C32]" office:value-type="float" office:value="114.707430998109" calcext:value-type="float">
            <text:p>114,71</text:p>
          </table:table-cell>
          <table:table-cell table:formula="of:=[.C32] + [.$H$2]*[.B32]*[.C32] - [.$I$2]*[.C32]" office:value-type="float" office:value="33.6556063908002" calcext:value-type="float">
            <text:p>33,66</text:p>
          </table:table-cell>
          <table:table-cell table:formula="of:=IF([.B33]&lt;[.B32];&quot;x&quot;;&quot;-&quot;)" office:value-type="string" office:string-value="-" calcext:value-type="string">
            <text:p>-</text:p>
          </table:table-cell>
          <table:table-cell table:formula="of:=IF([.C33]&lt;[.C32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 + [.$G$2]*[.B33] - [.$H$2]*[.B33]*[.C33]" office:value-type="float" office:value="115.071305544185" calcext:value-type="float">
            <text:p>115,07</text:p>
          </table:table-cell>
          <table:table-cell table:formula="of:=[.C33] + [.$H$2]*[.B33]*[.C33] - [.$I$2]*[.C33]" office:value-type="float" office:value="33.9031001451463" calcext:value-type="float">
            <text:p>33,90</text:p>
          </table:table-cell>
          <table:table-cell table:formula="of:=IF([.B34]&lt;[.B33];&quot;x&quot;;&quot;-&quot;)" office:value-type="string" office:string-value="-" calcext:value-type="string">
            <text:p>-</text:p>
          </table:table-cell>
          <table:table-cell table:formula="of:=IF([.C34]&lt;[.C33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 + [.$G$2]*[.B34] - [.$H$2]*[.B34]*[.C34]" office:value-type="float" office:value="115.42209465722" calcext:value-type="float">
            <text:p>115,42</text:p>
          </table:table-cell>
          <table:table-cell table:formula="of:=[.C34] + [.$H$2]*[.B34]*[.C34] - [.$I$2]*[.C34]" office:value-type="float" office:value="34.1585821357376" calcext:value-type="float">
            <text:p>34,16</text:p>
          </table:table-cell>
          <table:table-cell table:formula="of:=IF([.B35]&lt;[.B34];&quot;x&quot;;&quot;-&quot;)" office:value-type="string" office:string-value="-" calcext:value-type="string">
            <text:p>-</text:p>
          </table:table-cell>
          <table:table-cell table:formula="of:=IF([.C35]&lt;[.C34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 + [.$G$2]*[.B35] - [.$H$2]*[.B35]*[.C35]" office:value-type="float" office:value="115.75920900005" calcext:value-type="float">
            <text:p>115,76</text:p>
          </table:table-cell>
          <table:table-cell table:formula="of:=[.C35] + [.$H$2]*[.B35]*[.C35] - [.$I$2]*[.C35]" office:value-type="float" office:value="34.4219805792644" calcext:value-type="float">
            <text:p>34,42</text:p>
          </table:table-cell>
          <table:table-cell table:formula="of:=IF([.B36]&lt;[.B35];&quot;x&quot;;&quot;-&quot;)" office:value-type="string" office:string-value="-" calcext:value-type="string">
            <text:p>-</text:p>
          </table:table-cell>
          <table:table-cell table:formula="of:=IF([.C36]&lt;[.C35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 + [.$G$2]*[.B36] - [.$H$2]*[.B36]*[.C36]" office:value-type="float" office:value="116.082062558016" calcext:value-type="float">
            <text:p>116,08</text:p>
          </table:table-cell>
          <table:table-cell table:formula="of:=[.C36] + [.$H$2]*[.B36]*[.C36] - [.$I$2]*[.C36]" office:value-type="float" office:value="34.6932121723366" calcext:value-type="float">
            <text:p>34,69</text:p>
          </table:table-cell>
          <table:table-cell table:formula="of:=IF([.B37]&lt;[.B36];&quot;x&quot;;&quot;-&quot;)" office:value-type="string" office:string-value="-" calcext:value-type="string">
            <text:p>-</text:p>
          </table:table-cell>
          <table:table-cell table:formula="of:=IF([.C37]&lt;[.C36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 + [.$G$2]*[.B37] - [.$H$2]*[.B37]*[.C37]" office:value-type="float" office:value="116.390073996312" calcext:value-type="float">
            <text:p>116,39</text:p>
          </table:table-cell>
          <table:table-cell table:formula="of:=[.C37] + [.$H$2]*[.B37]*[.C37] - [.$I$2]*[.C37]" office:value-type="float" office:value="34.9721813765836" calcext:value-type="float">
            <text:p>34,97</text:p>
          </table:table-cell>
          <table:table-cell table:formula="of:=IF([.B38]&lt;[.B37];&quot;x&quot;;&quot;-&quot;)" office:value-type="string" office:string-value="-" calcext:value-type="string">
            <text:p>-</text:p>
          </table:table-cell>
          <table:table-cell table:formula="of:=IF([.C38]&lt;[.C37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 + [.$G$2]*[.B38] - [.$H$2]*[.B38]*[.C38]" office:value-type="float" office:value="116.682668087122" calcext:value-type="float">
            <text:p>116,68</text:p>
          </table:table-cell>
          <table:table-cell table:formula="of:=[.C38] + [.$H$2]*[.B38]*[.C38] - [.$I$2]*[.C38]" office:value-type="float" office:value="35.2587796968709" calcext:value-type="float">
            <text:p>35,26</text:p>
          </table:table-cell>
          <table:table-cell table:formula="of:=IF([.B39]&lt;[.B38];&quot;x&quot;;&quot;-&quot;)" office:value-type="string" office:string-value="-" calcext:value-type="string">
            <text:p>-</text:p>
          </table:table-cell>
          <table:table-cell table:formula="of:=IF([.C39]&lt;[.C38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 + [.$G$2]*[.B39] - [.$H$2]*[.B39]*[.C39]" office:value-type="float" office:value="116.959277204601" calcext:value-type="float">
            <text:p>116,96</text:p>
          </table:table-cell>
          <table:table-cell table:formula="of:=[.C39] + [.$H$2]*[.B39]*[.C39] - [.$I$2]*[.C39]" office:value-type="float" office:value="35.5528849562909" calcext:value-type="float">
            <text:p>35,55</text:p>
          </table:table-cell>
          <table:table-cell table:formula="of:=IF([.B40]&lt;[.B39];&quot;x&quot;;&quot;-&quot;)" office:value-type="string" office:string-value="-" calcext:value-type="string">
            <text:p>-</text:p>
          </table:table-cell>
          <table:table-cell table:formula="of:=IF([.C40]&lt;[.C39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 + [.$G$2]*[.B40] - [.$H$2]*[.B40]*[.C40]" office:value-type="float" office:value="117.21934288518" calcext:value-type="float">
            <text:p>117,22</text:p>
          </table:table-cell>
          <table:table-cell table:formula="of:=[.C40] + [.$H$2]*[.B40]*[.C40] - [.$I$2]*[.C40]" office:value-type="float" office:value="35.8543605719894" calcext:value-type="float">
            <text:p>35,85</text:p>
          </table:table-cell>
          <table:table-cell table:formula="of:=IF([.B41]&lt;[.B40];&quot;x&quot;;&quot;-&quot;)" office:value-type="string" office:string-value="-" calcext:value-type="string">
            <text:p>-</text:p>
          </table:table-cell>
          <table:table-cell table:formula="of:=IF([.C41]&lt;[.C40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 + [.$G$2]*[.B41] - [.$H$2]*[.B41]*[.C41]" office:value-type="float" office:value="117.462317449975" calcext:value-type="float">
            <text:p>117,46</text:p>
          </table:table-cell>
          <table:table-cell table:formula="of:=[.C41] + [.$H$2]*[.B41]*[.C41] - [.$I$2]*[.C41]" office:value-type="float" office:value="36.1630548362984" calcext:value-type="float">
            <text:p>36,16</text:p>
          </table:table-cell>
          <table:table-cell table:formula="of:=IF([.B42]&lt;[.B41];&quot;x&quot;;&quot;-&quot;)" office:value-type="string" office:string-value="-" calcext:value-type="string">
            <text:p>-</text:p>
          </table:table-cell>
          <table:table-cell table:formula="of:=IF([.C42]&lt;[.C41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 + [.$G$2]*[.B42] - [.$H$2]*[.B42]*[.C42]" office:value-type="float" office:value="117.687665685404" calcext:value-type="float">
            <text:p>117,69</text:p>
          </table:table-cell>
          <table:table-cell table:formula="of:=[.C42] + [.$H$2]*[.B42]*[.C42] - [.$I$2]*[.C42]" office:value-type="float" office:value="36.4788002080545" calcext:value-type="float">
            <text:p>36,48</text:p>
          </table:table-cell>
          <table:table-cell table:formula="of:=IF([.B43]&lt;[.B42];&quot;x&quot;;&quot;-&quot;)" office:value-type="string" office:string-value="-" calcext:value-type="string">
            <text:p>-</text:p>
          </table:table-cell>
          <table:table-cell table:formula="of:=IF([.C43]&lt;[.C42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 + [.$G$2]*[.B43] - [.$H$2]*[.B43]*[.C43]" office:value-type="float" office:value="117.894866577367" calcext:value-type="float">
            <text:p>117,89</text:p>
          </table:table-cell>
          <table:table-cell table:formula="of:=[.C43] + [.$H$2]*[.B43]*[.C43] - [.$I$2]*[.C43]" office:value-type="float" office:value="36.8014126193969" calcext:value-type="float">
            <text:p>36,80</text:p>
          </table:table-cell>
          <table:table-cell table:formula="of:=IF([.B44]&lt;[.B43];&quot;x&quot;;&quot;-&quot;)" office:value-type="string" office:string-value="-" calcext:value-type="string">
            <text:p>-</text:p>
          </table:table-cell>
          <table:table-cell table:formula="of:=IF([.C44]&lt;[.C43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 + [.$G$2]*[.B44] - [.$H$2]*[.B44]*[.C44]" office:value-type="float" office:value="118.083415093603" calcext:value-type="float">
            <text:p>118,08</text:p>
          </table:table-cell>
          <table:table-cell table:formula="of:=[.C44] + [.$H$2]*[.B44]*[.C44] - [.$I$2]*[.C44]" office:value-type="float" office:value="37.1306908037382" calcext:value-type="float">
            <text:p>37,13</text:p>
          </table:table-cell>
          <table:table-cell table:formula="of:=IF([.B45]&lt;[.B44];&quot;x&quot;;&quot;-&quot;)" office:value-type="string" office:string-value="-" calcext:value-type="string">
            <text:p>-</text:p>
          </table:table-cell>
          <table:table-cell table:formula="of:=IF([.C45]&lt;[.C44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 + [.$G$2]*[.B45] - [.$H$2]*[.B45]*[.C45]" office:value-type="float" office:value="118.25282400803" calcext:value-type="float">
            <text:p>118,25</text:p>
          </table:table-cell>
          <table:table-cell table:formula="of:=[.C45] + [.$H$2]*[.B45]*[.C45] - [.$I$2]*[.C45]" office:value-type="float" office:value="37.4664156509964" calcext:value-type="float">
            <text:p>37,47</text:p>
          </table:table-cell>
          <table:table-cell table:formula="of:=IF([.B46]&lt;[.B45];&quot;x&quot;;&quot;-&quot;)" office:value-type="string" office:string-value="-" calcext:value-type="string">
            <text:p>-</text:p>
          </table:table-cell>
          <table:table-cell table:formula="of:=IF([.C46]&lt;[.C45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 + [.$G$2]*[.B46] - [.$H$2]*[.B46]*[.C46]" office:value-type="float" office:value="118.402625760096" calcext:value-type="float">
            <text:p>118,40</text:p>
          </table:table-cell>
          <table:table-cell table:formula="of:=[.C46] + [.$H$2]*[.B46]*[.C46] - [.$I$2]*[.C46]" office:value-type="float" office:value="37.808349596541" calcext:value-type="float">
            <text:p>37,81</text:p>
          </table:table-cell>
          <table:table-cell table:formula="of:=IF([.B47]&lt;[.B46];&quot;x&quot;;&quot;-&quot;)" office:value-type="string" office:string-value="-" calcext:value-type="string">
            <text:p>-</text:p>
          </table:table-cell>
          <table:table-cell table:formula="of:=IF([.C47]&lt;[.C46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 + [.$G$2]*[.B47] - [.$H$2]*[.B47]*[.C47]" office:value-type="float" office:value="118.532374341355" calcext:value-type="float">
            <text:p>118,53</text:p>
          </table:table-cell>
          <table:table-cell table:formula="of:=[.C47] + [.$H$2]*[.B47]*[.C47] - [.$I$2]*[.C47]" office:value-type="float" office:value="38.156236050657" calcext:value-type="float">
            <text:p>38,16</text:p>
          </table:table-cell>
          <table:table-cell table:formula="of:=IF([.B48]&lt;[.B47];&quot;x&quot;;&quot;-&quot;)" office:value-type="string" office:string-value="-" calcext:value-type="string">
            <text:p>-</text:p>
          </table:table-cell>
          <table:table-cell table:formula="of:=IF([.C48]&lt;[.C47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 + [.$G$2]*[.B48] - [.$H$2]*[.B48]*[.C48]" office:value-type="float" office:value="118.641647200675" calcext:value-type="float">
            <text:p>118,64</text:p>
          </table:table-cell>
          <table:table-cell table:formula="of:=[.C48] + [.$H$2]*[.B48]*[.C48] - [.$I$2]*[.C48]" office:value-type="float" office:value="38.509798875631" calcext:value-type="float">
            <text:p>38,51</text:p>
          </table:table-cell>
          <table:table-cell table:formula="of:=IF([.B49]&lt;[.B48];&quot;x&quot;;&quot;-&quot;)" office:value-type="string" office:string-value="-" calcext:value-type="string">
            <text:p>-</text:p>
          </table:table-cell>
          <table:table-cell table:formula="of:=IF([.C49]&lt;[.C48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 + [.$G$2]*[.B49] - [.$H$2]*[.B49]*[.C49]" office:value-type="float" office:value="118.730047158703" calcext:value-type="float">
            <text:p>118,73</text:p>
          </table:table-cell>
          <table:table-cell table:formula="of:=[.C49] + [.$H$2]*[.B49]*[.C49] - [.$I$2]*[.C49]" office:value-type="float" office:value="38.8687419178352" calcext:value-type="float">
            <text:p>38,87</text:p>
          </table:table-cell>
          <table:table-cell table:formula="of:=IF([.B50]&lt;[.B49];&quot;x&quot;;&quot;-&quot;)" office:value-type="string" office:string-value="-" calcext:value-type="string">
            <text:p>-</text:p>
          </table:table-cell>
          <table:table-cell table:formula="of:=IF([.C50]&lt;[.C49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 + [.$G$2]*[.B50] - [.$H$2]*[.B50]*[.C50]" office:value-type="float" office:value="118.797204321425" calcext:value-type="float">
            <text:p>118,80</text:p>
          </table:table-cell>
          <table:table-cell table:formula="of:=[.C50] + [.$H$2]*[.B50]*[.C50] - [.$I$2]*[.C50]" office:value-type="float" office:value="39.2327486023954" calcext:value-type="float">
            <text:p>39,23</text:p>
          </table:table-cell>
          <table:table-cell table:formula="of:=IF([.B51]&lt;[.B50];&quot;x&quot;;&quot;-&quot;)" office:value-type="string" office:string-value="-" calcext:value-type="string">
            <text:p>-</text:p>
          </table:table-cell>
          <table:table-cell table:formula="of:=IF([.C51]&lt;[.C50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 + [.$G$2]*[.B51] - [.$H$2]*[.B51]*[.C51]" office:value-type="float" office:value="118.842777981949" calcext:value-type="float">
            <text:p>118,84</text:p>
          </table:table-cell>
          <table:table-cell table:formula="of:=[.C51] + [.$H$2]*[.B51]*[.C51] - [.$I$2]*[.C51]" office:value-type="float" office:value="39.6014815981806" calcext:value-type="float">
            <text:p>39,60</text:p>
          </table:table-cell>
          <table:table-cell table:formula="of:=IF([.B52]&lt;[.B51];&quot;x&quot;;&quot;-&quot;)" office:value-type="string" office:string-value="-" calcext:value-type="string">
            <text:p>-</text:p>
          </table:table-cell>
          <table:table-cell table:formula="of:=IF([.C52]&lt;[.C51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 + [.$G$2]*[.B52] - [.$H$2]*[.B52]*[.C52]" office:value-type="float" office:value="118.866458498923" calcext:value-type="float">
            <text:p>118,87</text:p>
          </table:table-cell>
          <table:table-cell table:formula="of:=[.C52] + [.$H$2]*[.B52]*[.C52] - [.$I$2]*[.C52]" office:value-type="float" office:value="39.974582560936" calcext:value-type="float">
            <text:p>39,97</text:p>
          </table:table-cell>
          <table:table-cell table:formula="of:=IF([.B53]&lt;[.B52];&quot;x&quot;;&quot;-&quot;)" office:value-type="string" office:string-value="-" calcext:value-type="string">
            <text:p>-</text:p>
          </table:table-cell>
          <table:table-cell table:formula="of:=IF([.C53]&lt;[.C52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 + [.$G$2]*[.B53] - [.$H$2]*[.B53]*[.C53]" office:value-type="float" office:value="118.867969139406" calcext:value-type="float">
            <text:p>118,87</text:p>
          </table:table-cell>
          <table:table-cell table:formula="of:=[.C53] + [.$H$2]*[.B53]*[.C53] - [.$I$2]*[.C53]" office:value-type="float" office:value="40.3516719623848" calcext:value-type="float">
            <text:p>40,35</text:p>
          </table:table-cell>
          <table:table-cell table:formula="of:=IF([.B54]&lt;[.B53];&quot;x&quot;;&quot;-&quot;)" office:value-type="string" office:string-value="-" calcext:value-type="string">
            <text:p>-</text:p>
          </table:table-cell>
          <table:table-cell table:formula="of:=IF([.C54]&lt;[.C53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 + [.$G$2]*[.B54] - [.$H$2]*[.B54]*[.C54]" office:value-type="float" office:value="118.84706787342" calcext:value-type="float">
            <text:p>118,85</text:p>
          </table:table-cell>
          <table:table-cell table:formula="of:=[.C54] + [.$H$2]*[.B54]*[.C54] - [.$I$2]*[.C54]" office:value-type="float" office:value="40.7323490130397" calcext:value-type="float">
            <text:p>40,73</text:p>
          </table:table-cell>
          <table:table-cell table:formula="of:=IF([.B55]&lt;[.B54];&quot;x&quot;;&quot;-&quot;)" office:value-type="string" office:string-value="x" calcext:value-type="string">
            <text:p>x</text:p>
          </table:table-cell>
          <table:table-cell table:formula="of:=IF([.C55]&lt;[.C54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 + [.$G$2]*[.B55] - [.$H$2]*[.B55]*[.C55]" office:value-type="float" office:value="118.80354910699" calcext:value-type="float">
            <text:p>118,80</text:p>
          </table:table-cell>
          <table:table-cell table:formula="of:=[.C55] + [.$H$2]*[.B55]*[.C55] - [.$I$2]*[.C55]" office:value-type="float" office:value="41.116191686286" calcext:value-type="float">
            <text:p>41,12</text:p>
          </table:table-cell>
          <table:table-cell table:formula="of:=IF([.B56]&lt;[.B55];&quot;x&quot;;&quot;-&quot;)" office:value-type="string" office:string-value="x" calcext:value-type="string">
            <text:p>x</text:p>
          </table:table-cell>
          <table:table-cell table:formula="of:=IF([.C56]&lt;[.C55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 + [.$G$2]*[.B56] - [.$H$2]*[.B56]*[.C56]" office:value-type="float" office:value="118.737245340083" calcext:value-type="float">
            <text:p>118,74</text:p>
          </table:table-cell>
          <table:table-cell table:formula="of:=[.C56] + [.$H$2]*[.B56]*[.C56] - [.$I$2]*[.C56]" office:value-type="float" office:value="41.5027568510187" calcext:value-type="float">
            <text:p>41,50</text:p>
          </table:table-cell>
          <table:table-cell table:formula="of:=IF([.B57]&lt;[.B56];&quot;x&quot;;&quot;-&quot;)" office:value-type="string" office:string-value="x" calcext:value-type="string">
            <text:p>x</text:p>
          </table:table-cell>
          <table:table-cell table:formula="of:=IF([.C57]&lt;[.C56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 + [.$G$2]*[.B57] - [.$H$2]*[.B57]*[.C57]" office:value-type="float" office:value="118.64802873563" calcext:value-type="float">
            <text:p>118,65</text:p>
          </table:table-cell>
          <table:table-cell table:formula="of:=[.C57] + [.$H$2]*[.B57]*[.C57] - [.$I$2]*[.C57]" office:value-type="float" office:value="41.8915805197224" calcext:value-type="float">
            <text:p>41,89</text:p>
          </table:table-cell>
          <table:table-cell table:formula="of:=IF([.B58]&lt;[.B57];&quot;x&quot;;&quot;-&quot;)" office:value-type="string" office:string-value="x" calcext:value-type="string">
            <text:p>x</text:p>
          </table:table-cell>
          <table:table-cell table:formula="of:=IF([.C58]&lt;[.C57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 + [.$G$2]*[.B58] - [.$H$2]*[.B58]*[.C58]" office:value-type="float" office:value="118.5358125857" calcext:value-type="float">
            <text:p>118,54</text:p>
          </table:table-cell>
          <table:table-cell table:formula="of:=[.C58] + [.$H$2]*[.B58]*[.C58] - [.$I$2]*[.C58]" office:value-type="float" office:value="42.2821782183788" calcext:value-type="float">
            <text:p>42,28</text:p>
          </table:table-cell>
          <table:table-cell table:formula="of:=IF([.B59]&lt;[.B58];&quot;x&quot;;&quot;-&quot;)" office:value-type="string" office:string-value="x" calcext:value-type="string">
            <text:p>x</text:p>
          </table:table-cell>
          <table:table-cell table:formula="of:=IF([.C59]&lt;[.C58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 + [.$G$2]*[.B59] - [.$H$2]*[.B59]*[.C59]" office:value-type="float" office:value="118.400552660909" calcext:value-type="float">
            <text:p>118,40</text:p>
          </table:table-cell>
          <table:table-cell table:formula="of:=[.C59] + [.$H$2]*[.B59]*[.C59] - [.$I$2]*[.C59]" office:value-type="float" office:value="42.6740454839643" calcext:value-type="float">
            <text:p>42,67</text:p>
          </table:table-cell>
          <table:table-cell table:formula="of:=IF([.B60]&lt;[.B59];&quot;x&quot;;&quot;-&quot;)" office:value-type="string" office:string-value="x" calcext:value-type="string">
            <text:p>x</text:p>
          </table:table-cell>
          <table:table-cell table:formula="of:=IF([.C60]&lt;[.C59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 + [.$G$2]*[.B60] - [.$H$2]*[.B60]*[.C60]" office:value-type="float" office:value="118.242248429339" calcext:value-type="float">
            <text:p>118,24</text:p>
          </table:table-cell>
          <table:table-cell table:formula="of:=[.C60] + [.$H$2]*[.B60]*[.C60] - [.$I$2]*[.C60]" office:value-type="float" office:value="43.0666584945551" calcext:value-type="float">
            <text:p>43,07</text:p>
          </table:table-cell>
          <table:table-cell table:formula="of:=IF([.B61]&lt;[.B60];&quot;x&quot;;&quot;-&quot;)" office:value-type="string" office:string-value="x" calcext:value-type="string">
            <text:p>x</text:p>
          </table:table-cell>
          <table:table-cell table:formula="of:=IF([.C61]&lt;[.C60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 + [.$G$2]*[.B61] - [.$H$2]*[.B61]*[.C61]" office:value-type="float" office:value="118.060944131558" calcext:value-type="float">
            <text:p>118,06</text:p>
          </table:table-cell>
          <table:table-cell table:formula="of:=[.C61] + [.$H$2]*[.B61]*[.C61] - [.$I$2]*[.C61]" office:value-type="float" office:value="43.4594748361947" calcext:value-type="float">
            <text:p>43,46</text:p>
          </table:table-cell>
          <table:table-cell table:formula="of:=IF([.B62]&lt;[.B61];&quot;x&quot;;&quot;-&quot;)" office:value-type="string" office:string-value="x" calcext:value-type="string">
            <text:p>x</text:p>
          </table:table-cell>
          <table:table-cell table:formula="of:=IF([.C62]&lt;[.C61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 + [.$G$2]*[.B62] - [.$H$2]*[.B62]*[.C62]" office:value-type="float" office:value="117.856729698878" calcext:value-type="float">
            <text:p>117,86</text:p>
          </table:table-cell>
          <table:table-cell table:formula="of:=[.C62] + [.$H$2]*[.B62]*[.C62] - [.$I$2]*[.C62]" office:value-type="float" office:value="43.8519344096964" calcext:value-type="float">
            <text:p>43,85</text:p>
          </table:table-cell>
          <table:table-cell table:formula="of:=IF([.B63]&lt;[.B62];&quot;x&quot;;&quot;-&quot;)" office:value-type="string" office:string-value="x" calcext:value-type="string">
            <text:p>x</text:p>
          </table:table-cell>
          <table:table-cell table:formula="of:=IF([.C63]&lt;[.C62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 + [.$G$2]*[.B63] - [.$H$2]*[.B63]*[.C63]" office:value-type="float" office:value="117.629741502607" calcext:value-type="float">
            <text:p>117,63</text:p>
          </table:table-cell>
          <table:table-cell table:formula="of:=[.C63] + [.$H$2]*[.B63]*[.C63] - [.$I$2]*[.C63]" office:value-type="float" office:value="44.2434604794598" calcext:value-type="float">
            <text:p>44,24</text:p>
          </table:table-cell>
          <table:table-cell table:formula="of:=IF([.B64]&lt;[.B63];&quot;x&quot;;&quot;-&quot;)" office:value-type="string" office:string-value="x" calcext:value-type="string">
            <text:p>x</text:p>
          </table:table-cell>
          <table:table-cell table:formula="of:=IF([.C64]&lt;[.C63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 + [.$G$2]*[.B64] - [.$H$2]*[.B64]*[.C64]" office:value-type="float" office:value="117.380162922969" calcext:value-type="float">
            <text:p>117,38</text:p>
          </table:table-cell>
          <table:table-cell table:formula="of:=[.C64] + [.$H$2]*[.B64]*[.C64] - [.$I$2]*[.C64]" office:value-type="float" office:value="44.6334608651767" calcext:value-type="float">
            <text:p>44,63</text:p>
          </table:table-cell>
          <table:table-cell table:formula="of:=IF([.B65]&lt;[.B64];&quot;x&quot;;&quot;-&quot;)" office:value-type="string" office:string-value="x" calcext:value-type="string">
            <text:p>x</text:p>
          </table:table-cell>
          <table:table-cell table:formula="of:=IF([.C65]&lt;[.C64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 + [.$G$2]*[.B65] - [.$H$2]*[.B65]*[.C65]" office:value-type="float" office:value="117.108224727344" calcext:value-type="float">
            <text:p>117,11</text:p>
          </table:table-cell>
          <table:table-cell table:formula="of:=[.C65] + [.$H$2]*[.B65]*[.C65] - [.$I$2]*[.C65]" office:value-type="float" office:value="45.021329276003" calcext:value-type="float">
            <text:p>45,02</text:p>
          </table:table-cell>
          <table:table-cell table:formula="of:=IF([.B66]&lt;[.B65];&quot;x&quot;;&quot;-&quot;)" office:value-type="string" office:string-value="x" calcext:value-type="string">
            <text:p>x</text:p>
          </table:table-cell>
          <table:table-cell table:formula="of:=IF([.C66]&lt;[.C65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 + [.$G$2]*[.B66] - [.$H$2]*[.B66]*[.C66]" office:value-type="float" office:value="116.814205248701" calcext:value-type="float">
            <text:p>116,81</text:p>
          </table:table-cell>
          <table:table-cell table:formula="of:=[.C66] + [.$H$2]*[.B66]*[.C66] - [.$I$2]*[.C66]" office:value-type="float" office:value="45.4064467853918" calcext:value-type="float">
            <text:p>45,41</text:p>
          </table:table-cell>
          <table:table-cell table:formula="of:=IF([.B67]&lt;[.B66];&quot;x&quot;;&quot;-&quot;)" office:value-type="string" office:string-value="x" calcext:value-type="string">
            <text:p>x</text:p>
          </table:table-cell>
          <table:table-cell table:formula="of:=IF([.C67]&lt;[.C66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 + [.$G$2]*[.B67] - [.$H$2]*[.B67]*[.C67]" office:value-type="float" office:value="116.498430356474" calcext:value-type="float">
            <text:p>116,50</text:p>
          </table:table-cell>
          <table:table-cell table:formula="of:=[.C67] + [.$H$2]*[.B67]*[.C67] - [.$I$2]*[.C67]" office:value-type="float" office:value="45.7881834433238" calcext:value-type="float">
            <text:p>45,79</text:p>
          </table:table-cell>
          <table:table-cell table:formula="of:=IF([.B68]&lt;[.B67];&quot;x&quot;;&quot;-&quot;)" office:value-type="string" office:string-value="x" calcext:value-type="string">
            <text:p>x</text:p>
          </table:table-cell>
          <table:table-cell table:formula="of:=IF([.C68]&lt;[.C67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 + [.$G$2]*[.B68] - [.$H$2]*[.B68]*[.C68]" office:value-type="float" office:value="116.161273213593" calcext:value-type="float">
            <text:p>116,16</text:p>
          </table:table-cell>
          <table:table-cell table:formula="of:=[.C68] + [.$H$2]*[.B68]*[.C68] - [.$I$2]*[.C68]" office:value-type="float" office:value="46.1659000211683" calcext:value-type="float">
            <text:p>46,17</text:p>
          </table:table-cell>
          <table:table-cell table:formula="of:=IF([.B69]&lt;[.B68];&quot;x&quot;;&quot;-&quot;)" office:value-type="string" office:string-value="x" calcext:value-type="string">
            <text:p>x</text:p>
          </table:table-cell>
          <table:table-cell table:formula="of:=IF([.C69]&lt;[.C68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 + [.$G$2]*[.B69] - [.$H$2]*[.B69]*[.C69]" office:value-type="float" office:value="115.803153815109" calcext:value-type="float">
            <text:p>115,80</text:p>
          </table:table-cell>
          <table:table-cell table:formula="of:=[.C69] + [.$H$2]*[.B69]*[.C69] - [.$I$2]*[.C69]" office:value-type="float" office:value="46.5389498828651" calcext:value-type="float">
            <text:p>46,54</text:p>
          </table:table-cell>
          <table:table-cell table:formula="of:=IF([.B70]&lt;[.B69];&quot;x&quot;;&quot;-&quot;)" office:value-type="string" office:string-value="x" calcext:value-type="string">
            <text:p>x</text:p>
          </table:table-cell>
          <table:table-cell table:formula="of:=IF([.C70]&lt;[.C69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 + [.$G$2]*[.B70] - [.$H$2]*[.B70]*[.C70]" office:value-type="float" office:value="115.424538305572" calcext:value-type="float">
            <text:p>115,42</text:p>
          </table:table-cell>
          <table:table-cell table:formula="of:=[.C70] + [.$H$2]*[.B70]*[.C70] - [.$I$2]*[.C70]" office:value-type="float" office:value="46.9066809745614" calcext:value-type="float">
            <text:p>46,91</text:p>
          </table:table-cell>
          <table:table-cell table:formula="of:=IF([.B71]&lt;[.B70];&quot;x&quot;;&quot;-&quot;)" office:value-type="string" office:string-value="x" calcext:value-type="string">
            <text:p>x</text:p>
          </table:table-cell>
          <table:table-cell table:formula="of:=IF([.C71]&lt;[.C70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 + [.$G$2]*[.B71] - [.$H$2]*[.B71]*[.C71]" office:value-type="float" office:value="115.025938074216" calcext:value-type="float">
            <text:p>115,03</text:p>
          </table:table-cell>
          <table:table-cell table:formula="of:=[.C71] + [.$H$2]*[.B71]*[.C71] - [.$I$2]*[.C71]" office:value-type="float" office:value="47.268437923301" calcext:value-type="float">
            <text:p>47,27</text:p>
          </table:table-cell>
          <table:table-cell table:formula="of:=IF([.B72]&lt;[.B71];&quot;x&quot;;&quot;-&quot;)" office:value-type="string" office:string-value="x" calcext:value-type="string">
            <text:p>x</text:p>
          </table:table-cell>
          <table:table-cell table:formula="of:=IF([.C72]&lt;[.C71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 + [.$G$2]*[.B72] - [.$H$2]*[.B72]*[.C72]" office:value-type="float" office:value="114.607908628985" calcext:value-type="float">
            <text:p>114,61</text:p>
          </table:table-cell>
          <table:table-cell table:formula="of:=[.C72] + [.$H$2]*[.B72]*[.C72] - [.$I$2]*[.C72]" office:value-type="float" office:value="47.6235642338513" calcext:value-type="float">
            <text:p>47,62</text:p>
          </table:table-cell>
          <table:table-cell table:formula="of:=IF([.B73]&lt;[.B72];&quot;x&quot;;&quot;-&quot;)" office:value-type="string" office:string-value="x" calcext:value-type="string">
            <text:p>x</text:p>
          </table:table-cell>
          <table:table-cell table:formula="of:=IF([.C73]&lt;[.C72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 + [.$G$2]*[.B73] - [.$H$2]*[.B73]*[.C73]" office:value-type="float" office:value="114.171048252415" calcext:value-type="float">
            <text:p>114,17</text:p>
          </table:table-cell>
          <table:table-cell table:formula="of:=[.C73] + [.$H$2]*[.B73]*[.C73] - [.$I$2]*[.C73]" office:value-type="float" office:value="47.9714045713086" calcext:value-type="float">
            <text:p>47,97</text:p>
          </table:table-cell>
          <table:table-cell table:formula="of:=IF([.B74]&lt;[.B73];&quot;x&quot;;&quot;-&quot;)" office:value-type="string" office:string-value="x" calcext:value-type="string">
            <text:p>x</text:p>
          </table:table-cell>
          <table:table-cell table:formula="of:=IF([.C74]&lt;[.C73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 + [.$G$2]*[.B74] - [.$H$2]*[.B74]*[.C74]" office:value-type="float" office:value="113.715996444439" calcext:value-type="float">
            <text:p>113,72</text:p>
          </table:table-cell>
          <table:table-cell table:formula="of:=[.C74] + [.$H$2]*[.B74]*[.C74] - [.$I$2]*[.C74]" office:value-type="float" office:value="48.3113071157667" calcext:value-type="float">
            <text:p>48,31</text:p>
          </table:table-cell>
          <table:table-cell table:formula="of:=IF([.B75]&lt;[.B74];&quot;x&quot;;&quot;-&quot;)" office:value-type="string" office:string-value="x" calcext:value-type="string">
            <text:p>x</text:p>
          </table:table-cell>
          <table:table-cell table:formula="of:=IF([.C75]&lt;[.C74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 + [.$G$2]*[.B75] - [.$H$2]*[.B75]*[.C75]" office:value-type="float" office:value="113.243432159227" calcext:value-type="float">
            <text:p>113,24</text:p>
          </table:table-cell>
          <table:table-cell table:formula="of:=[.C75] + [.$H$2]*[.B75]*[.C75] - [.$I$2]*[.C75]" office:value-type="float" office:value="48.6426259740797" calcext:value-type="float">
            <text:p>48,64</text:p>
          </table:table-cell>
          <table:table-cell table:formula="of:=IF([.B76]&lt;[.B75];&quot;x&quot;;&quot;-&quot;)" office:value-type="string" office:string-value="x" calcext:value-type="string">
            <text:p>x</text:p>
          </table:table-cell>
          <table:table-cell table:formula="of:=IF([.C76]&lt;[.C75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 + [.$G$2]*[.B76] - [.$H$2]*[.B76]*[.C76]" office:value-type="float" office:value="112.75407184514" calcext:value-type="float">
            <text:p>112,75</text:p>
          </table:table-cell>
          <table:table-cell table:formula="of:=[.C76] + [.$H$2]*[.B76]*[.C76] - [.$I$2]*[.C76]" office:value-type="float" office:value="48.9647236326469" calcext:value-type="float">
            <text:p>48,96</text:p>
          </table:table-cell>
          <table:table-cell table:formula="of:=IF([.B77]&lt;[.B76];&quot;x&quot;;&quot;-&quot;)" office:value-type="string" office:string-value="x" calcext:value-type="string">
            <text:p>x</text:p>
          </table:table-cell>
          <table:table-cell table:formula="of:=IF([.C77]&lt;[.C76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 + [.$G$2]*[.B77] - [.$H$2]*[.B77]*[.C77]" office:value-type="float" office:value="112.248667298866" calcext:value-type="float">
            <text:p>112,25</text:p>
          </table:table-cell>
          <table:table-cell table:formula="of:=[.C77] + [.$H$2]*[.B77]*[.C77] - [.$I$2]*[.C77]" office:value-type="float" office:value="49.276973434191" calcext:value-type="float">
            <text:p>49,28</text:p>
          </table:table-cell>
          <table:table-cell table:formula="of:=IF([.B78]&lt;[.B77];&quot;x&quot;;&quot;-&quot;)" office:value-type="string" office:string-value="x" calcext:value-type="string">
            <text:p>x</text:p>
          </table:table-cell>
          <table:table-cell table:formula="of:=IF([.C78]&lt;[.C77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 + [.$G$2]*[.B78] - [.$H$2]*[.B78]*[.C78]" office:value-type="float" office:value="111.728003346589" calcext:value-type="float">
            <text:p>111,73</text:p>
          </table:table-cell>
          <table:table-cell table:formula="of:=[.C78] + [.$H$2]*[.B78]*[.C78] - [.$I$2]*[.C78]" office:value-type="float" office:value="49.5787620607362" calcext:value-type="float">
            <text:p>49,58</text:p>
          </table:table-cell>
          <table:table-cell table:formula="of:=IF([.B79]&lt;[.B78];&quot;x&quot;;&quot;-&quot;)" office:value-type="string" office:string-value="x" calcext:value-type="string">
            <text:p>x</text:p>
          </table:table-cell>
          <table:table-cell table:formula="of:=IF([.C79]&lt;[.C78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 + [.$G$2]*[.B79] - [.$H$2]*[.B79]*[.C79]" office:value-type="float" office:value="111.1928953668" calcext:value-type="float">
            <text:p>111,19</text:p>
          </table:table-cell>
          <table:table-cell table:formula="of:=[.C79] + [.$H$2]*[.B79]*[.C79] - [.$I$2]*[.C79]" office:value-type="float" office:value="49.8694920044203" calcext:value-type="float">
            <text:p>49,87</text:p>
          </table:table-cell>
          <table:table-cell table:formula="of:=IF([.B80]&lt;[.B79];&quot;x&quot;;&quot;-&quot;)" office:value-type="string" office:string-value="x" calcext:value-type="string">
            <text:p>x</text:p>
          </table:table-cell>
          <table:table-cell table:formula="of:=IF([.C80]&lt;[.C79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 + [.$G$2]*[.B80] - [.$H$2]*[.B80]*[.C80]" office:value-type="float" office:value="110.644186670914" calcext:value-type="float">
            <text:p>110,64</text:p>
          </table:table-cell>
          <table:table-cell table:formula="of:=[.C80] + [.$H$2]*[.B80]*[.C80] - [.$I$2]*[.C80]" office:value-type="float" office:value="50.1485840074207" calcext:value-type="float">
            <text:p>50,15</text:p>
          </table:table-cell>
          <table:table-cell table:formula="of:=IF([.B81]&lt;[.B80];&quot;x&quot;;&quot;-&quot;)" office:value-type="string" office:string-value="x" calcext:value-type="string">
            <text:p>x</text:p>
          </table:table-cell>
          <table:table-cell table:formula="of:=IF([.C81]&lt;[.C80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 + [.$G$2]*[.B81] - [.$H$2]*[.B81]*[.C81]" office:value-type="float" office:value="110.082745759233" calcext:value-type="float">
            <text:p>110,08</text:p>
          </table:table-cell>
          <table:table-cell table:formula="of:=[.C81] + [.$H$2]*[.B81]*[.C81] - [.$I$2]*[.C81]" office:value-type="float" office:value="50.4154794521492" calcext:value-type="float">
            <text:p>50,42</text:p>
          </table:table-cell>
          <table:table-cell table:formula="of:=IF([.B82]&lt;[.B81];&quot;x&quot;;&quot;-&quot;)" office:value-type="string" office:string-value="x" calcext:value-type="string">
            <text:p>x</text:p>
          </table:table-cell>
          <table:table-cell table:formula="of:=IF([.C82]&lt;[.C81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 + [.$G$2]*[.B82] - [.$H$2]*[.B82]*[.C82]" office:value-type="float" office:value="109.509463470987" calcext:value-type="float">
            <text:p>109,51</text:p>
          </table:table-cell>
          <table:table-cell table:formula="of:=[.C82] + [.$H$2]*[.B82]*[.C82] - [.$I$2]*[.C82]" office:value-type="float" office:value="50.6696426829722" calcext:value-type="float">
            <text:p>50,67</text:p>
          </table:table-cell>
          <table:table-cell table:formula="of:=IF([.B83]&lt;[.B82];&quot;x&quot;;&quot;-&quot;)" office:value-type="string" office:string-value="x" calcext:value-type="string">
            <text:p>x</text:p>
          </table:table-cell>
          <table:table-cell table:formula="of:=IF([.C83]&lt;[.C82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 + [.$G$2]*[.B83] - [.$H$2]*[.B83]*[.C83]" office:value-type="float" office:value="108.925250048168" calcext:value-type="float">
            <text:p>108,93</text:p>
          </table:table-cell>
          <table:table-cell table:formula="of:=[.C83] + [.$H$2]*[.B83]*[.C83] - [.$I$2]*[.C83]" office:value-type="float" office:value="50.910563241063" calcext:value-type="float">
            <text:p>50,91</text:p>
          </table:table-cell>
          <table:table-cell table:formula="of:=IF([.B84]&lt;[.B83];&quot;x&quot;;&quot;-&quot;)" office:value-type="string" office:string-value="x" calcext:value-type="string">
            <text:p>x</text:p>
          </table:table-cell>
          <table:table-cell table:formula="of:=IF([.C84]&lt;[.C83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 + [.$G$2]*[.B84] - [.$H$2]*[.B84]*[.C84]" office:value-type="float" office:value="108.331032133568" calcext:value-type="float">
            <text:p>108,33</text:p>
          </table:table-cell>
          <table:table-cell table:formula="of:=[.C84] + [.$H$2]*[.B84]*[.C84] - [.$I$2]*[.C84]" office:value-type="float" office:value="51.1377579945728" calcext:value-type="float">
            <text:p>51,14</text:p>
          </table:table-cell>
          <table:table-cell table:formula="of:=IF([.B85]&lt;[.B84];&quot;x&quot;;&quot;-&quot;)" office:value-type="string" office:string-value="x" calcext:value-type="string">
            <text:p>x</text:p>
          </table:table-cell>
          <table:table-cell table:formula="of:=IF([.C85]&lt;[.C84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 + [.$G$2]*[.B85] - [.$H$2]*[.B85]*[.C85]" office:value-type="float" office:value="107.727749723965" calcext:value-type="float">
            <text:p>107,73</text:p>
          </table:table-cell>
          <table:table-cell table:formula="of:=[.C85] + [.$H$2]*[.B85]*[.C85] - [.$I$2]*[.C85]" office:value-type="float" office:value="51.3507731471185" calcext:value-type="float">
            <text:p>51,35</text:p>
          </table:table-cell>
          <table:table-cell table:formula="of:=IF([.B86]&lt;[.B85];&quot;x&quot;;&quot;-&quot;)" office:value-type="string" office:string-value="x" calcext:value-type="string">
            <text:p>x</text:p>
          </table:table-cell>
          <table:table-cell table:formula="of:=IF([.C86]&lt;[.C85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 + [.$G$2]*[.B86] - [.$H$2]*[.B86]*[.C86]" office:value-type="float" office:value="107.116353099582" calcext:value-type="float">
            <text:p>107,12</text:p>
          </table:table-cell>
          <table:table-cell table:formula="of:=[.C86] + [.$H$2]*[.B86]*[.C86] - [.$I$2]*[.C86]" office:value-type="float" office:value="51.549186108625" calcext:value-type="float">
            <text:p>51,55</text:p>
          </table:table-cell>
          <table:table-cell table:formula="of:=IF([.B87]&lt;[.B86];&quot;x&quot;;&quot;-&quot;)" office:value-type="string" office:string-value="x" calcext:value-type="string">
            <text:p>x</text:p>
          </table:table-cell>
          <table:table-cell table:formula="of:=IF([.C87]&lt;[.C86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 + [.$G$2]*[.B87] - [.$H$2]*[.B87]*[.C87]" office:value-type="float" office:value="106.49779975097" calcext:value-type="float">
            <text:p>106,50</text:p>
          </table:table-cell>
          <table:table-cell table:formula="of:=[.C87] + [.$H$2]*[.B87]*[.C87] - [.$I$2]*[.C87]" office:value-type="float" office:value="51.7326072137976" calcext:value-type="float">
            <text:p>51,73</text:p>
          </table:table-cell>
          <table:table-cell table:formula="of:=IF([.B88]&lt;[.B87];&quot;x&quot;;&quot;-&quot;)" office:value-type="string" office:string-value="x" calcext:value-type="string">
            <text:p>x</text:p>
          </table:table-cell>
          <table:table-cell table:formula="of:=IF([.C88]&lt;[.C87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 + [.$G$2]*[.B88] - [.$H$2]*[.B88]*[.C88]" office:value-type="float" office:value="105.873051324164" calcext:value-type="float">
            <text:p>105,87</text:p>
          </table:table-cell>
          <table:table-cell table:formula="of:=[.C88] + [.$H$2]*[.B88]*[.C88] - [.$I$2]*[.C88]" office:value-type="float" office:value="51.900681274933" calcext:value-type="float">
            <text:p>51,90</text:p>
          </table:table-cell>
          <table:table-cell table:formula="of:=IF([.B89]&lt;[.B88];&quot;x&quot;;&quot;-&quot;)" office:value-type="string" office:string-value="x" calcext:value-type="string">
            <text:p>x</text:p>
          </table:table-cell>
          <table:table-cell table:formula="of:=IF([.C89]&lt;[.C88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 + [.$G$2]*[.B89] - [.$H$2]*[.B89]*[.C89]" office:value-type="float" office:value="105.243070604457" calcext:value-type="float">
            <text:p>105,24</text:p>
          </table:table-cell>
          <table:table-cell table:formula="of:=[.C89] + [.$H$2]*[.B89]*[.C89] - [.$I$2]*[.C89]" office:value-type="float" office:value="52.0530889573764" calcext:value-type="float">
            <text:p>52,05</text:p>
          </table:table-cell>
          <table:table-cell table:formula="of:=IF([.B90]&lt;[.B89];&quot;x&quot;;&quot;-&quot;)" office:value-type="string" office:string-value="x" calcext:value-type="string">
            <text:p>x</text:p>
          </table:table-cell>
          <table:table-cell table:formula="of:=IF([.C90]&lt;[.C89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 + [.$G$2]*[.B90] - [.$H$2]*[.B90]*[.C90]" office:value-type="float" office:value="104.608818558386" calcext:value-type="float">
            <text:p>104,61</text:p>
          </table:table-cell>
          <table:table-cell table:formula="of:=[.C90] + [.$H$2]*[.B90]*[.C90] - [.$I$2]*[.C90]" office:value-type="float" office:value="52.1895479676682" calcext:value-type="float">
            <text:p>52,19</text:p>
          </table:table-cell>
          <table:table-cell table:formula="of:=IF([.B91]&lt;[.B90];&quot;x&quot;;&quot;-&quot;)" office:value-type="string" office:string-value="x" calcext:value-type="string">
            <text:p>x</text:p>
          </table:table-cell>
          <table:table-cell table:formula="of:=IF([.C91]&lt;[.C90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1] + [.$G$2]*[.B91] - [.$H$2]*[.B91]*[.C91]" office:value-type="float" office:value="103.971251452557" calcext:value-type="float">
            <text:p>103,97</text:p>
          </table:table-cell>
          <table:table-cell table:formula="of:=[.C91] + [.$H$2]*[.B91]*[.C91] - [.$I$2]*[.C91]" office:value-type="float" office:value="52.3098140462817" calcext:value-type="float">
            <text:p>52,31</text:p>
          </table:table-cell>
          <table:table-cell table:formula="of:=IF([.B92]&lt;[.B91];&quot;x&quot;;&quot;-&quot;)" office:value-type="string" office:string-value="x" calcext:value-type="string">
            <text:p>x</text:p>
          </table:table-cell>
          <table:table-cell table:formula="of:=IF([.C92]&lt;[.C91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 + [.$G$2]*[.B92] - [.$H$2]*[.B92]*[.C92]" office:value-type="float" office:value="103.331318066786" calcext:value-type="float">
            <text:p>103,33</text:p>
          </table:table-cell>
          <table:table-cell table:formula="of:=[.C92] + [.$H$2]*[.B92]*[.C92] - [.$I$2]*[.C92]" office:value-type="float" office:value="52.4136817587889" calcext:value-type="float">
            <text:p>52,41</text:p>
          </table:table-cell>
          <table:table-cell table:formula="of:=IF([.B93]&lt;[.B92];&quot;x&quot;;&quot;-&quot;)" office:value-type="string" office:string-value="x" calcext:value-type="string">
            <text:p>x</text:p>
          </table:table-cell>
          <table:table-cell table:formula="of:=IF([.C93]&lt;[.C92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 + [.$G$2]*[.B93] - [.$H$2]*[.B93]*[.C93]" office:value-type="float" office:value="102.689957017688" calcext:value-type="float">
            <text:p>102,69</text:p>
          </table:table-cell>
          <table:table-cell table:formula="of:=[.C93] + [.$H$2]*[.B93]*[.C93] - [.$I$2]*[.C93]" office:value-type="float" office:value="52.5009850812838" calcext:value-type="float">
            <text:p>52,50</text:p>
          </table:table-cell>
          <table:table-cell table:formula="of:=IF([.B94]&lt;[.B93];&quot;x&quot;;&quot;-&quot;)" office:value-type="string" office:string-value="x" calcext:value-type="string">
            <text:p>x</text:p>
          </table:table-cell>
          <table:table-cell table:formula="of:=IF([.C94]&lt;[.C93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 + [.$G$2]*[.B94] - [.$H$2]*[.B94]*[.C94]" office:value-type="float" office:value="102.04809420735" calcext:value-type="float">
            <text:p>102,05</text:p>
          </table:table-cell>
          <table:table-cell table:formula="of:=[.C94] + [.$H$2]*[.B94]*[.C94] - [.$I$2]*[.C94]" office:value-type="float" office:value="52.5715977779113" calcext:value-type="float">
            <text:p>52,57</text:p>
          </table:table-cell>
          <table:table-cell table:formula="of:=IF([.B95]&lt;[.B94];&quot;x&quot;;&quot;-&quot;)" office:value-type="string" office:string-value="x" calcext:value-type="string">
            <text:p>x</text:p>
          </table:table-cell>
          <table:table-cell table:formula="of:=IF([.C95]&lt;[.C94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 + [.$G$2]*[.B95] - [.$H$2]*[.B95]*[.C95]" office:value-type="float" office:value="101.406640410161" calcext:value-type="float">
            <text:p>101,41</text:p>
          </table:table-cell>
          <table:table-cell table:formula="of:=[.C95] + [.$H$2]*[.B95]*[.C95] - [.$I$2]*[.C95]" office:value-type="float" office:value="52.6254335703513" calcext:value-type="float">
            <text:p>52,63</text:p>
          </table:table-cell>
          <table:table-cell table:formula="of:=IF([.B96]&lt;[.B95];&quot;x&quot;;&quot;-&quot;)" office:value-type="string" office:string-value="x" calcext:value-type="string">
            <text:p>x</text:p>
          </table:table-cell>
          <table:table-cell table:formula="of:=IF([.C96]&lt;[.C95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 + [.$G$2]*[.B96] - [.$H$2]*[.B96]*[.C96]" office:value-type="float" office:value="100.766489009116" calcext:value-type="float">
            <text:p>100,77</text:p>
          </table:table-cell>
          <table:table-cell table:formula="of:=[.C96] + [.$H$2]*[.B96]*[.C96] - [.$I$2]*[.C96]" office:value-type="float" office:value="52.6624461010824" calcext:value-type="float">
            <text:p>52,66</text:p>
          </table:table-cell>
          <table:table-cell table:formula="of:=IF([.B97]&lt;[.B96];&quot;x&quot;;&quot;-&quot;)" office:value-type="string" office:string-value="x" calcext:value-type="string">
            <text:p>x</text:p>
          </table:table-cell>
          <table:table-cell table:formula="of:=IF([.C97]&lt;[.C96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 + [.$G$2]*[.B97] - [.$H$2]*[.B97]*[.C97]" office:value-type="float" office:value="100.128513891179" calcext:value-type="float">
            <text:p>100,13</text:p>
          </table:table-cell>
          <table:table-cell table:formula="of:=[.C97] + [.$H$2]*[.B97]*[.C97] - [.$I$2]*[.C97]" office:value-type="float" office:value="52.6826286941473" calcext:value-type="float">
            <text:p>52,68</text:p>
          </table:table-cell>
          <table:table-cell table:formula="of:=IF([.B98]&lt;[.B97];&quot;x&quot;;&quot;-&quot;)" office:value-type="string" office:string-value="x" calcext:value-type="string">
            <text:p>x</text:p>
          </table:table-cell>
          <table:table-cell table:formula="of:=IF([.C98]&lt;[.C97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 + [.$G$2]*[.B98] - [.$H$2]*[.B98]*[.C98]" office:value-type="float" office:value="99.4935675094899" calcext:value-type="float">
            <text:p>99,49</text:p>
          </table:table-cell>
          <table:table-cell table:formula="of:=[.C98] + [.$H$2]*[.B98]*[.C98] - [.$I$2]*[.C98]" office:value-type="float" office:value="52.6860139189528" calcext:value-type="float">
            <text:p>52,69</text:p>
          </table:table-cell>
          <table:table-cell table:formula="of:=IF([.B99]&lt;[.B98];&quot;x&quot;;&quot;-&quot;)" office:value-type="string" office:string-value="x" calcext:value-type="string">
            <text:p>x</text:p>
          </table:table-cell>
          <table:table-cell table:formula="of:=IF([.C99]&lt;[.C98];&quot;x&quot;;&quot;-&quot;)" office:value-type="string" office:string-value="-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9] + [.$G$2]*[.B99] - [.$H$2]*[.B99]*[.C99]" office:value-type="float" office:value="98.8624791183541" calcext:value-type="float">
            <text:p>98,86</text:p>
          </table:table-cell>
          <table:table-cell table:formula="of:=[.C99] + [.$H$2]*[.B99]*[.C99] - [.$I$2]*[.C99]" office:value-type="float" office:value="52.6726729643308" calcext:value-type="float">
            <text:p>52,67</text:p>
          </table:table-cell>
          <table:table-cell table:formula="of:=IF([.B100]&lt;[.B99];&quot;x&quot;;&quot;-&quot;)" office:value-type="string" office:string-value="x" calcext:value-type="string">
            <text:p>x</text:p>
          </table:table-cell>
          <table:table-cell table:formula="of:=IF([.C100]&lt;[.C99];&quot;x&quot;;&quot;-&quot;)" office:value-type="string" office:string-value="x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 + [.$G$2]*[.B100] - [.$H$2]*[.B100]*[.C100]" office:value-type="float" office:value="98.2360531851991" calcext:value-type="float">
            <text:p>98,24</text:p>
          </table:table-cell>
          <table:table-cell table:formula="of:=[.C100] + [.$H$2]*[.B100]*[.C100] - [.$I$2]*[.C100]" office:value-type="float" office:value="52.6427148316363" calcext:value-type="float">
            <text:p>52,64</text:p>
          </table:table-cell>
          <table:table-cell table:formula="of:=IF([.B101]&lt;[.B100];&quot;x&quot;;&quot;-&quot;)" office:value-type="string" office:string-value="x" calcext:value-type="string">
            <text:p>x</text:p>
          </table:table-cell>
          <table:table-cell table:formula="of:=IF([.C101]&lt;[.C100];&quot;x&quot;;&quot;-&quot;)" office:value-type="string" office:string-value="x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1] + [.$G$2]*[.B101] - [.$H$2]*[.B101]*[.C101]" office:value-type="float" office:value="97.6150679818962" calcext:value-type="float">
            <text:p>97,62</text:p>
          </table:table-cell>
          <table:table-cell table:formula="of:=[.C101] + [.$H$2]*[.B101]*[.C101] - [.$I$2]*[.C101]" office:value-type="float" office:value="52.5962853570614" calcext:value-type="float">
            <text:p>52,60</text:p>
          </table:table-cell>
          <table:table-cell table:formula="of:=IF([.B102]&lt;[.B101];&quot;x&quot;;&quot;-&quot;)" office:value-type="string" office:string-value="x" calcext:value-type="string">
            <text:p>x</text:p>
          </table:table-cell>
          <table:table-cell table:formula="of:=IF([.C102]&lt;[.C101];&quot;x&quot;;&quot;-&quot;)" office:value-type="string" office:string-value="x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2] + [.$G$2]*[.B102] - [.$H$2]*[.B102]*[.C102]" office:value-type="float" office:value="97.0002743561717" calcext:value-type="float">
            <text:p>97,00</text:p>
          </table:table-cell>
          <table:table-cell table:formula="of:=[.C102] + [.$H$2]*[.B102]*[.C102] - [.$I$2]*[.C102]" office:value-type="float" office:value="52.5335660745707" calcext:value-type="float">
            <text:p>52,53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3] + [.$G$2]*[.B103] - [.$H$2]*[.B103]*[.C103]" office:value-type="float" office:value="96.3923946822244" calcext:value-type="float">
            <text:p>96,39</text:p>
          </table:table-cell>
          <table:table-cell table:formula="of:=[.C103] + [.$H$2]*[.B103]*[.C103] - [.$I$2]*[.C103]" office:value-type="float" office:value="52.4547729319129" calcext:value-type="float">
            <text:p>52,45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4] + [.$G$2]*[.B104] - [.$H$2]*[.B104]*[.C104]" office:value-type="float" office:value="95.7921219881592" calcext:value-type="float">
            <text:p>95,79</text:p>
          </table:table-cell>
          <table:table-cell table:formula="of:=[.C104] + [.$H$2]*[.B104]*[.C104] - [.$I$2]*[.C104]" office:value-type="float" office:value="52.360154873027" calcext:value-type="float">
            <text:p>52,36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5] + [.$G$2]*[.B105] - [.$H$2]*[.B105]*[.C105]" office:value-type="float" office:value="95.2001192564644" calcext:value-type="float">
            <text:p>95,20</text:p>
          </table:table-cell>
          <table:table-cell table:formula="of:=[.C105] + [.$H$2]*[.B105]*[.C105] - [.$I$2]*[.C105]" office:value-type="float" office:value="52.2499923008336" calcext:value-type="float">
            <text:p>52,25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6] + [.$G$2]*[.B106] - [.$H$2]*[.B106]*[.C106]" office:value-type="float" office:value="94.6170188924994" calcext:value-type="float">
            <text:p>94,62</text:p>
          </table:table-cell>
          <table:table-cell table:formula="of:=[.C106] + [.$H$2]*[.B106]*[.C106] - [.$I$2]*[.C106]" office:value-type="float" office:value="52.1245954348862" calcext:value-type="float">
            <text:p>52,12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 + [.$G$2]*[.B107] - [.$H$2]*[.B107]*[.C107]" office:value-type="float" office:value="94.0434223548361" calcext:value-type="float">
            <text:p>94,04</text:p>
          </table:table-cell>
          <table:table-cell table:formula="of:=[.C107] + [.$H$2]*[.B107]*[.C107] - [.$I$2]*[.C107]" office:value-type="float" office:value="51.9843025786552" calcext:value-type="float">
            <text:p>51,98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 + [.$G$2]*[.B108] - [.$H$2]*[.B108]*[.C108]" office:value-type="float" office:value="93.4798999403198" calcext:value-type="float">
            <text:p>93,48</text:p>
          </table:table-cell>
          <table:table-cell table:formula="of:=[.C108] + [.$H$2]*[.B108]*[.C108] - [.$I$2]*[.C108]" office:value-type="float" office:value="51.8294783113354" calcext:value-type="float">
            <text:p>51,83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9] + [.$G$2]*[.B109] - [.$H$2]*[.B109]*[.C109]" office:value-type="float" office:value="92.9269907158749" calcext:value-type="float">
            <text:p>92,93</text:p>
          </table:table-cell>
          <table:table-cell table:formula="of:=[.C109] + [.$H$2]*[.B109]*[.C109] - [.$I$2]*[.C109]" office:value-type="float" office:value="51.66051161902" calcext:value-type="float">
            <text:p>51,66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0] + [.$G$2]*[.B110] - [.$H$2]*[.B110]*[.C110]" office:value-type="float" office:value="92.3852025883934" calcext:value-type="float">
            <text:p>92,39</text:p>
          </table:table-cell>
          <table:table-cell table:formula="of:=[.C110] + [.$H$2]*[.B110]*[.C110] - [.$I$2]*[.C110]" office:value-type="float" office:value="51.477813979868" calcext:value-type="float">
            <text:p>51,48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1] + [.$G$2]*[.B111] - [.$H$2]*[.B111]*[.C111]" office:value-type="float" office:value="91.8550125034924" calcext:value-type="float">
            <text:p>91,86</text:p>
          </table:table-cell>
          <table:table-cell table:formula="of:=[.C111] + [.$H$2]*[.B111]*[.C111] - [.$I$2]*[.C111]" office:value-type="float" office:value="51.2818174175435" calcext:value-type="float">
            <text:p>51,28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2] + [.$G$2]*[.B112] - [.$H$2]*[.B112]*[.C112]" office:value-type="float" office:value="91.3368667635171" calcext:value-type="float">
            <text:p>91,34</text:p>
          </table:table-cell>
          <table:table-cell table:formula="of:=[.C112] + [.$H$2]*[.B112]*[.C112] - [.$I$2]*[.C112]" office:value-type="float" office:value="51.0729725367114" calcext:value-type="float">
            <text:p>51,07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3] + [.$G$2]*[.B113] - [.$H$2]*[.B113]*[.C113]" office:value-type="float" office:value="90.8311814548862" calcext:value-type="float">
            <text:p>90,83</text:p>
          </table:table-cell>
          <table:table-cell table:formula="of:=[.C113] + [.$H$2]*[.B113]*[.C113] - [.$I$2]*[.C113]" office:value-type="float" office:value="50.851746553777" calcext:value-type="float">
            <text:p>50,85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4] + [.$G$2]*[.B114] - [.$H$2]*[.B114]*[.C114]" office:value-type="float" office:value="90.338342974722" calcext:value-type="float">
            <text:p>90,34</text:p>
          </table:table-cell>
          <table:table-cell table:formula="of:=[.C114] + [.$H$2]*[.B114]*[.C114] - [.$I$2]*[.C114]" office:value-type="float" office:value="50.6186213353502" calcext:value-type="float">
            <text:p>50,62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5] + [.$G$2]*[.B115] - [.$H$2]*[.B115]*[.C115]" office:value-type="float" office:value="89.8587086466662" calcext:value-type="float">
            <text:p>89,86</text:p>
          </table:table-cell>
          <table:table-cell table:formula="of:=[.C115] + [.$H$2]*[.B115]*[.C115] - [.$I$2]*[.C115]" office:value-type="float" office:value="50.3740914561329" calcext:value-type="float">
            <text:p>50,37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6] + [.$G$2]*[.B116] - [.$H$2]*[.B116]*[.C116]" office:value-type="float" office:value="89.3926074158509" calcext:value-type="float">
            <text:p>89,39</text:p>
          </table:table-cell>
          <table:table-cell table:formula="of:=[.C116] + [.$H$2]*[.B116]*[.C116] - [.$I$2]*[.C116]" office:value-type="float" office:value="50.1186622870748" calcext:value-type="float">
            <text:p>50,12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7] + [.$G$2]*[.B117] - [.$H$2]*[.B117]*[.C117]" office:value-type="float" office:value="88.9403406131499" calcext:value-type="float">
            <text:p>88,94</text:p>
          </table:table-cell>
          <table:table-cell table:formula="of:=[.C117] + [.$H$2]*[.B117]*[.C117] - [.$I$2]*[.C117]" office:value-type="float" office:value="49.8528481237391" calcext:value-type="float">
            <text:p>49,85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8] + [.$G$2]*[.B118] - [.$H$2]*[.B118]*[.C118]" office:value-type="float" office:value="88.5021827790824" calcext:value-type="float">
            <text:p>88,50</text:p>
          </table:table-cell>
          <table:table-cell table:formula="of:=[.C118] + [.$H$2]*[.B118]*[.C118] - [.$I$2]*[.C118]" office:value-type="float" office:value="49.5771703638827" calcext:value-type="float">
            <text:p>49,58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9] + [.$G$2]*[.B119] - [.$H$2]*[.B119]*[.C119]" office:value-type="float" office:value="88.078382538057" calcext:value-type="float">
            <text:p>88,08</text:p>
          </table:table-cell>
          <table:table-cell table:formula="of:=[.C119] + [.$H$2]*[.B119]*[.C119] - [.$I$2]*[.C119]" office:value-type="float" office:value="49.2921557422956" calcext:value-type="float">
            <text:p>49,29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0] + [.$G$2]*[.B120] - [.$H$2]*[.B120]*[.C120]" office:value-type="float" office:value="87.6691635140205" calcext:value-type="float">
            <text:p>87,67</text:p>
          </table:table-cell>
          <table:table-cell table:formula="of:=[.C120] + [.$H$2]*[.B120]*[.C120] - [.$I$2]*[.C120]" office:value-type="float" office:value="48.9983346299785" calcext:value-type="float">
            <text:p>49,00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1] + [.$G$2]*[.B121] - [.$H$2]*[.B121]*[.C121]" office:value-type="float" office:value="87.2747252790057" calcext:value-type="float">
            <text:p>87,27</text:p>
          </table:table-cell>
          <table:table-cell table:formula="of:=[.C121] + [.$H$2]*[.B121]*[.C121] - [.$I$2]*[.C121]" office:value-type="float" office:value="48.6962394037747" calcext:value-type="float">
            <text:p>48,70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2] + [.$G$2]*[.B122] - [.$H$2]*[.B122]*[.C122]" office:value-type="float" office:value="86.8952443265433" calcext:value-type="float">
            <text:p>86,90</text:p>
          </table:table-cell>
          <table:table-cell table:formula="of:=[.C122] + [.$H$2]*[.B122]*[.C122] - [.$I$2]*[.C122]" office:value-type="float" office:value="48.3864028916285" calcext:value-type="float">
            <text:p>48,39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3] + [.$G$2]*[.B123] - [.$H$2]*[.B123]*[.C123]" office:value-type="float" office:value="86.5308750623988" calcext:value-type="float">
            <text:p>86,53</text:p>
          </table:table-cell>
          <table:table-cell table:formula="of:=[.C123] + [.$H$2]*[.B123]*[.C123] - [.$I$2]*[.C123]" office:value-type="float" office:value="48.0693568977224" calcext:value-type="float">
            <text:p>48,07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4] + [.$G$2]*[.B124] - [.$H$2]*[.B124]*[.C124]" office:value-type="float" office:value="86.1817508056235" calcext:value-type="float">
            <text:p>86,18</text:p>
          </table:table-cell>
          <table:table-cell table:formula="of:=[.C124] + [.$H$2]*[.B124]*[.C124] - [.$I$2]*[.C124]" office:value-type="float" office:value="47.7456308108596" calcext:value-type="float">
            <text:p>47,75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5] + [.$G$2]*[.B125] - [.$H$2]*[.B125]*[.C125]" office:value-type="float" office:value="85.8479847934365" calcext:value-type="float">
            <text:p>85,85</text:p>
          </table:table-cell>
          <table:table-cell table:formula="of:=[.C125] + [.$H$2]*[.B125]*[.C125] - [.$I$2]*[.C125]" office:value-type="float" office:value="47.4157502986161" calcext:value-type="float">
            <text:p>47,42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6] + [.$G$2]*[.B126] - [.$H$2]*[.B126]*[.C126]" office:value-type="float" office:value="85.5296711840028" calcext:value-type="float">
            <text:p>85,53</text:p>
          </table:table-cell>
          <table:table-cell table:formula="of:=[.C126] + [.$H$2]*[.B126]*[.C126] - [.$I$2]*[.C126]" office:value-type="float" office:value="47.0802360889877" calcext:value-type="float">
            <text:p>47,08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7] + [.$G$2]*[.B127] - [.$H$2]*[.B127]*[.C127]" office:value-type="float" office:value="85.2268860517047" calcext:value-type="float">
            <text:p>85,23</text:p>
          </table:table-cell>
          <table:table-cell table:formula="of:=[.C127] + [.$H$2]*[.B127]*[.C127] - [.$I$2]*[.C127]" office:value-type="float" office:value="46.7396028405165" calcext:value-type="float">
            <text:p>46,74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8] + [.$G$2]*[.B128] - [.$H$2]*[.B128]*[.C128]" office:value-type="float" office:value="84.9396883700435" calcext:value-type="float">
            <text:p>84,94</text:p>
          </table:table-cell>
          <table:table-cell table:formula="of:=[.C128] + [.$H$2]*[.B128]*[.C128] - [.$I$2]*[.C128]" office:value-type="float" office:value="46.394358101186" calcext:value-type="float">
            <text:p>46,39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9] + [.$G$2]*[.B129] - [.$H$2]*[.B129]*[.C129]" office:value-type="float" office:value="84.6681209778228" calcext:value-type="float">
            <text:p>84,67</text:p>
          </table:table-cell>
          <table:table-cell table:formula="of:=[.C129] + [.$H$2]*[.B129]*[.C129] - [.$I$2]*[.C129]" office:value-type="float" office:value="46.0450013557482" calcext:value-type="float">
            <text:p>46,05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0] + [.$G$2]*[.B130] - [.$H$2]*[.B130]*[.C130]" office:value-type="float" office:value="84.4122115247731" calcext:value-type="float">
            <text:p>84,41</text:p>
          </table:table-cell>
          <table:table-cell table:formula="of:=[.C130] + [.$H$2]*[.B130]*[.C130] - [.$I$2]*[.C130]" office:value-type="float" office:value="45.692023160567" calcext:value-type="float">
            <text:p>45,69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1] + [.$G$2]*[.B131] - [.$H$2]*[.B131]*[.C131]" office:value-type="float" office:value="84.1719733932562" calcext:value-type="float">
            <text:p>84,17</text:p>
          </table:table-cell>
          <table:table-cell table:formula="of:=[.C131] + [.$H$2]*[.B131]*[.C131] - [.$I$2]*[.C131]" office:value-type="float" office:value="45.335904364551" calcext:value-type="float">
            <text:p>45,34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2] + [.$G$2]*[.B132] - [.$H$2]*[.B132]*[.C132]" office:value-type="float" office:value="83.9474065931552" calcext:value-type="float">
            <text:p>83,95</text:p>
          </table:table-cell>
          <table:table-cell table:formula="of:=[.C132] + [.$H$2]*[.B132]*[.C132] - [.$I$2]*[.C132]" office:value-type="float" office:value="44.9771154142895" calcext:value-type="float">
            <text:p>44,98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3] + [.$G$2]*[.B133] - [.$H$2]*[.B133]*[.C133]" office:value-type="float" office:value="83.738498627483" calcext:value-type="float">
            <text:p>83,74</text:p>
          </table:table-cell>
          <table:table-cell table:formula="of:=[.C133] + [.$H$2]*[.B133]*[.C133] - [.$I$2]*[.C133]" office:value-type="float" office:value="44.6161157411104" calcext:value-type="float">
            <text:p>44,62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4] + [.$G$2]*[.B134] - [.$H$2]*[.B134]*[.C134]" office:value-type="float" office:value="83.5452253266574" calcext:value-type="float">
            <text:p>83,55</text:p>
          </table:table-cell>
          <table:table-cell table:formula="of:=[.C134] + [.$H$2]*[.B134]*[.C134] - [.$I$2]*[.C134]" office:value-type="float" office:value="44.2533532274301" calcext:value-type="float">
            <text:p>44,25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5] + [.$G$2]*[.B135] - [.$H$2]*[.B135]*[.C135]" office:value-type="float" office:value="83.3675516497676" calcext:value-type="float">
            <text:p>83,37</text:p>
          </table:table-cell>
          <table:table-cell table:formula="of:=[.C135] + [.$H$2]*[.B135]*[.C135] - [.$I$2]*[.C135]" office:value-type="float" office:value="43.8892637494815" calcext:value-type="float">
            <text:p>43,89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6] + [.$G$2]*[.B136] - [.$H$2]*[.B136]*[.C136]" office:value-type="float" office:value="83.2054324515104" calcext:value-type="float">
            <text:p>83,21</text:p>
          </table:table-cell>
          <table:table-cell table:formula="of:=[.C136] + [.$H$2]*[.B136]*[.C136] - [.$I$2]*[.C136]" office:value-type="float" office:value="43.5242707932601" calcext:value-type="float">
            <text:p>43,52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7] + [.$G$2]*[.B137] - [.$H$2]*[.B137]*[.C137]" office:value-type="float" office:value="83.0588132137957" calcext:value-type="float">
            <text:p>83,06</text:p>
          </table:table-cell>
          <table:table-cell table:formula="of:=[.C137] + [.$H$2]*[.B137]*[.C137] - [.$I$2]*[.C137]" office:value-type="float" office:value="43.158785140342" calcext:value-type="float">
            <text:p>43,16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8] + [.$G$2]*[.B138] - [.$H$2]*[.B138]*[.C138]" office:value-type="float" office:value="82.9276307413186" calcext:value-type="float">
            <text:p>82,93</text:p>
          </table:table-cell>
          <table:table-cell table:formula="of:=[.C138] + [.$H$2]*[.B138]*[.C138] - [.$I$2]*[.C138]" office:value-type="float" office:value="42.7932046200779" calcext:value-type="float">
            <text:p>42,79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9] + [.$G$2]*[.B139] - [.$H$2]*[.B139]*[.C139]" office:value-type="float" office:value="82.8118138206592" calcext:value-type="float">
            <text:p>82,81</text:p>
          </table:table-cell>
          <table:table-cell table:formula="of:=[.C139] + [.$H$2]*[.B139]*[.C139] - [.$I$2]*[.C139]" office:value-type="float" office:value="42.4279139245597" calcext:value-type="float">
            <text:p>42,43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0] + [.$G$2]*[.B140] - [.$H$2]*[.B140]*[.C140]" office:value-type="float" office:value="82.7112838427126" calcext:value-type="float">
            <text:p>82,71</text:p>
          </table:table-cell>
          <table:table-cell table:formula="of:=[.C140] + [.$H$2]*[.B140]*[.C140] - [.$I$2]*[.C140]" office:value-type="float" office:value="42.0632844826915" calcext:value-type="float">
            <text:p>42,06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1] + [.$G$2]*[.B141] - [.$H$2]*[.B141]*[.C141]" office:value-type="float" office:value="82.6259553884645" calcext:value-type="float">
            <text:p>82,63</text:p>
          </table:table-cell>
          <table:table-cell table:formula="of:=[.C141] + [.$H$2]*[.B141]*[.C141] - [.$I$2]*[.C141]" office:value-type="float" office:value="41.6996743896593" calcext:value-type="float">
            <text:p>41,70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2] + [.$G$2]*[.B142] - [.$H$2]*[.B142]*[.C142]" office:value-type="float" office:value="82.5557367783171" calcext:value-type="float">
            <text:p>82,56</text:p>
          </table:table-cell>
          <table:table-cell table:formula="of:=[.C142] + [.$H$2]*[.B142]*[.C142] - [.$I$2]*[.C142]" office:value-type="float" office:value="41.3374283880931" calcext:value-type="float">
            <text:p>41,34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3] + [.$G$2]*[.B143] - [.$H$2]*[.B143]*[.C143]" office:value-type="float" office:value="82.5005305853334" calcext:value-type="float">
            <text:p>82,50</text:p>
          </table:table-cell>
          <table:table-cell table:formula="of:=[.C143] + [.$H$2]*[.B143]*[.C143] - [.$I$2]*[.C143]" office:value-type="float" office:value="40.9768778972384" calcext:value-type="float">
            <text:p>40,98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4] + [.$G$2]*[.B144] - [.$H$2]*[.B144]*[.C144]" office:value-type="float" office:value="82.4602341129138" calcext:value-type="float">
            <text:p>82,46</text:p>
          </table:table-cell>
          <table:table-cell table:formula="of:=[.C144] + [.$H$2]*[.B144]*[.C144] - [.$I$2]*[.C144]" office:value-type="float" office:value="40.6183410865028" calcext:value-type="float">
            <text:p>40,62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5] + [.$G$2]*[.B145] - [.$H$2]*[.B145]*[.C145]" office:value-type="float" office:value="82.4347398375365" calcext:value-type="float">
            <text:p>82,43</text:p>
          </table:table-cell>
          <table:table-cell table:formula="of:=[.C145] + [.$H$2]*[.B145]*[.C145] - [.$I$2]*[.C145]" office:value-type="float" office:value="40.2621229898133" calcext:value-type="float">
            <text:p>40,26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6] + [.$G$2]*[.B146] - [.$H$2]*[.B146]*[.C146]" office:value-type="float" office:value="82.4239358173011" calcext:value-type="float">
            <text:p>82,42</text:p>
          </table:table-cell>
          <table:table-cell table:formula="of:=[.C146] + [.$H$2]*[.B146]*[.C146] - [.$I$2]*[.C146]" office:value-type="float" office:value="39.9085156573087" calcext:value-type="float">
            <text:p>39,91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7] + [.$G$2]*[.B147] - [.$H$2]*[.B147]*[.C147]" office:value-type="float" office:value="82.4277060670963" calcext:value-type="float">
            <text:p>82,43</text:p>
          </table:table-cell>
          <table:table-cell table:formula="of:=[.C147] + [.$H$2]*[.B147]*[.C147] - [.$I$2]*[.C147]" office:value-type="float" office:value="39.5577983409941" calcext:value-type="float">
            <text:p>39,56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8] + [.$G$2]*[.B148] - [.$H$2]*[.B148]*[.C148]" office:value-type="float" office:value="82.4459309012817" calcext:value-type="float">
            <text:p>82,45</text:p>
          </table:table-cell>
          <table:table-cell table:formula="of:=[.C148] + [.$H$2]*[.B148]*[.C148] - [.$I$2]*[.C148]" office:value-type="float" office:value="39.2102377111009" calcext:value-type="float">
            <text:p>39,21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9] + [.$G$2]*[.B149] - [.$H$2]*[.B149]*[.C149]" office:value-type="float" office:value="82.4784872448312" calcext:value-type="float">
            <text:p>82,48</text:p>
          </table:table-cell>
          <table:table-cell table:formula="of:=[.C149] + [.$H$2]*[.B149]*[.C149] - [.$I$2]*[.C149]" office:value-type="float" office:value="38.8660881000219" calcext:value-type="float">
            <text:p>38,87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0] + [.$G$2]*[.B150] - [.$H$2]*[.B150]*[.C150]" office:value-type="float" office:value="82.5252489139208" calcext:value-type="float">
            <text:p>82,53</text:p>
          </table:table-cell>
          <table:table-cell table:formula="of:=[.C150] + [.$H$2]*[.B150]*[.C150] - [.$I$2]*[.C150]" office:value-type="float" office:value="38.5255917708279" calcext:value-type="float">
            <text:p>38,53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1] + [.$G$2]*[.B151] - [.$H$2]*[.B151]*[.C151]" office:value-type="float" office:value="82.5860868669774" calcext:value-type="float">
            <text:p>82,59</text:p>
          </table:table-cell>
          <table:table-cell table:formula="of:=[.C151] + [.$H$2]*[.B151]*[.C151] - [.$I$2]*[.C151]" office:value-type="float" office:value="38.1889792075084" calcext:value-type="float">
            <text:p>38,19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2] + [.$G$2]*[.B152] - [.$H$2]*[.B152]*[.C152]" office:value-type="float" office:value="82.6608694272207" calcext:value-type="float">
            <text:p>82,66</text:p>
          </table:table-cell>
          <table:table-cell table:formula="of:=[.C152] + [.$H$2]*[.B152]*[.C152] - [.$I$2]*[.C152]" office:value-type="float" office:value="37.8564694242292" calcext:value-type="float">
            <text:p>37,86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3] + [.$G$2]*[.B153] - [.$H$2]*[.B153]*[.C153]" office:value-type="float" office:value="82.7494624777392" calcext:value-type="float">
            <text:p>82,75</text:p>
          </table:table-cell>
          <table:table-cell table:formula="of:=[.C153] + [.$H$2]*[.B153]*[.C153] - [.$I$2]*[.C153]" office:value-type="float" office:value="37.5282702910436" calcext:value-type="float">
            <text:p>37,53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4] + [.$G$2]*[.B154] - [.$H$2]*[.B154]*[.C154]" office:value-type="float" office:value="82.8517296301424" calcext:value-type="float">
            <text:p>82,85</text:p>
          </table:table-cell>
          <table:table-cell table:formula="of:=[.C154] + [.$H$2]*[.B154]*[.C154] - [.$I$2]*[.C154]" office:value-type="float" office:value="37.204578873643" calcext:value-type="float">
            <text:p>37,20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5] + [.$G$2]*[.B155] - [.$H$2]*[.B155]*[.C155]" office:value-type="float" office:value="82.967532367824" calcext:value-type="float">
            <text:p>82,97</text:p>
          </table:table-cell>
          <table:table-cell table:formula="of:=[.C155] + [.$H$2]*[.B155]*[.C155] - [.$I$2]*[.C155]" office:value-type="float" office:value="36.885581784882" calcext:value-type="float">
            <text:p>36,89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6] + [.$G$2]*[.B156] - [.$H$2]*[.B156]*[.C156]" office:value-type="float" office:value="83.0967301648589" calcext:value-type="float">
            <text:p>83,10</text:p>
          </table:table-cell>
          <table:table-cell table:formula="of:=[.C156] + [.$H$2]*[.B156]*[.C156] - [.$I$2]*[.C156]" office:value-type="float" office:value="36.5714555459595" calcext:value-type="float">
            <text:p>36,57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7] + [.$G$2]*[.B157] - [.$H$2]*[.B157]*[.C157]" office:value-type="float" office:value="83.2391805815367" calcext:value-type="float">
            <text:p>83,24</text:p>
          </table:table-cell>
          <table:table-cell table:formula="of:=[.C157] + [.$H$2]*[.B157]*[.C157] - [.$I$2]*[.C157]" office:value-type="float" office:value="36.2623669552809" calcext:value-type="float">
            <text:p>36,26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8] + [.$G$2]*[.B158] - [.$H$2]*[.B158]*[.C158]" office:value-type="float" office:value="83.3947393375152" calcext:value-type="float">
            <text:p>83,39</text:p>
          </table:table-cell>
          <table:table-cell table:formula="of:=[.C158] + [.$H$2]*[.B158]*[.C158] - [.$I$2]*[.C158]" office:value-type="float" office:value="35.9584734631692" calcext:value-type="float">
            <text:p>35,96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9] + [.$G$2]*[.B159] - [.$H$2]*[.B159]*[.C159]" office:value-type="float" office:value="83.5632603635475" calcext:value-type="float">
            <text:p>83,56</text:p>
          </table:table-cell>
          <table:table-cell table:formula="of:=[.C159] + [.$H$2]*[.B159]*[.C159] - [.$I$2]*[.C159]" office:value-type="float" office:value="35.6599235507287" calcext:value-type="float">
            <text:p>35,66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0] + [.$G$2]*[.B160] - [.$H$2]*[.B160]*[.C160]" office:value-type="float" office:value="83.7445958327116" calcext:value-type="float">
            <text:p>83,74</text:p>
          </table:table-cell>
          <table:table-cell table:formula="of:=[.C160] + [.$H$2]*[.B160]*[.C160] - [.$I$2]*[.C160]" office:value-type="float" office:value="35.3668571112991" calcext:value-type="float">
            <text:p>35,37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1] + [.$G$2]*[.B161] - [.$H$2]*[.B161]*[.C161]" office:value-type="float" office:value="83.9385961720363" calcext:value-type="float">
            <text:p>83,94</text:p>
          </table:table-cell>
          <table:table-cell table:formula="of:=[.C161] + [.$H$2]*[.B161]*[.C161] - [.$I$2]*[.C161]" office:value-type="float" office:value="35.0794058330637" calcext:value-type="float">
            <text:p>35,08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2] + [.$G$2]*[.B162] - [.$H$2]*[.B162]*[.C162]" office:value-type="float" office:value="84.1451100553888" calcext:value-type="float">
            <text:p>84,15</text:p>
          </table:table-cell>
          <table:table-cell table:formula="of:=[.C162] + [.$H$2]*[.B162]*[.C162] - [.$I$2]*[.C162]" office:value-type="float" office:value="34.7976935814987" calcext:value-type="float">
            <text:p>34,80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3] + [.$G$2]*[.B163] - [.$H$2]*[.B163]*[.C163]" office:value-type="float" office:value="84.3639843784521" calcext:value-type="float">
            <text:p>84,36</text:p>
          </table:table-cell>
          <table:table-cell table:formula="of:=[.C163] + [.$H$2]*[.B163]*[.C163] - [.$I$2]*[.C163]" office:value-type="float" office:value="34.5218367804683" calcext:value-type="float">
            <text:p>34,52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4] + [.$G$2]*[.B164] - [.$H$2]*[.B164]*[.C164]" office:value-type="float" office:value="84.5950642165897" calcext:value-type="float">
            <text:p>84,60</text:p>
          </table:table-cell>
          <table:table-cell table:formula="of:=[.C164] + [.$H$2]*[.B164]*[.C164] - [.$I$2]*[.C164]" office:value-type="float" office:value="34.2519447908763" calcext:value-type="float">
            <text:p>34,25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5] + [.$G$2]*[.B165] - [.$H$2]*[.B165]*[.C165]" office:value-type="float" office:value="84.8381927663579" calcext:value-type="float">
            <text:p>84,84</text:p>
          </table:table-cell>
          <table:table-cell table:formula="of:=[.C165] + [.$H$2]*[.B165]*[.C165] - [.$I$2]*[.C165]" office:value-type="float" office:value="33.9881202858961" calcext:value-type="float">
            <text:p>33,99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6] + [.$G$2]*[.B166] - [.$H$2]*[.B166]*[.C166]" office:value-type="float" office:value="85.0932112713945" calcext:value-type="float">
            <text:p>85,09</text:p>
          </table:table-cell>
          <table:table-cell table:formula="of:=[.C166] + [.$H$2]*[.B166]*[.C166] - [.$I$2]*[.C166]" office:value-type="float" office:value="33.7304596218918" calcext:value-type="float">
            <text:p>33,73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7] + [.$G$2]*[.B167] - [.$H$2]*[.B167]*[.C167]" office:value-type="float" office:value="85.359958933379" calcext:value-type="float">
            <text:p>85,36</text:p>
          </table:table-cell>
          <table:table-cell table:formula="of:=[.C167] + [.$H$2]*[.B167]*[.C167] - [.$I$2]*[.C167]" office:value-type="float" office:value="33.4790532042407" calcext:value-type="float">
            <text:p>33,48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8] + [.$G$2]*[.B168] - [.$H$2]*[.B168]*[.C168]" office:value-type="float" office:value="85.6382728087254" calcext:value-type="float">
            <text:p>85,64</text:p>
          </table:table-cell>
          <table:table-cell table:formula="of:=[.C168] + [.$H$2]*[.B168]*[.C168] - [.$I$2]*[.C168]" office:value-type="float" office:value="33.2339858473498" calcext:value-type="float">
            <text:p>33,23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9] + [.$G$2]*[.B169] - [.$H$2]*[.B169]*[.C169]" office:value-type="float" office:value="85.9279876916416" calcext:value-type="float">
            <text:p>85,93</text:p>
          </table:table-cell>
          <table:table-cell table:formula="of:=[.C169] + [.$H$2]*[.B169]*[.C169] - [.$I$2]*[.C169]" office:value-type="float" office:value="32.9953371282407" calcext:value-type="float">
            <text:p>33,00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0] + [.$G$2]*[.B170] - [.$H$2]*[.B170]*[.C170]" office:value-type="float" office:value="86.2289359841559" calcext:value-type="float">
            <text:p>86,23</text:p>
          </table:table-cell>
          <table:table-cell table:formula="of:=[.C170] + [.$H$2]*[.B170]*[.C170] - [.$I$2]*[.C170]" office:value-type="float" office:value="32.7631817331471" calcext:value-type="float">
            <text:p>32,76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1] + [.$G$2]*[.B171] - [.$H$2]*[.B171]*[.C171]" office:value-type="float" office:value="86.5409475536866" calcext:value-type="float">
            <text:p>86,54</text:p>
          </table:table-cell>
          <table:table-cell table:formula="of:=[.C171] + [.$H$2]*[.B171]*[.C171] - [.$I$2]*[.C171]" office:value-type="float" office:value="32.5375897966422" calcext:value-type="float">
            <text:p>32,54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2] + [.$G$2]*[.B172] - [.$H$2]*[.B172]*[.C172]" office:value-type="float" office:value="86.863849578703" calcext:value-type="float">
            <text:p>86,86</text:p>
          </table:table-cell>
          <table:table-cell table:formula="of:=[.C172] + [.$H$2]*[.B172]*[.C172] - [.$I$2]*[.C172]" office:value-type="float" office:value="32.3186272328674" calcext:value-type="float">
            <text:p>32,32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3] + [.$G$2]*[.B173] - [.$H$2]*[.B173]*[.C173]" office:value-type="float" office:value="87.1974663830041" calcext:value-type="float">
            <text:p>87,20</text:p>
          </table:table-cell>
          <table:table-cell table:formula="of:=[.C173] + [.$H$2]*[.B173]*[.C173] - [.$I$2]*[.C173]" office:value-type="float" office:value="32.106356058497" calcext:value-type="float">
            <text:p>32,11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4] + [.$G$2]*[.B174] - [.$H$2]*[.B174]*[.C174]" office:value-type="float" office:value="87.5416192591184" calcext:value-type="float">
            <text:p>87,54</text:p>
          </table:table-cell>
          <table:table-cell table:formula="of:=[.C174] + [.$H$2]*[.B174]*[.C174] - [.$I$2]*[.C174]" office:value-type="float" office:value="31.9008347071179" calcext:value-type="float">
            <text:p>31,90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5] + [.$G$2]*[.B175] - [.$H$2]*[.B175]*[.C175]" office:value-type="float" office:value="87.8961262813115" calcext:value-type="float">
            <text:p>87,90</text:p>
          </table:table-cell>
          <table:table-cell table:formula="of:=[.C175] + [.$H$2]*[.B175]*[.C175] - [.$I$2]*[.C175]" office:value-type="float" office:value="31.7021183347513" calcext:value-type="float">
            <text:p>31,70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6] + [.$G$2]*[.B176] - [.$H$2]*[.B176]*[.C176]" office:value-type="float" office:value="88.2608021086695" calcext:value-type="float">
            <text:p>88,26</text:p>
          </table:table-cell>
          <table:table-cell table:formula="of:=[.C176] + [.$H$2]*[.B176]*[.C176] - [.$I$2]*[.C176]" office:value-type="float" office:value="31.5102591162819" calcext:value-type="float">
            <text:p>31,51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7] + [.$G$2]*[.B177] - [.$H$2]*[.B177]*[.C177]" office:value-type="float" office:value="88.6354577787154" calcext:value-type="float">
            <text:p>88,64</text:p>
          </table:table-cell>
          <table:table-cell table:formula="of:=[.C177] + [.$H$2]*[.B177]*[.C177] - [.$I$2]*[.C177]" office:value-type="float" office:value="31.3253065325954" calcext:value-type="float">
            <text:p>31,33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8] + [.$G$2]*[.B178] - [.$H$2]*[.B178]*[.C178]" office:value-type="float" office:value="89.0199004920021" calcext:value-type="float">
            <text:p>89,02</text:p>
          </table:table-cell>
          <table:table-cell table:formula="of:=[.C178] + [.$H$2]*[.B178]*[.C178] - [.$I$2]*[.C178]" office:value-type="float" office:value="31.1473076482532" calcext:value-type="float">
            <text:p>31,15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9] + [.$G$2]*[.B179] - [.$H$2]*[.B179]*[.C179]" office:value-type="float" office:value="89.4139333881215" calcext:value-type="float">
            <text:p>89,41</text:p>
          </table:table-cell>
          <table:table-cell table:formula="of:=[.C179] + [.$H$2]*[.B179]*[.C179] - [.$I$2]*[.C179]" office:value-type="float" office:value="30.9763073795612" calcext:value-type="float">
            <text:p>30,98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0] + [.$G$2]*[.B180] - [.$H$2]*[.B180]*[.C180]" office:value-type="float" office:value="89.8173553135609" calcext:value-type="float">
            <text:p>89,82</text:p>
          </table:table-cell>
          <table:table-cell table:formula="of:=[.C180] + [.$H$2]*[.B180]*[.C180] - [.$I$2]*[.C180]" office:value-type="float" office:value="30.8123487529061" calcext:value-type="float">
            <text:p>30,81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1] + [.$G$2]*[.B181] - [.$H$2]*[.B181]*[.C181]" office:value-type="float" office:value="90.2299605818395" calcext:value-type="float">
            <text:p>90,23</text:p>
          </table:table-cell>
          <table:table-cell table:formula="of:=[.C181] + [.$H$2]*[.B181]*[.C181] - [.$I$2]*[.C181]" office:value-type="float" office:value="30.6554731532534" calcext:value-type="float">
            <text:p>30,66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2] + [.$G$2]*[.B182] - [.$H$2]*[.B182]*[.C182]" office:value-type="float" office:value="90.6515387263585" calcext:value-type="float">
            <text:p>90,65</text:p>
          </table:table-cell>
          <table:table-cell table:formula="of:=[.C182] + [.$H$2]*[.B182]*[.C182] - [.$I$2]*[.C182]" office:value-type="float" office:value="30.5057205627086" calcext:value-type="float">
            <text:p>30,51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3] + [.$G$2]*[.B183] - [.$H$2]*[.B183]*[.C183]" office:value-type="float" office:value="91.0818742464027" calcext:value-type="float">
            <text:p>91,08</text:p>
          </table:table-cell>
          <table:table-cell table:formula="of:=[.C183] + [.$H$2]*[.B183]*[.C183] - [.$I$2]*[.C183]" office:value-type="float" office:value="30.3631297890561" calcext:value-type="float">
            <text:p>30,36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] + [.$G$2]*[.B184] - [.$H$2]*[.B184]*[.C184]" office:value-type="float" office:value="91.5207463467438" calcext:value-type="float">
            <text:p>91,52</text:p>
          </table:table-cell>
          <table:table-cell table:formula="of:=[.C184] + [.$H$2]*[.B184]*[.C184] - [.$I$2]*[.C184]" office:value-type="float" office:value="30.2277386841903" calcext:value-type="float">
            <text:p>30,23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5] + [.$G$2]*[.B185] - [.$H$2]*[.B185]*[.C185]" office:value-type="float" office:value="91.967928671303" calcext:value-type="float">
            <text:p>91,97</text:p>
          </table:table-cell>
          <table:table-cell table:formula="of:=[.C185] + [.$H$2]*[.B185]*[.C185] - [.$I$2]*[.C185]" office:value-type="float" office:value="30.0995843523565" calcext:value-type="float">
            <text:p>30,10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6] + [.$G$2]*[.B186] - [.$H$2]*[.B186]*[.C186]" office:value-type="float" office:value="92.4231890313523" calcext:value-type="float">
            <text:p>92,42</text:p>
          </table:table-cell>
          <table:table-cell table:formula="of:=[.C186] + [.$H$2]*[.B186]*[.C186] - [.$I$2]*[.C186]" office:value-type="float" office:value="29.9787033481153" calcext:value-type="float">
            <text:p>29,98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7] + [.$G$2]*[.B187] - [.$H$2]*[.B187]*[.C187]" office:value-type="float" office:value="92.8862891287505" calcext:value-type="float">
            <text:p>92,89</text:p>
          </table:table-cell>
          <table:table-cell table:formula="of:=[.C187] + [.$H$2]*[.B187]*[.C187] - [.$I$2]*[.C187]" office:value-type="float" office:value="29.8651318639384" calcext:value-type="float">
            <text:p>29,87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8] + [.$G$2]*[.B188] - [.$H$2]*[.B188]*[.C188]" office:value-type="float" office:value="93.3569842747345" calcext:value-type="float">
            <text:p>93,36</text:p>
          </table:table-cell>
          <table:table-cell table:formula="of:=[.C188] + [.$H$2]*[.B188]*[.C188] - [.$I$2]*[.C188]" office:value-type="float" office:value="29.7589059073325" calcext:value-type="float">
            <text:p>29,76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9] + [.$G$2]*[.B189] - [.$H$2]*[.B189]*[.C189]" office:value-type="float" office:value="93.8350231048171" calcext:value-type="float">
            <text:p>93,84</text:p>
          </table:table-cell>
          <table:table-cell table:formula="of:=[.C189] + [.$H$2]*[.B189]*[.C189] - [.$I$2]*[.C189]" office:value-type="float" office:value="29.660061467378" calcext:value-type="float">
            <text:p>29,66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0] + [.$G$2]*[.B190] - [.$H$2]*[.B190]*[.C190]" office:value-type="float" office:value="94.3201472903726" calcext:value-type="float">
            <text:p>94,32</text:p>
          </table:table-cell>
          <table:table-cell table:formula="of:=[.C190] + [.$H$2]*[.B190]*[.C190] - [.$I$2]*[.C190]" office:value-type="float" office:value="29.5686346705499" calcext:value-type="float">
            <text:p>29,57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1] + [.$G$2]*[.B191] - [.$H$2]*[.B191]*[.C191]" office:value-type="float" office:value="94.8120912475293" calcext:value-type="float">
            <text:p>94,81</text:p>
          </table:table-cell>
          <table:table-cell table:formula="of:=[.C191] + [.$H$2]*[.B191]*[.C191] - [.$I$2]*[.C191]" office:value-type="float" office:value="29.4846619256732" calcext:value-type="float">
            <text:p>29,48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2] + [.$G$2]*[.B192] - [.$H$2]*[.B192]*[.C192]" office:value-type="float" office:value="95.3105818440302" calcext:value-type="float">
            <text:p>95,31</text:p>
          </table:table-cell>
          <table:table-cell table:formula="of:=[.C192] + [.$H$2]*[.B192]*[.C192] - [.$I$2]*[.C192]" office:value-type="float" office:value="29.4081800578392" calcext:value-type="float">
            <text:p>29,4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3] + [.$G$2]*[.B193] - [.$H$2]*[.B193]*[.C193]" office:value-type="float" office:value="95.8153381047674" calcext:value-type="float">
            <text:p>95,82</text:p>
          </table:table-cell>
          <table:table-cell table:formula="of:=[.C193] + [.$H$2]*[.B193]*[.C193] - [.$I$2]*[.C193]" office:value-type="float" office:value="29.3392264310906" calcext:value-type="float">
            <text:p>29,34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4] + [.$G$2]*[.B194] - [.$H$2]*[.B194]*[.C194]" office:value-type="float" office:value="96.3260709167492" calcext:value-type="float">
            <text:p>96,33</text:p>
          </table:table-cell>
          <table:table-cell table:formula="of:=[.C194] + [.$H$2]*[.B194]*[.C194] - [.$I$2]*[.C194]" office:value-type="float" office:value="29.2778390596497" calcext:value-type="float">
            <text:p>29,28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5] + [.$G$2]*[.B195] - [.$H$2]*[.B195]*[.C195]" office:value-type="float" office:value="96.8424827343096" calcext:value-type="float">
            <text:p>96,84</text:p>
          </table:table-cell>
          <table:table-cell table:formula="of:=[.C195] + [.$H$2]*[.B195]*[.C195] - [.$I$2]*[.C195]" office:value-type="float" office:value="29.2240567074417" calcext:value-type="float">
            <text:p>29,22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6] + [.$G$2]*[.B196] - [.$H$2]*[.B196]*[.C196]" office:value-type="float" office:value="97.3642672854374" calcext:value-type="float">
            <text:p>97,36</text:p>
          </table:table-cell>
          <table:table-cell table:formula="of:=[.C196] + [.$H$2]*[.B196]*[.C196] - [.$I$2]*[.C196]" office:value-type="float" office:value="29.1779189756281" calcext:value-type="float">
            <text:p>29,18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7] + [.$G$2]*[.B197] - [.$H$2]*[.B197]*[.C197]" office:value-type="float" office:value="97.8911092801582" calcext:value-type="float">
            <text:p>97,89</text:p>
          </table:table-cell>
          <table:table-cell table:formula="of:=[.C197] + [.$H$2]*[.B197]*[.C197] - [.$I$2]*[.C197]" office:value-type="float" office:value="29.1394663778346" calcext:value-type="float">
            <text:p>29,14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8] + [.$G$2]*[.B198] - [.$H$2]*[.B198]*[.C198]" office:value-type="float" office:value="98.4226841219823" calcext:value-type="float">
            <text:p>98,42</text:p>
          </table:table-cell>
          <table:table-cell table:formula="of:=[.C198] + [.$H$2]*[.B198]*[.C198] - [.$I$2]*[.C198]" office:value-type="float" office:value="29.108740402722" calcext:value-type="float">
            <text:p>29,11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9] + [.$G$2]*[.B199] - [.$H$2]*[.B199]*[.C199]" office:value-type="float" office:value="98.958657623499" calcext:value-type="float">
            <text:p>98,96</text:p>
          </table:table-cell>
          <table:table-cell table:formula="of:=[.C199] + [.$H$2]*[.B199]*[.C199] - [.$I$2]*[.C199]" office:value-type="float" office:value="29.0857835635088" calcext:value-type="float">
            <text:p>29,09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0] + [.$G$2]*[.B200] - [.$H$2]*[.B200]*[.C200]" office:value-type="float" office:value="99.4986857272828" calcext:value-type="float">
            <text:p>99,50</text:p>
          </table:table-cell>
          <table:table-cell table:formula="of:=[.C200] + [.$H$2]*[.B200]*[.C200] - [.$I$2]*[.C200]" office:value-type="float" office:value="29.0706394340196" calcext:value-type="float">
            <text:p>29,07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1] + [.$G$2]*[.B201] - [.$H$2]*[.B201]*[.C201]" office:value-type="float" office:value="100.04241423336" calcext:value-type="float">
            <text:p>100,04</text:p>
          </table:table-cell>
          <table:table-cell table:formula="of:=[.C201] + [.$H$2]*[.B201]*[.C201] - [.$I$2]*[.C201]" office:value-type="float" office:value="29.0633526707869" calcext:value-type="float">
            <text:p>29,06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2] + [.$G$2]*[.B202] - [.$H$2]*[.B202]*[.C202]" office:value-type="float" office:value="100.589478534577" calcext:value-type="float">
            <text:p>100,59</text:p>
          </table:table-cell>
          <table:table-cell table:formula="of:=[.C202] + [.$H$2]*[.B202]*[.C202] - [.$I$2]*[.C202]" office:value-type="float" office:value="29.0639690206982" calcext:value-type="float">
            <text:p>29,06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3] + [.$G$2]*[.B203] - [.$H$2]*[.B203]*[.C203]" office:value-type="float" office:value="101.1395033613" calcext:value-type="float">
            <text:p>101,14</text:p>
          </table:table-cell>
          <table:table-cell table:formula="of:=[.C203] + [.$H$2]*[.B203]*[.C203] - [.$I$2]*[.C203]" office:value-type="float" office:value="29.0725353136318" calcext:value-type="float">
            <text:p>29,07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4] + [.$G$2]*[.B204] - [.$H$2]*[.B204]*[.C204]" office:value-type="float" office:value="101.692102536988" calcext:value-type="float">
            <text:p>101,69</text:p>
          </table:table-cell>
          <table:table-cell table:formula="of:=[.C204] + [.$H$2]*[.B204]*[.C204] - [.$I$2]*[.C204]" office:value-type="float" office:value="29.0890994394875" calcext:value-type="float">
            <text:p>29,09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5] + [.$G$2]*[.B205] - [.$H$2]*[.B205]*[.C205]" office:value-type="float" office:value="102.246878746274" calcext:value-type="float">
            <text:p>102,25</text:p>
          </table:table-cell>
          <table:table-cell table:formula="of:=[.C205] + [.$H$2]*[.B205]*[.C205] - [.$I$2]*[.C205]" office:value-type="float" office:value="29.1137103089676" calcext:value-type="float">
            <text:p>29,11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6] + [.$G$2]*[.B206] - [.$H$2]*[.B206]*[.C206]" office:value-type="float" office:value="102.803423317292" calcext:value-type="float">
            <text:p>102,80</text:p>
          </table:table-cell>
          <table:table-cell table:formula="of:=[.C206] + [.$H$2]*[.B206]*[.C206] - [.$I$2]*[.C206]" office:value-type="float" office:value="29.1464177974268" calcext:value-type="float">
            <text:p>29,1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7] + [.$G$2]*[.B207] - [.$H$2]*[.B207]*[.C207]" office:value-type="float" office:value="103.361316020132" calcext:value-type="float">
            <text:p>103,36</text:p>
          </table:table-cell>
          <table:table-cell table:formula="of:=[.C207] + [.$H$2]*[.B207]*[.C207] - [.$I$2]*[.C207]" office:value-type="float" office:value="29.1872726710612" calcext:value-type="float">
            <text:p>29,19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8] + [.$G$2]*[.B208] - [.$H$2]*[.B208]*[.C208]" office:value-type="float" office:value="103.920124883375" calcext:value-type="float">
            <text:p>103,92</text:p>
          </table:table-cell>
          <table:table-cell table:formula="of:=[.C208] + [.$H$2]*[.B208]*[.C208] - [.$I$2]*[.C208]" office:value-type="float" office:value="29.2363264946678" calcext:value-type="float">
            <text:p>29,24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9] + [.$G$2]*[.B209] - [.$H$2]*[.B209]*[.C209]" office:value-type="float" office:value="104.479406030814" calcext:value-type="float">
            <text:p>104,48</text:p>
          </table:table-cell>
          <table:table-cell table:formula="of:=[.C209] + [.$H$2]*[.B209]*[.C209] - [.$I$2]*[.C209]" office:value-type="float" office:value="29.2936315201629" calcext:value-type="float">
            <text:p>29,29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0] + [.$G$2]*[.B210] - [.$H$2]*[.B210]*[.C210]" office:value-type="float" office:value="105.038703540574" calcext:value-type="float">
            <text:p>105,04</text:p>
          </table:table-cell>
          <table:table-cell table:formula="of:=[.C210] + [.$H$2]*[.B210]*[.C210] - [.$I$2]*[.C210]" office:value-type="float" office:value="29.3592405550109" calcext:value-type="float">
            <text:p>29,36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1] + [.$G$2]*[.B211] - [.$H$2]*[.B211]*[.C211]" office:value-type="float" office:value="105.597549328968" calcext:value-type="float">
            <text:p>105,60</text:p>
          </table:table-cell>
          <table:table-cell table:formula="of:=[.C211] + [.$H$2]*[.B211]*[.C211] - [.$I$2]*[.C211]" office:value-type="float" office:value="29.4332068096774" calcext:value-type="float">
            <text:p>29,43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2] + [.$G$2]*[.B212] - [.$H$2]*[.B212]*[.C212]" office:value-type="float" office:value="106.15546306155" calcext:value-type="float">
            <text:p>106,16</text:p>
          </table:table-cell>
          <table:table-cell table:formula="of:=[.C212] + [.$H$2]*[.B212]*[.C212] - [.$I$2]*[.C212]" office:value-type="float" office:value="29.5155837231909" calcext:value-type="float">
            <text:p>29,52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3] + [.$G$2]*[.B213] - [.$H$2]*[.B213]*[.C213]" office:value-type="float" office:value="106.711952093948" calcext:value-type="float">
            <text:p>106,71</text:p>
          </table:table-cell>
          <table:table-cell table:formula="of:=[.C213] + [.$H$2]*[.B213]*[.C213] - [.$I$2]*[.C213]" office:value-type="float" office:value="29.6064247658649" calcext:value-type="float">
            <text:p>29,61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4] + [.$G$2]*[.B214] - [.$H$2]*[.B214]*[.C214]" office:value-type="float" office:value="107.266511445183" calcext:value-type="float">
            <text:p>107,27</text:p>
          </table:table-cell>
          <table:table-cell table:formula="of:=[.C214] + [.$H$2]*[.B214]*[.C214] - [.$I$2]*[.C214]" office:value-type="float" office:value="29.7057832182157" calcext:value-type="float">
            <text:p>29,71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5] + [.$G$2]*[.B215] - [.$H$2]*[.B215]*[.C215]" office:value-type="float" office:value="107.818623806304" calcext:value-type="float">
            <text:p>107,82</text:p>
          </table:table-cell>
          <table:table-cell table:formula="of:=[.C215] + [.$H$2]*[.B215]*[.C215] - [.$I$2]*[.C215]" office:value-type="float" office:value="29.8137119250874" calcext:value-type="float">
            <text:p>29,81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6] + [.$G$2]*[.B216] - [.$H$2]*[.B216]*[.C216]" office:value-type="float" office:value="108.36775958727" calcext:value-type="float">
            <text:p>108,37</text:p>
          </table:table-cell>
          <table:table-cell table:formula="of:=[.C216] + [.$H$2]*[.B216]*[.C216] - [.$I$2]*[.C216]" office:value-type="float" office:value="29.9302630239932" calcext:value-type="float">
            <text:p>29,93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7] + [.$G$2]*[.B217] - [.$H$2]*[.B217]*[.C217]" office:value-type="float" office:value="108.913377005131" calcext:value-type="float">
            <text:p>108,91</text:p>
          </table:table-cell>
          <table:table-cell table:formula="of:=[.C217] + [.$H$2]*[.B217]*[.C217] - [.$I$2]*[.C217]" office:value-type="float" office:value="30.0554876466775" calcext:value-type="float">
            <text:p>30,06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8] + [.$G$2]*[.B218] - [.$H$2]*[.B218]*[.C218]" office:value-type="float" office:value="109.454922216666" calcext:value-type="float">
            <text:p>109,45</text:p>
          </table:table-cell>
          <table:table-cell table:formula="of:=[.C218] + [.$H$2]*[.B218]*[.C218] - [.$I$2]*[.C218]" office:value-type="float" office:value="30.1894355929115" calcext:value-type="float">
            <text:p>30,19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9] + [.$G$2]*[.B219] - [.$H$2]*[.B219]*[.C219]" office:value-type="float" office:value="109.991829498706" calcext:value-type="float">
            <text:p>109,99</text:p>
          </table:table-cell>
          <table:table-cell table:formula="of:=[.C219] + [.$H$2]*[.B219]*[.C219] - [.$I$2]*[.C219]" office:value-type="float" office:value="30.3321549755595" calcext:value-type="float">
            <text:p>30,33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0] + [.$G$2]*[.B220] - [.$H$2]*[.B220]*[.C220]" office:value-type="float" office:value="110.52352147948" calcext:value-type="float">
            <text:p>110,52</text:p>
          </table:table-cell>
          <table:table-cell table:formula="of:=[.C220] + [.$H$2]*[.B220]*[.C220] - [.$I$2]*[.C220]" office:value-type="float" office:value="30.4836918359815" calcext:value-type="float">
            <text:p>30,48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1] + [.$G$2]*[.B221] - [.$H$2]*[.B221]*[.C221]" office:value-type="float" office:value="111.049409424365" calcext:value-type="float">
            <text:p>111,05</text:p>
          </table:table-cell>
          <table:table-cell table:formula="of:=[.C221] + [.$H$2]*[.B221]*[.C221] - [.$I$2]*[.C221]" office:value-type="float" office:value="30.6440897288864" calcext:value-type="float">
            <text:p>30,64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2] + [.$G$2]*[.B222] - [.$H$2]*[.B222]*[.C222]" office:value-type="float" office:value="111.568893579483" calcext:value-type="float">
            <text:p>111,57</text:p>
          </table:table-cell>
          <table:table-cell table:formula="of:=[.C222] + [.$H$2]*[.B222]*[.C222] - [.$I$2]*[.C222]" office:value-type="float" office:value="30.8133892758121" calcext:value-type="float">
            <text:p>30,81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3] + [.$G$2]*[.B223] - [.$H$2]*[.B223]*[.C223]" office:value-type="float" office:value="112.081363576604" calcext:value-type="float">
            <text:p>112,08</text:p>
          </table:table-cell>
          <table:table-cell table:formula="of:=[.C223] + [.$H$2]*[.B223]*[.C223] - [.$I$2]*[.C223]" office:value-type="float" office:value="30.9916276864897" calcext:value-type="float">
            <text:p>30,99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4] + [.$G$2]*[.B224] - [.$H$2]*[.B224]*[.C224]" office:value-type="float" office:value="112.586198902856" calcext:value-type="float">
            <text:p>112,59</text:p>
          </table:table-cell>
          <table:table-cell table:formula="of:=[.C224] + [.$H$2]*[.B224]*[.C224] - [.$I$2]*[.C224]" office:value-type="float" office:value="31.1788382474453" calcext:value-type="float">
            <text:p>31,18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5] + [.$G$2]*[.B225] - [.$H$2]*[.B225]*[.C225]" office:value-type="float" office:value="113.08276943867" calcext:value-type="float">
            <text:p>113,08</text:p>
          </table:table-cell>
          <table:table-cell table:formula="of:=[.C225] + [.$H$2]*[.B225]*[.C225] - [.$I$2]*[.C225]" office:value-type="float" office:value="31.3750497773164" calcext:value-type="float">
            <text:p>31,38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6] + [.$G$2]*[.B226] - [.$H$2]*[.B226]*[.C226]" office:value-type="float" office:value="113.570436067396" calcext:value-type="float">
            <text:p>113,57</text:p>
          </table:table-cell>
          <table:table-cell table:formula="of:=[.C226] + [.$H$2]*[.B226]*[.C226] - [.$I$2]*[.C226]" office:value-type="float" office:value="31.5802860484981" calcext:value-type="float">
            <text:p>31,58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7] + [.$G$2]*[.B227] - [.$H$2]*[.B227]*[.C227]" office:value-type="float" office:value="114.048551359913" calcext:value-type="float">
            <text:p>114,05</text:p>
          </table:table-cell>
          <table:table-cell table:formula="of:=[.C227] + [.$H$2]*[.B227]*[.C227] - [.$I$2]*[.C227]" office:value-type="float" office:value="31.7945651749037" calcext:value-type="float">
            <text:p>31,79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8] + [.$G$2]*[.B228] - [.$H$2]*[.B228]*[.C228]" office:value-type="float" office:value="114.516460337453" calcext:value-type="float">
            <text:p>114,52</text:p>
          </table:table-cell>
          <table:table-cell table:formula="of:=[.C228] + [.$H$2]*[.B228]*[.C228] - [.$I$2]*[.C228]" office:value-type="float" office:value="32.0178989658166" calcext:value-type="float">
            <text:p>32,02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9] + [.$G$2]*[.B229] - [.$H$2]*[.B229]*[.C229]" office:value-type="float" office:value="114.973501315699" calcext:value-type="float">
            <text:p>114,97</text:p>
          </table:table-cell>
          <table:table-cell table:formula="of:=[.C229] + [.$H$2]*[.B229]*[.C229] - [.$I$2]*[.C229]" office:value-type="float" office:value="32.2502922460295" calcext:value-type="float">
            <text:p>32,25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0] + [.$G$2]*[.B230] - [.$H$2]*[.B230]*[.C230]" office:value-type="float" office:value="115.419006833022" calcext:value-type="float">
            <text:p>115,42</text:p>
          </table:table-cell>
          <table:table-cell table:formula="of:=[.C230] + [.$H$2]*[.B230]*[.C230] - [.$I$2]*[.C230]" office:value-type="float" office:value="32.4917421427183" calcext:value-type="float">
            <text:p>32,4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1] + [.$G$2]*[.B231] - [.$H$2]*[.B231]*[.C231]" office:value-type="float" office:value="115.852304665489" calcext:value-type="float">
            <text:p>115,85</text:p>
          </table:table-cell>
          <table:table-cell table:formula="of:=[.C231] + [.$H$2]*[.B231]*[.C231] - [.$I$2]*[.C231]" office:value-type="float" office:value="32.742237339776" calcext:value-type="float">
            <text:p>32,74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2] + [.$G$2]*[.B232] - [.$H$2]*[.B232]*[.C232]" office:value-type="float" office:value="116.27271893094" calcext:value-type="float">
            <text:p>116,27</text:p>
          </table:table-cell>
          <table:table-cell table:formula="of:=[.C232] + [.$H$2]*[.B232]*[.C232] - [.$I$2]*[.C232]" office:value-type="float" office:value="33.001757300646" calcext:value-type="float">
            <text:p>33,00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3] + [.$G$2]*[.B233] - [.$H$2]*[.B233]*[.C233]" office:value-type="float" office:value="116.679571284136" calcext:value-type="float">
            <text:p>116,68</text:p>
          </table:table-cell>
          <table:table-cell table:formula="of:=[.C233] + [.$H$2]*[.B233]*[.C233] - [.$I$2]*[.C233]" office:value-type="float" office:value="33.2702714610362" calcext:value-type="float">
            <text:p>33,27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4] + [.$G$2]*[.B234] - [.$H$2]*[.B234]*[.C234]" office:value-type="float" office:value="117.072182204529" calcext:value-type="float">
            <text:p>117,07</text:p>
          </table:table-cell>
          <table:table-cell table:formula="of:=[.C234] + [.$H$2]*[.B234]*[.C234] - [.$I$2]*[.C234]" office:value-type="float" office:value="33.5477383932747" calcext:value-type="float">
            <text:p>33,55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5] + [.$G$2]*[.B235] - [.$H$2]*[.B235]*[.C235]" office:value-type="float" office:value="117.449872377756" calcext:value-type="float">
            <text:p>117,45</text:p>
          </table:table-cell>
          <table:table-cell table:formula="of:=[.C235] + [.$H$2]*[.B235]*[.C235] - [.$I$2]*[.C235]" office:value-type="float" office:value="33.8341049444746" calcext:value-type="float">
            <text:p>33,83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6] + [.$G$2]*[.B236] - [.$H$2]*[.B236]*[.C236]" office:value-type="float" office:value="117.811964171439" calcext:value-type="float">
            <text:p>117,81</text:p>
          </table:table-cell>
          <table:table-cell table:formula="of:=[.C236] + [.$H$2]*[.B236]*[.C236] - [.$I$2]*[.C236]" office:value-type="float" office:value="34.129305351123" calcext:value-type="float">
            <text:p>34,1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7] + [.$G$2]*[.B237] - [.$H$2]*[.B237]*[.C237]" office:value-type="float" office:value="118.157783205256" calcext:value-type="float">
            <text:p>118,16</text:p>
          </table:table-cell>
          <table:table-cell table:formula="of:=[.C237] + [.$H$2]*[.B237]*[.C237] - [.$I$2]*[.C237]" office:value-type="float" office:value="34.4332603331781" calcext:value-type="float">
            <text:p>34,43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8] + [.$G$2]*[.B238] - [.$H$2]*[.B238]*[.C238]" office:value-type="float" office:value="118.486660014612" calcext:value-type="float">
            <text:p>118,49</text:p>
          </table:table-cell>
          <table:table-cell table:formula="of:=[.C238] + [.$H$2]*[.B238]*[.C238] - [.$I$2]*[.C238]" office:value-type="float" office:value="34.7458761712681" calcext:value-type="float">
            <text:p>34,75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9] + [.$G$2]*[.B239] - [.$H$2]*[.B239]*[.C239]" office:value-type="float" office:value="118.797931806497" calcext:value-type="float">
            <text:p>118,80</text:p>
          </table:table-cell>
          <table:table-cell table:formula="of:=[.C239] + [.$H$2]*[.B239]*[.C239] - [.$I$2]*[.C239]" office:value-type="float" office:value="35.0670437711121" calcext:value-type="float">
            <text:p>35,07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0] + [.$G$2]*[.B240] - [.$H$2]*[.B240]*[.C240]" office:value-type="float" office:value="119.090944305339" calcext:value-type="float">
            <text:p>119,09</text:p>
          </table:table-cell>
          <table:table-cell table:formula="of:=[.C240] + [.$H$2]*[.B240]*[.C240] - [.$I$2]*[.C240]" office:value-type="float" office:value="35.3966377198445" calcext:value-type="float">
            <text:p>35,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1] + [.$G$2]*[.B241] - [.$H$2]*[.B241]*[.C241]" office:value-type="float" office:value="119.365053685801" calcext:value-type="float">
            <text:p>119,37</text:p>
          </table:table-cell>
          <table:table-cell table:formula="of:=[.C241] + [.$H$2]*[.B241]*[.C241] - [.$I$2]*[.C241]" office:value-type="float" office:value="35.7345153394975" calcext:value-type="float">
            <text:p>35,73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2] + [.$G$2]*[.B242] - [.$H$2]*[.B242]*[.C242]" office:value-type="float" office:value="119.619628588549" calcext:value-type="float">
            <text:p>119,62</text:p>
          </table:table-cell>
          <table:table-cell table:formula="of:=[.C242] + [.$H$2]*[.B242]*[.C242] - [.$I$2]*[.C242]" office:value-type="float" office:value="36.0805157434902" calcext:value-type="float">
            <text:p>36,08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3] + [.$G$2]*[.B243] - [.$H$2]*[.B243]*[.C243]" office:value-type="float" office:value="119.85405221406" calcext:value-type="float">
            <text:p>119,85</text:p>
          </table:table-cell>
          <table:table-cell table:formula="of:=[.C243] + [.$H$2]*[.B243]*[.C243] - [.$I$2]*[.C243]" office:value-type="float" office:value="36.4344589025755" calcext:value-type="float">
            <text:p>36,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4] + [.$G$2]*[.B244] - [.$H$2]*[.B244]*[.C244]" office:value-type="float" office:value="120.067724488492" calcext:value-type="float">
            <text:p>120,07</text:p>
          </table:table-cell>
          <table:table-cell table:formula="of:=[.C244] + [.$H$2]*[.B244]*[.C244] - [.$I$2]*[.C244]" office:value-type="float" office:value="36.7961447272968" calcext:value-type="float">
            <text:p>36,80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5] + [.$G$2]*[.B245] - [.$H$2]*[.B245]*[.C245]" office:value-type="float" office:value="120.260064294583" calcext:value-type="float">
            <text:p>120,26</text:p>
          </table:table-cell>
          <table:table-cell table:formula="of:=[.C245] + [.$H$2]*[.B245]*[.C245] - [.$I$2]*[.C245]" office:value-type="float" office:value="37.1653521746099" calcext:value-type="float">
            <text:p>37,17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6] + [.$G$2]*[.B246] - [.$H$2]*[.B246]*[.C246]" office:value-type="float" office:value="120.43051175945" calcext:value-type="float">
            <text:p>120,43</text:p>
          </table:table-cell>
          <table:table-cell table:formula="of:=[.C246] + [.$H$2]*[.B246]*[.C246] - [.$I$2]*[.C246]" office:value-type="float" office:value="37.5418383869041" calcext:value-type="float">
            <text:p>37,54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7] + [.$G$2]*[.B247] - [.$H$2]*[.B247]*[.C247]" office:value-type="float" office:value="120.578530589977" calcext:value-type="float">
            <text:p>120,58</text:p>
          </table:table-cell>
          <table:table-cell table:formula="of:=[.C247] + [.$H$2]*[.B247]*[.C247] - [.$I$2]*[.C247]" office:value-type="float" office:value="37.9253378722216" calcext:value-type="float">
            <text:p>37,93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8] + [.$G$2]*[.B248] - [.$H$2]*[.B248]*[.C248]" office:value-type="float" office:value="120.703610445396" calcext:value-type="float">
            <text:p>120,70</text:p>
          </table:table-cell>
          <table:table-cell table:formula="of:=[.C248] + [.$H$2]*[.B248]*[.C248] - [.$I$2]*[.C248]" office:value-type="float" office:value="38.315561734991" calcext:value-type="float">
            <text:p>38,32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9] + [.$G$2]*[.B249] - [.$H$2]*[.B249]*[.C249]" office:value-type="float" office:value="120.805269335475" calcext:value-type="float">
            <text:p>120,81</text:p>
          </table:table-cell>
          <table:table-cell table:formula="of:=[.C249] + [.$H$2]*[.B249]*[.C249] - [.$I$2]*[.C249]" office:value-type="float" office:value="38.7121969670699" calcext:value-type="float">
            <text:p>38,71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0] + [.$G$2]*[.B250] - [.$H$2]*[.B250]*[.C250]" office:value-type="float" office:value="120.883056031597" calcext:value-type="float">
            <text:p>120,88</text:p>
          </table:table-cell>
          <table:table-cell table:formula="of:=[.C250] + [.$H$2]*[.B250]*[.C250] - [.$I$2]*[.C250]" office:value-type="float" office:value="39.1149058093038" calcext:value-type="float">
            <text:p>39,1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1] + [.$G$2]*[.B251] - [.$H$2]*[.B251]*[.C251]" office:value-type="float" office:value="120.936552476921" calcext:value-type="float">
            <text:p>120,94</text:p>
          </table:table-cell>
          <table:table-cell table:formula="of:=[.C251] + [.$H$2]*[.B251]*[.C251] - [.$I$2]*[.C251]" office:value-type="float" office:value="39.523325194147" calcext:value-type="float">
            <text:p>39,52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2] + [.$G$2]*[.B252] - [.$H$2]*[.B252]*[.C252]" office:value-type="float" office:value="120.965376180757" calcext:value-type="float">
            <text:p>120,97</text:p>
          </table:table-cell>
          <table:table-cell table:formula="of:=[.C252] + [.$H$2]*[.B252]*[.C252] - [.$I$2]*[.C252]" office:value-type="float" office:value="39.9370662801418" calcext:value-type="float">
            <text:p>39,94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3] + [.$G$2]*[.B253] - [.$H$2]*[.B253]*[.C253]" office:value-type="float" office:value="120.969182581306" calcext:value-type="float">
            <text:p>120,97</text:p>
          </table:table-cell>
          <table:table-cell table:formula="of:=[.C253] + [.$H$2]*[.B253]*[.C253] - [.$I$2]*[.C253]" office:value-type="float" office:value="40.3557140892013" calcext:value-type="float">
            <text:p>40,36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4] + [.$G$2]*[.B254] - [.$H$2]*[.B254]*[.C254]" office:value-type="float" office:value="120.947667360004" calcext:value-type="float">
            <text:p>120,95</text:p>
          </table:table-cell>
          <table:table-cell table:formula="of:=[.C254] + [.$H$2]*[.B254]*[.C254] - [.$I$2]*[.C254]" office:value-type="float" office:value="40.778827257669" calcext:value-type="float">
            <text:p>40,78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5] + [.$G$2]*[.B255] - [.$H$2]*[.B255]*[.C255]" office:value-type="float" office:value="120.900568689958" calcext:value-type="float">
            <text:p>120,90</text:p>
          </table:table-cell>
          <table:table-cell table:formula="of:=[.C255] + [.$H$2]*[.B255]*[.C255] - [.$I$2]*[.C255]" office:value-type="float" office:value="41.2059379120314" calcext:value-type="float">
            <text:p>41,21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6] + [.$G$2]*[.B256] - [.$H$2]*[.B256]*[.C256]" office:value-type="float" office:value="120.827669400274" calcext:value-type="float">
            <text:p>120,83</text:p>
          </table:table-cell>
          <table:table-cell table:formula="of:=[.C256] + [.$H$2]*[.B256]*[.C256] - [.$I$2]*[.C256]" office:value-type="float" office:value="41.6365516799137" calcext:value-type="float">
            <text:p>41,64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7] + [.$G$2]*[.B257] - [.$H$2]*[.B257]*[.C257]" office:value-type="float" office:value="120.728799037605" calcext:value-type="float">
            <text:p>120,73</text:p>
          </table:table-cell>
          <table:table-cell table:formula="of:=[.C257] + [.$H$2]*[.B257]*[.C257] - [.$I$2]*[.C257]" office:value-type="float" office:value="42.070147846592" calcext:value-type="float">
            <text:p>42,0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8] + [.$G$2]*[.B258] - [.$H$2]*[.B258]*[.C258]" office:value-type="float" office:value="120.60383580593" calcext:value-type="float">
            <text:p>120,60</text:p>
          </table:table-cell>
          <table:table-cell table:formula="of:=[.C258] + [.$H$2]*[.B258]*[.C258] - [.$I$2]*[.C258]" office:value-type="float" office:value="42.5061796666892" calcext:value-type="float">
            <text:p>42,51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59] + [.$G$2]*[.B259] - [.$H$2]*[.B259]*[.C259]" office:value-type="float" office:value="120.45270836542" calcext:value-type="float">
            <text:p>120,45</text:p>
          </table:table-cell>
          <table:table-cell table:formula="of:=[.C259] + [.$H$2]*[.B259]*[.C259] - [.$I$2]*[.C259]" office:value-type="float" office:value="42.9440748399841" calcext:value-type="float">
            <text:p>42,94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60] + [.$G$2]*[.B260] - [.$H$2]*[.B260]*[.C260]" office:value-type="float" office:value="120.275397471366" calcext:value-type="float">
            <text:p>120,28</text:p>
          </table:table-cell>
          <table:table-cell table:formula="of:=[.C260] + [.$H$2]*[.B260]*[.C260] - [.$I$2]*[.C260]" office:value-type="float" office:value="43.3832361593466" calcext:value-type="float">
            <text:p>43,38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61] + [.$G$2]*[.B261] - [.$H$2]*[.B261]*[.C261]" office:value-type="float" office:value="120.071937434464" calcext:value-type="float">
            <text:p>120,07</text:p>
          </table:table-cell>
          <table:table-cell table:formula="of:=[.C261] + [.$H$2]*[.B261]*[.C261] - [.$I$2]*[.C261]" office:value-type="float" office:value="43.823042337709" calcext:value-type="float">
            <text:p>43,82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2] + [.$G$2]*[.B262] - [.$H$2]*[.B262]*[.C262]" office:value-type="float" office:value="119.842417384273" calcext:value-type="float">
            <text:p>119,84</text:p>
          </table:table-cell>
          <table:table-cell table:formula="of:=[.C262] + [.$H$2]*[.B262]*[.C262] - [.$I$2]*[.C262]" office:value-type="float" office:value="44.2628490197042" calcext:value-type="float">
            <text:p>44,26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3] + [.$G$2]*[.B263] - [.$H$2]*[.B263]*[.C263]" office:value-type="float" office:value="119.58698231854" calcext:value-type="float">
            <text:p>119,59</text:p>
          </table:table-cell>
          <table:table-cell table:formula="of:=[.C263] + [.$H$2]*[.B263]*[.C263] - [.$I$2]*[.C263]" office:value-type="float" office:value="44.7019899821372" calcext:value-type="float">
            <text:p>44,70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4] + [.$G$2]*[.B264] - [.$H$2]*[.B264]*[.C264]" office:value-type="float" office:value="119.305833922112" calcext:value-type="float">
            <text:p>119,31</text:p>
          </table:table-cell>
          <table:table-cell table:formula="of:=[.C264] + [.$H$2]*[.B264]*[.C264] - [.$I$2]*[.C264]" office:value-type="float" office:value="45.139778525829" calcext:value-type="float">
            <text:p>45,1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5] + [.$G$2]*[.B265] - [.$H$2]*[.B265]*[.C265]" office:value-type="float" office:value="118.999231140512" calcext:value-type="float">
            <text:p>119,00</text:p>
          </table:table-cell>
          <table:table-cell table:formula="of:=[.C265] + [.$H$2]*[.B265]*[.C265] - [.$I$2]*[.C265]" office:value-type="float" office:value="45.5755090595793" calcext:value-type="float">
            <text:p>45,58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66] + [.$G$2]*[.B266] - [.$H$2]*[.B266]*[.C266]" office:value-type="float" office:value="118.667490494859" calcext:value-type="float">
            <text:p>118,67</text:p>
          </table:table-cell>
          <table:table-cell table:formula="of:=[.C266] + [.$H$2]*[.B266]*[.C266] - [.$I$2]*[.C266]" office:value-type="float" office:value="46.008458875064" calcext:value-type="float">
            <text:p>46,01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7] + [.$G$2]*[.B267] - [.$H$2]*[.B267]*[.C267]" office:value-type="float" office:value="118.310986126636" calcext:value-type="float">
            <text:p>118,31</text:p>
          </table:table-cell>
          <table:table-cell table:formula="of:=[.C267] + [.$H$2]*[.B267]*[.C267] - [.$I$2]*[.C267]" office:value-type="float" office:value="46.4378901094307" calcext:value-type="float">
            <text:p>46,44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268] + [.$G$2]*[.B268] - [.$H$2]*[.B268]*[.C268]" office:value-type="float" office:value="117.930149562925" calcext:value-type="float">
            <text:p>117,93</text:p>
          </table:table-cell>
          <table:table-cell table:formula="of:=[.C268] + [.$H$2]*[.B268]*[.C268] - [.$I$2]*[.C268]" office:value-type="float" office:value="46.8630518902028" calcext:value-type="float">
            <text:p>46,86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69] + [.$G$2]*[.B269] - [.$H$2]*[.B269]*[.C269]" office:value-type="float" office:value="117.525469194991" calcext:value-type="float">
            <text:p>117,53</text:p>
          </table:table-cell>
          <table:table-cell table:formula="of:=[.C269] + [.$H$2]*[.B269]*[.C269] - [.$I$2]*[.C269]" office:value-type="float" office:value="47.283182654886" calcext:value-type="float">
            <text:p>47,28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70] + [.$G$2]*[.B270] - [.$H$2]*[.B270]*[.C270]" office:value-type="float" office:value="117.097489465616" calcext:value-type="float">
            <text:p>117,10</text:p>
          </table:table-cell>
          <table:table-cell table:formula="of:=[.C270] + [.$H$2]*[.B270]*[.C270] - [.$I$2]*[.C270]" office:value-type="float" office:value="47.6975126354156" calcext:value-type="float">
            <text:p>47,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71] + [.$G$2]*[.B271] - [.$H$2]*[.B271]*[.C271]" office:value-type="float" office:value="116.646809763248" calcext:value-type="float">
            <text:p>116,65</text:p>
          </table:table-cell>
          <table:table-cell table:formula="of:=[.C271] + [.$H$2]*[.B271]*[.C271] - [.$I$2]*[.C271]" office:value-type="float" office:value="48.1052664953257" calcext:value-type="float">
            <text:p>48,1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2] + [.$G$2]*[.B272] - [.$H$2]*[.B272]*[.C272]" office:value-type="float" office:value="116.174083023768" calcext:value-type="float">
            <text:p>116,17</text:p>
          </table:table-cell>
          <table:table-cell table:formula="of:=[.C272] + [.$H$2]*[.B272]*[.C272] - [.$I$2]*[.C272]" office:value-type="float" office:value="48.5056661053047" calcext:value-type="float">
            <text:p>48,51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273] + [.$G$2]*[.B273] - [.$H$2]*[.B273]*[.C273]" office:value-type="float" office:value="115.680014043623" calcext:value-type="float">
            <text:p>115,68</text:p>
          </table:table-cell>
          <table:table-cell table:formula="of:=[.C273] + [.$H$2]*[.B273]*[.C273] - [.$I$2]*[.C273]" office:value-type="float" office:value="48.8979334406599" calcext:value-type="float">
            <text:p>48,90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4] + [.$G$2]*[.B274] - [.$H$2]*[.B274]*[.C274]" office:value-type="float" office:value="115.165357510935" calcext:value-type="float">
            <text:p>115,17</text:p>
          </table:table-cell>
          <table:table-cell table:formula="of:=[.C274] + [.$H$2]*[.B274]*[.C274] - [.$I$2]*[.C274]" office:value-type="float" office:value="49.2812935821867" calcext:value-type="float">
            <text:p>49,28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75] + [.$G$2]*[.B275] - [.$H$2]*[.B275]*[.C275]" office:value-type="float" office:value="114.630915764157" calcext:value-type="float">
            <text:p>114,63</text:p>
          </table:table-cell>
          <table:table-cell table:formula="of:=[.C275] + [.$H$2]*[.B275]*[.C275] - [.$I$2]*[.C275]" office:value-type="float" office:value="49.6549778000743" calcext:value-type="float">
            <text:p>49,65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6] + [.$G$2]*[.B276] - [.$H$2]*[.B276]*[.C276]" office:value-type="float" office:value="114.077536290704" calcext:value-type="float">
            <text:p>114,08</text:p>
          </table:table-cell>
          <table:table-cell table:formula="of:=[.C276] + [.$H$2]*[.B276]*[.C276] - [.$I$2]*[.C276]" office:value-type="float" office:value="50.0182266988063" calcext:value-type="float">
            <text:p>50,02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7] + [.$G$2]*[.B277] - [.$H$2]*[.B277]*[.C277]" office:value-type="float" office:value="113.506108980804" calcext:value-type="float">
            <text:p>113,51</text:p>
          </table:table-cell>
          <table:table-cell table:formula="of:=[.C277] + [.$H$2]*[.B277]*[.C277] - [.$I$2]*[.C277]" office:value-type="float" office:value="50.3702933995809" calcext:value-type="float">
            <text:p>50,37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78] + [.$G$2]*[.B278] - [.$H$2]*[.B278]*[.C278]" office:value-type="float" office:value="112.917563154416" calcext:value-type="float">
            <text:p>112,92</text:p>
          </table:table-cell>
          <table:table-cell table:formula="of:=[.C278] + [.$H$2]*[.B278]*[.C278] - [.$I$2]*[.C278]" office:value-type="float" office:value="50.7104467356058" calcext:value-type="float">
            <text:p>50,71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79] + [.$G$2]*[.B279] - [.$H$2]*[.B279]*[.C279]" office:value-type="float" office:value="112.312864381576" calcext:value-type="float">
            <text:p>112,31</text:p>
          </table:table-cell>
          <table:table-cell table:formula="of:=[.C279] + [.$H$2]*[.B279]*[.C279] - [.$I$2]*[.C279]" office:value-type="float" office:value="51.0379744347537" calcext:value-type="float">
            <text:p>51,04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80] + [.$G$2]*[.B280] - [.$H$2]*[.B280]*[.C280]" office:value-type="float" office:value="111.693011118707" calcext:value-type="float">
            <text:p>111,69</text:p>
          </table:table-cell>
          <table:table-cell table:formula="of:=[.C280] + [.$H$2]*[.B280]*[.C280] - [.$I$2]*[.C280]" office:value-type="float" office:value="51.3521862635164" calcext:value-type="float">
            <text:p>51,35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1] + [.$G$2]*[.B281] - [.$H$2]*[.B281]*[.C281]" office:value-type="float" office:value="111.059031185431" calcext:value-type="float">
            <text:p>111,06</text:p>
          </table:table-cell>
          <table:table-cell table:formula="of:=[.C281] + [.$H$2]*[.B281]*[.C281] - [.$I$2]*[.C281]" office:value-type="float" office:value="51.652417105991" calcext:value-type="float">
            <text:p>51,65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2] + [.$G$2]*[.B282] - [.$H$2]*[.B282]*[.C282]" office:value-type="float" office:value="110.411978108051" calcext:value-type="float">
            <text:p>110,41</text:p>
          </table:table-cell>
          <table:table-cell table:formula="of:=[.C282] + [.$H$2]*[.B282]*[.C282] - [.$I$2]*[.C282]" office:value-type="float" office:value="51.93802995178" calcext:value-type="float">
            <text:p>51,94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3] + [.$G$2]*[.B283] - [.$H$2]*[.B283]*[.C283]" office:value-type="float" office:value="109.752927357206" calcext:value-type="float">
            <text:p>109,75</text:p>
          </table:table-cell>
          <table:table-cell table:formula="of:=[.C283] + [.$H$2]*[.B283]*[.C283] - [.$I$2]*[.C283]" office:value-type="float" office:value="52.2084187671966" calcext:value-type="float">
            <text:p>52,21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4] + [.$G$2]*[.B284] - [.$H$2]*[.B284]*[.C284]" office:value-type="float" office:value="109.082972508155" calcext:value-type="float">
            <text:p>109,08</text:p>
          </table:table-cell>
          <table:table-cell table:formula="of:=[.C284] + [.$H$2]*[.B284]*[.C284] - [.$I$2]*[.C284]" office:value-type="float" office:value="52.4630112250321" calcext:value-type="float">
            <text:p>52,46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285] + [.$G$2]*[.B285] - [.$H$2]*[.B285]*[.C285]" office:value-type="float" office:value="108.40322135274" calcext:value-type="float">
            <text:p>108,40</text:p>
          </table:table-cell>
          <table:table-cell table:formula="of:=[.C285] + [.$H$2]*[.B285]*[.C285] - [.$I$2]*[.C285]" office:value-type="float" office:value="52.7012712693581" calcext:value-type="float">
            <text:p>52,70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286] + [.$G$2]*[.B286] - [.$H$2]*[.B286]*[.C286]" office:value-type="float" office:value="107.714791992304" calcext:value-type="float">
            <text:p>107,71</text:p>
          </table:table-cell>
          <table:table-cell table:formula="of:=[.C286] + [.$H$2]*[.B286]*[.C286] - [.$I$2]*[.C286]" office:value-type="float" office:value="52.9227014933817" calcext:value-type="float">
            <text:p>52,92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287] + [.$G$2]*[.B287] - [.$H$2]*[.B287]*[.C287]" office:value-type="float" office:value="107.018808940634" calcext:value-type="float">
            <text:p>107,02</text:p>
          </table:table-cell>
          <table:table-cell table:formula="of:=[.C287] + [.$H$2]*[.B287]*[.C287] - [.$I$2]*[.C287]" office:value-type="float" office:value="53.1268453102278" calcext:value-type="float">
            <text:p>53,13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288] + [.$G$2]*[.B288] - [.$H$2]*[.B288]*[.C288]" office:value-type="float" office:value="106.31639926551" calcext:value-type="float">
            <text:p>106,32</text:p>
          </table:table-cell>
          <table:table-cell table:formula="of:=[.C288] + [.$H$2]*[.B288]*[.C288] - [.$I$2]*[.C288]" office:value-type="float" office:value="53.3132888986534" calcext:value-type="float">
            <text:p>53,31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289] + [.$G$2]*[.B289] - [.$H$2]*[.B289]*[.C289]" office:value-type="float" office:value="105.608688796467" calcext:value-type="float">
            <text:p>105,61</text:p>
          </table:table-cell>
          <table:table-cell table:formula="of:=[.C289] + [.$H$2]*[.B289]*[.C289] - [.$I$2]*[.C289]" office:value-type="float" office:value="53.4816629080741" calcext:value-type="float">
            <text:p>53,48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90] + [.$G$2]*[.B290] - [.$H$2]*[.B290]*[.C290]" office:value-type="float" office:value="104.896798425208" calcext:value-type="float">
            <text:p>104,90</text:p>
          </table:table-cell>
          <table:table-cell table:formula="of:=[.C290] + [.$H$2]*[.B290]*[.C290] - [.$I$2]*[.C290]" office:value-type="float" office:value="53.6316439098586" calcext:value-type="float">
            <text:p>53,63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291] + [.$G$2]*[.B291] - [.$H$2]*[.B291]*[.C291]" office:value-type="float" office:value="104.1818405235" calcext:value-type="float">
            <text:p>104,18</text:p>
          </table:table-cell>
          <table:table-cell table:formula="of:=[.C291] + [.$H$2]*[.B291]*[.C291] - [.$I$2]*[.C291]" office:value-type="float" office:value="53.7629555845781" calcext:value-type="float">
            <text:p>53,76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292] + [.$G$2]*[.B292] - [.$H$2]*[.B292]*[.C292]" office:value-type="float" office:value="103.464915501578" calcext:value-type="float">
            <text:p>103,46</text:p>
          </table:table-cell>
          <table:table-cell table:formula="of:=[.C292] + [.$H$2]*[.B292]*[.C292] - [.$I$2]*[.C292]" office:value-type="float" office:value="53.8753696377415" calcext:value-type="float">
            <text:p>53,88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293] + [.$G$2]*[.B293] - [.$H$2]*[.B293]*[.C293]" office:value-type="float" office:value="102.747108528017" calcext:value-type="float">
            <text:p>102,75</text:p>
          </table:table-cell>
          <table:table-cell table:formula="of:=[.C293] + [.$H$2]*[.B293]*[.C293] - [.$I$2]*[.C293]" office:value-type="float" office:value="53.968706439447" calcext:value-type="float">
            <text:p>53,97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294] + [.$G$2]*[.B294] - [.$H$2]*[.B294]*[.C294]" office:value-type="float" office:value="102.029486429752" calcext:value-type="float">
            <text:p>102,03</text:p>
          </table:table-cell>
          <table:table-cell table:formula="of:=[.C294] + [.$H$2]*[.B294]*[.C294] - [.$I$2]*[.C294]" office:value-type="float" office:value="54.0428353862999" calcext:value-type="float">
            <text:p>54,04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295] + [.$G$2]*[.B295] - [.$H$2]*[.B295]*[.C295]" office:value-type="float" office:value="101.313094788511" calcext:value-type="float">
            <text:p>101,31</text:p>
          </table:table-cell>
          <table:table-cell table:formula="of:=[.C295] + [.$H$2]*[.B295]*[.C295] - [.$I$2]*[.C295]" office:value-type="float" office:value="54.0976749868208" calcext:value-type="float">
            <text:p>54,10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296] + [.$G$2]*[.B296] - [.$H$2]*[.B296]*[.C296]" office:value-type="float" office:value="100.598955247392" calcext:value-type="float">
            <text:p>100,60</text:p>
          </table:table-cell>
          <table:table-cell table:formula="of:=[.C296] + [.$H$2]*[.B296]*[.C296] - [.$I$2]*[.C296]" office:value-type="float" office:value="54.1331926743687" calcext:value-type="float">
            <text:p>54,13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7] + [.$G$2]*[.B297] - [.$H$2]*[.B297]*[.C297]" office:value-type="float" office:value="99.8880630387162" calcext:value-type="float">
            <text:p>99,89</text:p>
          </table:table-cell>
          <table:table-cell table:formula="of:=[.C297] + [.$H$2]*[.B297]*[.C297] - [.$I$2]*[.C297]" office:value-type="float" office:value="54.1494043542739" calcext:value-type="float">
            <text:p>54,15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298] + [.$G$2]*[.B298] - [.$H$2]*[.B298]*[.C298]" office:value-type="float" office:value="99.1813847416663" calcext:value-type="float">
            <text:p>99,18</text:p>
          </table:table-cell>
          <table:table-cell table:formula="of:=[.C298] + [.$H$2]*[.B298]*[.C298] - [.$I$2]*[.C298]" office:value-type="float" office:value="54.1463736943845" calcext:value-type="float">
            <text:p>54,15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299] + [.$G$2]*[.B299] - [.$H$2]*[.B299]*[.C299]" office:value-type="float" office:value="98.4798562756252" calcext:value-type="float">
            <text:p>98,48</text:p>
          </table:table-cell>
          <table:table-cell table:formula="of:=[.C299] + [.$H$2]*[.B299]*[.C299] - [.$I$2]*[.C299]" office:value-type="float" office:value="54.1242111705397" calcext:value-type="float">
            <text:p>54,12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300] + [.$G$2]*[.B300] - [.$H$2]*[.B300]*[.C300]" office:value-type="float" office:value="97.7843811325845" calcext:value-type="float">
            <text:p>97,78</text:p>
          </table:table-cell>
          <table:table-cell table:formula="of:=[.C300] + [.$H$2]*[.B300]*[.C300] - [.$I$2]*[.C300]" office:value-type="float" office:value="54.0830728805659" calcext:value-type="float">
            <text:p>54,08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301] + [.$G$2]*[.B301] - [.$H$2]*[.B301]*[.C301]" office:value-type="float" office:value="97.0958288495489" calcext:value-type="float">
            <text:p>97,10</text:p>
          </table:table-cell>
          <table:table-cell table:formula="of:=[.C301] + [.$H$2]*[.B301]*[.C301] - [.$I$2]*[.C301]" office:value-type="float" office:value="54.0231591422249" calcext:value-type="float">
            <text:p>54,02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302] + [.$G$2]*[.B302] - [.$H$2]*[.B302]*[.C302]" office:value-type="float" office:value="96.4150337195472" calcext:value-type="float">
            <text:p>96,42</text:p>
          </table:table-cell>
          <table:table-cell table:formula="of:=[.C302] + [.$H$2]*[.B302]*[.C302] - [.$I$2]*[.C302]" office:value-type="float" office:value="53.9447128921063" calcext:value-type="float">
            <text:p>53,94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303] + [.$G$2]*[.B303] - [.$H$2]*[.B303]*[.C303]" office:value-type="float" office:value="95.7427937376963" calcext:value-type="float">
            <text:p>95,74</text:p>
          </table:table-cell>
          <table:table-cell table:formula="of:=[.C303] + [.$H$2]*[.B303]*[.C303] - [.$I$2]*[.C303]" office:value-type="float" office:value="53.8480179037429" calcext:value-type="float">
            <text:p>53,85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304] + [.$G$2]*[.B304] - [.$H$2]*[.B304]*[.C304]" office:value-type="float" office:value="95.0798697767793" calcext:value-type="float">
            <text:p>95,08</text:p>
          </table:table-cell>
          <table:table-cell table:formula="of:=[.C304] + [.$H$2]*[.B304]*[.C304] - [.$I$2]*[.C304]" office:value-type="float" office:value="53.7333968442267" calcext:value-type="float">
            <text:p>53,73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305] + [.$G$2]*[.B305] - [.$H$2]*[.B305]*[.C305]" office:value-type="float" office:value="94.4269849850084" calcext:value-type="float">
            <text:p>94,43</text:p>
          </table:table-cell>
          <table:table-cell table:formula="of:=[.C305] + [.$H$2]*[.B305]*[.C305] - [.$I$2]*[.C305]" office:value-type="float" office:value="53.6012091893219" calcext:value-type="float">
            <text:p>53,60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306] + [.$G$2]*[.B306] - [.$H$2]*[.B306]*[.C306]" office:value-type="float" office:value="93.7848243970593" calcext:value-type="float">
            <text:p>93,78</text:p>
          </table:table-cell>
          <table:table-cell table:formula="of:=[.C306] + [.$H$2]*[.B306]*[.C306] - [.$I$2]*[.C306]" office:value-type="float" office:value="53.451849017505" calcext:value-type="float">
            <text:p>53,4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307] + [.$G$2]*[.B307] - [.$H$2]*[.B307]*[.C307]" office:value-type="float" office:value="93.1540347480981" calcext:value-type="float">
            <text:p>93,15</text:p>
          </table:table-cell>
          <table:table-cell table:formula="of:=[.C307] + [.$H$2]*[.B307]*[.C307] - [.$I$2]*[.C307]" office:value-type="float" office:value="53.2857427035321" calcext:value-type="float">
            <text:p>53,29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308] + [.$G$2]*[.B308] - [.$H$2]*[.B308]*[.C308]" office:value-type="float" office:value="92.5352244793685" calcext:value-type="float">
            <text:p>92,54</text:p>
          </table:table-cell>
          <table:table-cell table:formula="of:=[.C308] + [.$H$2]*[.B308]*[.C308] - [.$I$2]*[.C308]" office:value-type="float" office:value="53.103346532047" calcext:value-type="float">
            <text:p>53,10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309] + [.$G$2]*[.B309] - [.$H$2]*[.B309]*[.C309]" office:value-type="float" office:value="91.9289639229816" calcext:value-type="float">
            <text:p>91,93</text:p>
          </table:table-cell>
          <table:table-cell table:formula="of:=[.C309] + [.$H$2]*[.B309]*[.C309] - [.$I$2]*[.C309]" office:value-type="float" office:value="52.905144251419" calcext:value-type="float">
            <text:p>52,91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310] + [.$G$2]*[.B310] - [.$H$2]*[.B310]*[.C310]" office:value-type="float" office:value="91.3357856528268" calcext:value-type="float">
            <text:p>91,34</text:p>
          </table:table-cell>
          <table:table-cell table:formula="of:=[.C310] + [.$H$2]*[.B310]*[.C310] - [.$I$2]*[.C310]" office:value-type="float" office:value="52.6916445874625" calcext:value-type="float">
            <text:p>52,69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311] + [.$G$2]*[.B311] - [.$H$2]*[.B311]*[.C311]" office:value-type="float" office:value="90.7561849880156" calcext:value-type="float">
            <text:p>90,76</text:p>
          </table:table-cell>
          <table:table-cell table:formula="of:=[.C311] + [.$H$2]*[.B311]*[.C311] - [.$I$2]*[.C311]" office:value-type="float" office:value="52.4633787359571" calcext:value-type="float">
            <text:p>52,46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312] + [.$G$2]*[.B312] - [.$H$2]*[.B312]*[.C312]" office:value-type="float" office:value="90.1906206349475" calcext:value-type="float">
            <text:p>90,19</text:p>
          </table:table-cell>
          <table:table-cell table:formula="of:=[.C312] + [.$H$2]*[.B312]*[.C312] - [.$I$2]*[.C312]" office:value-type="float" office:value="52.2208978519876" calcext:value-type="float">
            <text:p>52,22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313] + [.$G$2]*[.B313] - [.$H$2]*[.B313]*[.C313]" office:value-type="float" office:value="89.639515453954" calcext:value-type="float">
            <text:p>89,64</text:p>
          </table:table-cell>
          <table:table-cell table:formula="of:=[.C313] + [.$H$2]*[.B313]*[.C313] - [.$I$2]*[.C313]" office:value-type="float" office:value="51.9647705530807" calcext:value-type="float">
            <text:p>51,96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314] + [.$G$2]*[.B314] - [.$H$2]*[.B314]*[.C314]" office:value-type="float" office:value="89.103257336506" calcext:value-type="float">
            <text:p>89,10</text:p>
          </table:table-cell>
          <table:table-cell table:formula="of:=[.C314] + [.$H$2]*[.B314]*[.C314] - [.$I$2]*[.C314]" office:value-type="float" office:value="51.6955804519537" calcext:value-type="float">
            <text:p>51,70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315] + [.$G$2]*[.B315] - [.$H$2]*[.B315]*[.C315]" office:value-type="float" office:value="88.5822001791509" calcext:value-type="float">
            <text:p>88,58</text:p>
          </table:table-cell>
          <table:table-cell table:formula="of:=[.C315] + [.$H$2]*[.B315]*[.C315] - [.$I$2]*[.C315]" office:value-type="float" office:value="51.4139237334413" calcext:value-type="float">
            <text:p>51,41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316] + [.$G$2]*[.B316] - [.$H$2]*[.B316]*[.C316]" office:value-type="float" office:value="88.0766649406583" calcext:value-type="float">
            <text:p>88,08</text:p>
          </table:table-cell>
          <table:table-cell table:formula="of:=[.C316] + [.$H$2]*[.B316]*[.C316] - [.$I$2]*[.C316]" office:value-type="float" office:value="51.1204067888449" calcext:value-type="float">
            <text:p>51,12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317] + [.$G$2]*[.B317] - [.$H$2]*[.B317]*[.C317]" office:value-type="float" office:value="87.5869407692858" calcext:value-type="float">
            <text:p>87,59</text:p>
          </table:table-cell>
          <table:table-cell table:formula="of:=[.C317] + [.$H$2]*[.B317]*[.C317] - [.$I$2]*[.C317]" office:value-type="float" office:value="50.8156439195882" calcext:value-type="float">
            <text:p>50,82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318] + [.$G$2]*[.B318] - [.$H$2]*[.B318]*[.C318]" office:value-type="float" office:value="87.1132861876025" calcext:value-type="float">
            <text:p>87,11</text:p>
          </table:table-cell>
          <table:table-cell table:formula="of:=[.C318] + [.$H$2]*[.B318]*[.C318] - [.$I$2]*[.C318]" office:value-type="float" office:value="50.5002551206779" calcext:value-type="float">
            <text:p>50,50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319] + [.$G$2]*[.B319] - [.$H$2]*[.B319]*[.C319]" office:value-type="float" office:value="86.6559303229173" calcext:value-type="float">
            <text:p>86,66</text:p>
          </table:table-cell>
          <table:table-cell table:formula="of:=[.C319] + [.$H$2]*[.B319]*[.C319] - [.$I$2]*[.C319]" office:value-type="float" office:value="50.1748639530813" calcext:value-type="float">
            <text:p>50,17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320] + [.$G$2]*[.B320] - [.$H$2]*[.B320]*[.C320]" office:value-type="float" office:value="86.2150741720356" calcext:value-type="float">
            <text:p>86,22</text:p>
          </table:table-cell>
          <table:table-cell table:formula="of:=[.C320] + [.$H$2]*[.B320]*[.C320] - [.$I$2]*[.C320]" office:value-type="float" office:value="49.8400955127672" calcext:value-type="float">
            <text:p>49,8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21] + [.$G$2]*[.B321] - [.$H$2]*[.B321]*[.C321]" office:value-type="float" office:value="85.790891889789" calcext:value-type="float">
            <text:p>85,79</text:p>
          </table:table-cell>
          <table:table-cell table:formula="of:=[.C321] + [.$H$2]*[.B321]*[.C321] - [.$I$2]*[.C321]" office:value-type="float" office:value="49.4965745028161" calcext:value-type="float">
            <text:p>49,50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322] + [.$G$2]*[.B322] - [.$H$2]*[.B322]*[.C322]" office:value-type="float" office:value="85.3835320915418" calcext:value-type="float">
            <text:p>85,38</text:p>
          </table:table-cell>
          <table:table-cell table:formula="of:=[.C322] + [.$H$2]*[.B322]*[.C322] - [.$I$2]*[.C322]" office:value-type="float" office:value="49.1449234137183" calcext:value-type="float">
            <text:p>49,14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323] + [.$G$2]*[.B323] - [.$H$2]*[.B323]*[.C323]" office:value-type="float" office:value="84.9931191606568" calcext:value-type="float">
            <text:p>84,99</text:p>
          </table:table-cell>
          <table:table-cell table:formula="of:=[.C323] + [.$H$2]*[.B323]*[.C323] - [.$I$2]*[.C323]" office:value-type="float" office:value="48.7857608157482" calcext:value-type="float">
            <text:p>48,79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324] + [.$G$2]*[.B324] - [.$H$2]*[.B324]*[.C324]" office:value-type="float" office:value="84.6197545526919" calcext:value-type="float">
            <text:p>84,62</text:p>
          </table:table-cell>
          <table:table-cell table:formula="of:=[.C324] + [.$H$2]*[.B324]*[.C324] - [.$I$2]*[.C324]" office:value-type="float" office:value="48.4196997661389" calcext:value-type="float">
            <text:p>48,42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325] + [.$G$2]*[.B325] - [.$H$2]*[.B325]*[.C325]" office:value-type="float" office:value="84.2635180888829" calcext:value-type="float">
            <text:p>84,26</text:p>
          </table:table-cell>
          <table:table-cell table:formula="of:=[.C325] + [.$H$2]*[.B325]*[.C325] - [.$I$2]*[.C325]" office:value-type="float" office:value="48.0473463326948" calcext:value-type="float">
            <text:p>48,05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326] + [.$G$2]*[.B326] - [.$H$2]*[.B326]*[.C326]" office:value-type="float" office:value="83.9244692322466" calcext:value-type="float">
            <text:p>83,92</text:p>
          </table:table-cell>
          <table:table-cell table:formula="of:=[.C326] + [.$H$2]*[.B326]*[.C326] - [.$I$2]*[.C326]" office:value-type="float" office:value="47.669298234474" calcext:value-type="float">
            <text:p>47,67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327] + [.$G$2]*[.B327] - [.$H$2]*[.B327]*[.C327]" office:value-type="float" office:value="83.6026483403906" calcext:value-type="float">
            <text:p>83,60</text:p>
          </table:table-cell>
          <table:table-cell table:formula="of:=[.C327] + [.$H$2]*[.B327]*[.C327] - [.$I$2]*[.C327]" office:value-type="float" office:value="47.2861435992512" calcext:value-type="float">
            <text:p>47,29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328] + [.$G$2]*[.B328] - [.$H$2]*[.B328]*[.C328]" office:value-type="float" office:value="83.2980778898477" calcext:value-type="float">
            <text:p>83,30</text:p>
          </table:table-cell>
          <table:table-cell table:formula="of:=[.C328] + [.$H$2]*[.B328]*[.C328] - [.$I$2]*[.C328]" office:value-type="float" office:value="46.8984598366394" calcext:value-type="float">
            <text:p>46,90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329] + [.$G$2]*[.B329] - [.$H$2]*[.B329]*[.C329]" office:value-type="float" office:value="83.0107636674515" calcext:value-type="float">
            <text:p>83,01</text:p>
          </table:table-cell>
          <table:table-cell table:formula="of:=[.C329] + [.$H$2]*[.B329]*[.C329] - [.$I$2]*[.C329]" office:value-type="float" office:value="46.5068126250006" calcext:value-type="float">
            <text:p>46,51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330] + [.$G$2]*[.B330] - [.$H$2]*[.B330]*[.C330]" office:value-type="float" office:value="82.7406959249303" calcext:value-type="float">
            <text:p>82,74</text:p>
          </table:table-cell>
          <table:table-cell table:formula="of:=[.C330] + [.$H$2]*[.B330]*[.C330] - [.$I$2]*[.C330]" office:value-type="float" office:value="46.1117550096207" calcext:value-type="float">
            <text:p>46,11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331] + [.$G$2]*[.B331] - [.$H$2]*[.B331]*[.C331]" office:value-type="float" office:value="82.487850493521" calcext:value-type="float">
            <text:p>82,49</text:p>
          </table:table-cell>
          <table:table-cell table:formula="of:=[.C331] + [.$H$2]*[.B331]*[.C331] - [.$I$2]*[.C331]" office:value-type="float" office:value="45.7138266090476" calcext:value-type="float">
            <text:p>45,71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332] + [.$G$2]*[.B332] - [.$H$2]*[.B332]*[.C332]" office:value-type="float" office:value="82.2521898559845" calcext:value-type="float">
            <text:p>82,25</text:p>
          </table:table-cell>
          <table:table-cell table:formula="of:=[.C332] + [.$H$2]*[.B332]*[.C332] - [.$I$2]*[.C332]" office:value-type="float" office:value="45.3135529260022" calcext:value-type="float">
            <text:p>45,31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333] + [.$G$2]*[.B333] - [.$H$2]*[.B333]*[.C333]" office:value-type="float" office:value="82.0336641739448" calcext:value-type="float">
            <text:p>82,03</text:p>
          </table:table-cell>
          <table:table-cell table:formula="of:=[.C333] + [.$H$2]*[.B333]*[.C333] - [.$I$2]*[.C333]" office:value-type="float" office:value="44.9114447588614" calcext:value-type="float">
            <text:p>44,91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334] + [.$G$2]*[.B334] - [.$H$2]*[.B334]*[.C334]" office:value-type="float" office:value="81.8322122689661" calcext:value-type="float">
            <text:p>81,83</text:p>
          </table:table-cell>
          <table:table-cell table:formula="of:=[.C334] + [.$H$2]*[.B334]*[.C334] - [.$I$2]*[.C334]" office:value-type="float" office:value="44.5079977093759" calcext:value-type="float">
            <text:p>44,51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335] + [.$G$2]*[.B335] - [.$H$2]*[.B335]*[.C335]" office:value-type="float" office:value="81.6477625562353" calcext:value-type="float">
            <text:p>81,65</text:p>
          </table:table-cell>
          <table:table-cell table:formula="of:=[.C335] + [.$H$2]*[.B335]*[.C335] - [.$I$2]*[.C335]" office:value-type="float" office:value="44.1036917820173" calcext:value-type="float">
            <text:p>44,10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336] + [.$G$2]*[.B336] - [.$H$2]*[.B336]*[.C336]" office:value-type="float" office:value="81.4802339301242" calcext:value-type="float">
            <text:p>81,48</text:p>
          </table:table-cell>
          <table:table-cell table:formula="of:=[.C336] + [.$H$2]*[.B336]*[.C336] - [.$I$2]*[.C336]" office:value-type="float" office:value="43.6989910701522" calcext:value-type="float">
            <text:p>43,70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337] + [.$G$2]*[.B337] - [.$H$2]*[.B337]*[.C337]" office:value-type="float" office:value="81.3295366012735" calcext:value-type="float">
            <text:p>81,33</text:p>
          </table:table-cell>
          <table:table-cell table:formula="of:=[.C337] + [.$H$2]*[.B337]*[.C337] - [.$I$2]*[.C337]" office:value-type="float" office:value="43.2943435240978" calcext:value-type="float">
            <text:p>43,29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338] + [.$G$2]*[.B338] - [.$H$2]*[.B338]*[.C338]" office:value-type="float" office:value="81.1955728851634" calcext:value-type="float">
            <text:p>81,20</text:p>
          </table:table-cell>
          <table:table-cell table:formula="of:=[.C338] + [.$H$2]*[.B338]*[.C338] - [.$I$2]*[.C338]" office:value-type="float" office:value="42.8901807960285" calcext:value-type="float">
            <text:p>42,89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339] + [.$G$2]*[.B339] - [.$H$2]*[.B339]*[.C339]" office:value-type="float" office:value="81.0782379424258" calcext:value-type="float">
            <text:p>81,08</text:p>
          </table:table-cell>
          <table:table-cell table:formula="of:=[.C339] + [.$H$2]*[.B339]*[.C339] - [.$I$2]*[.C339]" office:value-type="float" office:value="42.4869181566679" calcext:value-type="float">
            <text:p>42,49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340] + [.$G$2]*[.B340] - [.$H$2]*[.B340]*[.C340]" office:value-type="float" office:value="80.9774204714009" calcext:value-type="float">
            <text:p>80,98</text:p>
          </table:table-cell>
          <table:table-cell table:formula="of:=[.C340] + [.$H$2]*[.B340]*[.C340] - [.$I$2]*[.C340]" office:value-type="float" office:value="42.0849544787079" calcext:value-type="float">
            <text:p>42,0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341] + [.$G$2]*[.B341] - [.$H$2]*[.B341]*[.C341]" office:value-type="float" office:value="80.8930033536579" calcext:value-type="float">
            <text:p>80,89</text:p>
          </table:table-cell>
          <table:table-cell table:formula="of:=[.C341] + [.$H$2]*[.B341]*[.C341] - [.$I$2]*[.C341]" office:value-type="float" office:value="41.6846722819436" calcext:value-type="float">
            <text:p>41,68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342] + [.$G$2]*[.B342] - [.$H$2]*[.B342]*[.C342]" office:value-type="float" office:value="80.8248642533814" calcext:value-type="float">
            <text:p>80,82</text:p>
          </table:table-cell>
          <table:table-cell table:formula="of:=[.C342] + [.$H$2]*[.B342]*[.C342] - [.$I$2]*[.C342]" office:value-type="float" office:value="41.2864378351961" calcext:value-type="float">
            <text:p>41,29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343] + [.$G$2]*[.B343] - [.$H$2]*[.B343]*[.C343]" office:value-type="float" office:value="80.7728761716813" calcext:value-type="float">
            <text:p>80,77</text:p>
          </table:table-cell>
          <table:table-cell table:formula="of:=[.C343] + [.$H$2]*[.B343]*[.C343] - [.$I$2]*[.C343]" office:value-type="float" office:value="40.890601310204" calcext:value-type="float">
            <text:p>40,89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344] + [.$G$2]*[.B344] - [.$H$2]*[.B344]*[.C344]" office:value-type="float" office:value="80.7369079570076" calcext:value-type="float">
            <text:p>80,74</text:p>
          </table:table-cell>
          <table:table-cell table:formula="of:=[.C344] + [.$H$2]*[.B344]*[.C344] - [.$I$2]*[.C344]" office:value-type="float" office:value="40.4974969828011" calcext:value-type="float">
            <text:p>40,50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345] + [.$G$2]*[.B345] - [.$H$2]*[.B345]*[.C345]" office:value-type="float" office:value="80.7168247729529" calcext:value-type="float">
            <text:p>80,72</text:p>
          </table:table-cell>
          <table:table-cell table:formula="of:=[.C345] + [.$H$2]*[.B345]*[.C345] - [.$I$2]*[.C345]" office:value-type="float" office:value="40.1074434768559" calcext:value-type="float">
            <text:p>40,11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346] + [.$G$2]*[.B346] - [.$H$2]*[.B346]*[.C346]" office:value-type="float" office:value="80.7124885248057" calcext:value-type="float">
            <text:p>80,71</text:p>
          </table:table-cell>
          <table:table-cell table:formula="of:=[.C346] + [.$H$2]*[.B346]*[.C346] - [.$I$2]*[.C346]" office:value-type="float" office:value="39.7207440466193" calcext:value-type="float">
            <text:p>39,72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347] + [.$G$2]*[.B347] - [.$H$2]*[.B347]*[.C347]" office:value-type="float" office:value="80.7237582462721" calcext:value-type="float">
            <text:p>80,72</text:p>
          </table:table-cell>
          <table:table-cell table:formula="of:=[.C347] + [.$H$2]*[.B347]*[.C347] - [.$I$2]*[.C347]" office:value-type="float" office:value="39.3376868933181" calcext:value-type="float">
            <text:p>39,34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348] + [.$G$2]*[.B348] - [.$H$2]*[.B348]*[.C348]" office:value-type="float" office:value="80.7504904478256" calcext:value-type="float">
            <text:p>80,75</text:p>
          </table:table-cell>
          <table:table-cell table:formula="of:=[.C348] + [.$H$2]*[.B348]*[.C348] - [.$I$2]*[.C348]" office:value-type="float" office:value="38.9585455120241" calcext:value-type="float">
            <text:p>38,96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349] + [.$G$2]*[.B349] - [.$H$2]*[.B349]*[.C349]" office:value-type="float" office:value="80.7925394281672" calcext:value-type="float">
            <text:p>80,79</text:p>
          </table:table-cell>
          <table:table-cell table:formula="of:=[.C349] + [.$H$2]*[.B349]*[.C349] - [.$I$2]*[.C349]" office:value-type="float" office:value="38.5835790650378" calcext:value-type="float">
            <text:p>38,5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350] + [.$G$2]*[.B350] - [.$H$2]*[.B350]*[.C350]" office:value-type="float" office:value="80.8497575502846" calcext:value-type="float">
            <text:p>80,85</text:p>
          </table:table-cell>
          <table:table-cell table:formula="of:=[.C350] + [.$H$2]*[.B350]*[.C350] - [.$I$2]*[.C350]" office:value-type="float" office:value="38.2130327782319" calcext:value-type="float">
            <text:p>38,21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351] + [.$G$2]*[.B351] - [.$H$2]*[.B351]*[.C351]" office:value-type="float" office:value="80.9219954835998" calcext:value-type="float">
            <text:p>80,92</text:p>
          </table:table-cell>
          <table:table-cell table:formula="of:=[.C351] + [.$H$2]*[.B351]*[.C351] - [.$I$2]*[.C351]" office:value-type="float" office:value="37.8471383570108" calcext:value-type="float">
            <text:p>37,85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352] + [.$G$2]*[.B352] - [.$H$2]*[.B352]*[.C352]" office:value-type="float" office:value="81.0091024136752" calcext:value-type="float">
            <text:p>81,01</text:p>
          </table:table-cell>
          <table:table-cell table:formula="of:=[.C352] + [.$H$2]*[.B352]*[.C352] - [.$I$2]*[.C352]" office:value-type="float" office:value="37.4861144187569" calcext:value-type="float">
            <text:p>37,49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353] + [.$G$2]*[.B353] - [.$H$2]*[.B353]*[.C353]" office:value-type="float" office:value="81.1109262209288" calcext:value-type="float">
            <text:p>81,11</text:p>
          </table:table-cell>
          <table:table-cell table:formula="of:=[.C353] + [.$H$2]*[.B353]*[.C353] - [.$I$2]*[.C353]" office:value-type="float" office:value="37.130166938839" calcext:value-type="float">
            <text:p>37,13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354] + [.$G$2]*[.B354] - [.$H$2]*[.B354]*[.C354]" office:value-type="float" office:value="81.2273136297739" calcext:value-type="float">
            <text:p>81,23</text:p>
          </table:table-cell>
          <table:table-cell table:formula="of:=[.C354] + [.$H$2]*[.B354]*[.C354] - [.$I$2]*[.C354]" office:value-type="float" office:value="36.7794897074705" calcext:value-type="float">
            <text:p>36,78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355] + [.$G$2]*[.B355] - [.$H$2]*[.B355]*[.C355]" office:value-type="float" office:value="81.3581103295635" calcext:value-type="float">
            <text:p>81,36</text:p>
          </table:table-cell>
          <table:table-cell table:formula="of:=[.C355] + [.$H$2]*[.B355]*[.C355] - [.$I$2]*[.C355]" office:value-type="float" office:value="36.4342647949028" calcext:value-type="float">
            <text:p>36,43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356] + [.$G$2]*[.B356] - [.$H$2]*[.B356]*[.C356]" office:value-type="float" office:value="81.5031610686746" calcext:value-type="float">
            <text:p>81,50</text:p>
          </table:table-cell>
          <table:table-cell table:formula="of:=[.C356] + [.$H$2]*[.B356]*[.C356] - [.$I$2]*[.C356]" office:value-type="float" office:value="36.0946630226378" calcext:value-type="float">
            <text:p>36,09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357] + [.$G$2]*[.B357] - [.$H$2]*[.B357]*[.C357]" office:value-type="float" office:value="81.6623097230213" calcext:value-type="float">
            <text:p>81,66</text:p>
          </table:table-cell>
          <table:table-cell table:formula="of:=[.C357] + [.$H$2]*[.B357]*[.C357] - [.$I$2]*[.C357]" office:value-type="float" office:value="35.7608444385327" calcext:value-type="float">
            <text:p>35,76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358] + [.$G$2]*[.B358] - [.$H$2]*[.B358]*[.C358]" office:value-type="float" office:value="81.8353993402336" calcext:value-type="float">
            <text:p>81,84</text:p>
          </table:table-cell>
          <table:table-cell table:formula="of:=[.C358] + [.$H$2]*[.B358]*[.C358] - [.$I$2]*[.C358]" office:value-type="float" office:value="35.4329587938542" calcext:value-type="float">
            <text:p>35,43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359] + [.$G$2]*[.B359] - [.$H$2]*[.B359]*[.C359]" office:value-type="float" office:value="82.0222721606877" calcext:value-type="float">
            <text:p>82,02</text:p>
          </table:table-cell>
          <table:table-cell table:formula="of:=[.C359] + [.$H$2]*[.B359]*[.C359] - [.$I$2]*[.C359]" office:value-type="float" office:value="35.111146020512" calcext:value-type="float">
            <text:p>35,11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360] + [.$G$2]*[.B360] - [.$H$2]*[.B360]*[.C360]" office:value-type="float" office:value="82.2227696165174" calcext:value-type="float">
            <text:p>82,22</text:p>
          </table:table-cell>
          <table:table-cell table:formula="of:=[.C360] + [.$H$2]*[.B360]*[.C360] - [.$I$2]*[.C360]" office:value-type="float" office:value="34.7955367068705" calcext:value-type="float">
            <text:p>34,80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361] + [.$G$2]*[.B361] - [.$H$2]*[.B361]*[.C361]" office:value-type="float" office:value="82.4367323096817" calcext:value-type="float">
            <text:p>82,44</text:p>
          </table:table-cell>
          <table:table-cell table:formula="of:=[.C361] + [.$H$2]*[.B361]*[.C361] - [.$I$2]*[.C361]" office:value-type="float" office:value="34.486252570693" calcext:value-type="float">
            <text:p>34,49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362] + [.$G$2]*[.B362] - [.$H$2]*[.B362]*[.C362]" office:value-type="float" office:value="82.6639999701082" calcext:value-type="float">
            <text:p>82,66</text:p>
          </table:table-cell>
          <table:table-cell table:formula="of:=[.C362] + [.$H$2]*[.B362]*[.C362] - [.$I$2]*[.C362]" office:value-type="float" office:value="34.1834069279255" calcext:value-type="float">
            <text:p>34,18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363] + [.$G$2]*[.B363] - [.$H$2]*[.B363]*[.C363]" office:value-type="float" office:value="82.9044113948763" calcext:value-type="float">
            <text:p>82,90</text:p>
          </table:table-cell>
          <table:table-cell table:formula="of:=[.C363] + [.$H$2]*[.B363]*[.C363] - [.$I$2]*[.C363]" office:value-type="float" office:value="33.8871051561633" calcext:value-type="float">
            <text:p>33,89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364] + [.$G$2]*[.B364] - [.$H$2]*[.B364]*[.C364]" office:value-type="float" office:value="83.1578043693498" calcext:value-type="float">
            <text:p>83,16</text:p>
          </table:table-cell>
          <table:table-cell table:formula="of:=[.C364] + [.$H$2]*[.B364]*[.C364] - [.$I$2]*[.C364]" office:value-type="float" office:value="33.5974451517791" calcext:value-type="float">
            <text:p>33,60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365] + [.$G$2]*[.B365] - [.$H$2]*[.B365]*[.C365]" office:value-type="float" office:value="83.424015571116" calcext:value-type="float">
            <text:p>83,42</text:p>
          </table:table-cell>
          <table:table-cell table:formula="of:=[.C365] + [.$H$2]*[.B365]*[.C365] - [.$I$2]*[.C365]" office:value-type="float" office:value="33.314517779811" calcext:value-type="float">
            <text:p>33,31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B366] + [.$G$2]*[.B366] - [.$H$2]*[.B366]*[.C366]" office:value-type="float" office:value="83.7028804575347" calcext:value-type="float">
            <text:p>83,70</text:p>
          </table:table-cell>
          <table:table-cell table:formula="of:=[.C366] + [.$H$2]*[.B366]*[.C366] - [.$I$2]*[.C366]" office:value-type="float" office:value="33.038407315824" calcext:value-type="float">
            <text:p>33,04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367] + [.$G$2]*[.B367] - [.$H$2]*[.B367]*[.C367]" office:value-type="float" office:value="83.9942331376535" calcext:value-type="float">
            <text:p>83,99</text:p>
          </table:table-cell>
          <table:table-cell table:formula="of:=[.C367] + [.$H$2]*[.B367]*[.C367] - [.$I$2]*[.C367]" office:value-type="float" office:value="32.7691918790647" calcext:value-type="float">
            <text:p>32,77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368] + [.$G$2]*[.B368] - [.$H$2]*[.B368]*[.C368]" office:value-type="float" office:value="84.2979062291953" calcext:value-type="float">
            <text:p>84,30</text:p>
          </table:table-cell>
          <table:table-cell table:formula="of:=[.C368] + [.$H$2]*[.B368]*[.C368] - [.$I$2]*[.C368]" office:value-type="float" office:value="32.5069438563228" calcext:value-type="float">
            <text:p>32,51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B369] + [.$G$2]*[.B369] - [.$H$2]*[.B369]*[.C369]" office:value-type="float" office:value="84.6137307012802" calcext:value-type="float">
            <text:p>84,61</text:p>
          </table:table-cell>
          <table:table-cell table:formula="of:=[.C369] + [.$H$2]*[.B369]*[.C369] - [.$I$2]*[.C369]" office:value-type="float" office:value="32.2517303160057" calcext:value-type="float">
            <text:p>32,25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B370] + [.$G$2]*[.B370] - [.$H$2]*[.B370]*[.C370]" office:value-type="float" office:value="84.9415357035014" calcext:value-type="float">
            <text:p>84,94</text:p>
          </table:table-cell>
          <table:table-cell table:formula="of:=[.C370] + [.$H$2]*[.B370]*[.C370] - [.$I$2]*[.C370]" office:value-type="float" office:value="32.0036134120098" calcext:value-type="float">
            <text:p>32,00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B371] + [.$G$2]*[.B371] - [.$H$2]*[.B371]*[.C371]" office:value-type="float" office:value="85.2811483819328" calcext:value-type="float">
            <text:p>85,28</text:p>
          </table:table-cell>
          <table:table-cell table:formula="of:=[.C371] + [.$H$2]*[.B371]*[.C371] - [.$I$2]*[.C371]" office:value-type="float" office:value="31.7626507770479" calcext:value-type="float">
            <text:p>31,76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B372] + [.$G$2]*[.B372] - [.$H$2]*[.B372]*[.C372]" office:value-type="float" office:value="85.6323936826109" calcext:value-type="float">
            <text:p>85,63</text:p>
          </table:table-cell>
          <table:table-cell table:formula="of:=[.C372] + [.$H$2]*[.B372]*[.C372] - [.$I$2]*[.C372]" office:value-type="float" office:value="31.528895905156" calcext:value-type="float">
            <text:p>31,53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B373] + [.$G$2]*[.B373] - [.$H$2]*[.B373]*[.C373]" office:value-type="float" office:value="85.995094142999" calcext:value-type="float">
            <text:p>86,00</text:p>
          </table:table-cell>
          <table:table-cell table:formula="of:=[.C373] + [.$H$2]*[.B373]*[.C373] - [.$I$2]*[.C373]" office:value-type="float" office:value="31.3023985231624" calcext:value-type="float">
            <text:p>31,30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B374] + [.$G$2]*[.B374] - [.$H$2]*[.B374]*[.C374]" office:value-type="float" office:value="86.3690696719084" calcext:value-type="float">
            <text:p>86,37</text:p>
          </table:table-cell>
          <table:table-cell table:formula="of:=[.C374] + [.$H$2]*[.B374]*[.C374] - [.$I$2]*[.C374]" office:value-type="float" office:value="31.0832049509548" calcext:value-type="float">
            <text:p>31,08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B375] + [.$G$2]*[.B375] - [.$H$2]*[.B375]*[.C375]" office:value-type="float" office:value="86.754137318329" calcext:value-type="float">
            <text:p>86,75</text:p>
          </table:table-cell>
          <table:table-cell table:formula="of:=[.C375] + [.$H$2]*[.B375]*[.C375] - [.$I$2]*[.C375]" office:value-type="float" office:value="30.8713584504247" calcext:value-type="float">
            <text:p>30,87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B376] + [.$G$2]*[.B376] - [.$H$2]*[.B376]*[.C376]" office:value-type="float" office:value="87.1501110295898" calcext:value-type="float">
            <text:p>87,15</text:p>
          </table:table-cell>
          <table:table-cell table:formula="of:=[.C376] + [.$H$2]*[.B376]*[.C376] - [.$I$2]*[.C376]" office:value-type="float" office:value="30.6668995630092" calcext:value-type="float">
            <text:p>30,67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B377] + [.$G$2]*[.B377] - [.$H$2]*[.B377]*[.C377]" office:value-type="float" office:value="87.5568013992569" calcext:value-type="float">
            <text:p>87,56</text:p>
          </table:table-cell>
          <table:table-cell table:formula="of:=[.C377] + [.$H$2]*[.B377]*[.C377] - [.$I$2]*[.C377]" office:value-type="float" office:value="30.4698664357835" calcext:value-type="float">
            <text:p>30,47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B378] + [.$G$2]*[.B378] - [.$H$2]*[.B378]*[.C378]" office:value-type="float" office:value="87.9740154051521" calcext:value-type="float">
            <text:p>87,97</text:p>
          </table:table-cell>
          <table:table-cell table:formula="of:=[.C378] + [.$H$2]*[.B378]*[.C378] - [.$I$2]*[.C378]" office:value-type="float" office:value="30.2802951360842" calcext:value-type="float">
            <text:p>30,28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379] + [.$G$2]*[.B379] - [.$H$2]*[.B379]*[.C379]" office:value-type="float" office:value="88.4015561378679" calcext:value-type="float">
            <text:p>88,40</text:p>
          </table:table-cell>
          <table:table-cell table:formula="of:=[.C379] + [.$H$2]*[.B379]*[.C379] - [.$I$2]*[.C379]" office:value-type="float" office:value="30.0982199546672" calcext:value-type="float">
            <text:p>30,10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B380] + [.$G$2]*[.B380] - [.$H$2]*[.B380]*[.C380]" office:value-type="float" office:value="88.8392225201391" calcext:value-type="float">
            <text:p>88,84</text:p>
          </table:table-cell>
          <table:table-cell table:formula="of:=[.C380] + [.$H$2]*[.B380]*[.C380] - [.$I$2]*[.C380]" office:value-type="float" office:value="29.92367369742" calcext:value-type="float">
            <text:p>29,92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B381] + [.$G$2]*[.B381] - [.$H$2]*[.B381]*[.C381]" office:value-type="float" office:value="89.2868090174293" calcext:value-type="float">
            <text:p>89,29</text:p>
          </table:table-cell>
          <table:table-cell table:formula="of:=[.C381] + [.$H$2]*[.B381]*[.C381] - [.$I$2]*[.C381]" office:value-type="float" office:value="29.7566879656616" calcext:value-type="float">
            <text:p>29,76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B382] + [.$G$2]*[.B382] - [.$H$2]*[.B382]*[.C382]" office:value-type="float" office:value="89.7441053400873" calcext:value-type="float">
            <text:p>89,74</text:p>
          </table:table-cell>
          <table:table-cell table:formula="of:=[.C382] + [.$H$2]*[.B382]*[.C382] - [.$I$2]*[.C382]" office:value-type="float" office:value="29.5972934250692" calcext:value-type="float">
            <text:p>29,60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B383] + [.$G$2]*[.B383] - [.$H$2]*[.B383]*[.C383]" office:value-type="float" office:value="90.2108961374286" calcext:value-type="float">
            <text:p>90,21</text:p>
          </table:table-cell>
          <table:table-cell table:formula="of:=[.C383] + [.$H$2]*[.B383]*[.C383] - [.$I$2]*[.C383]" office:value-type="float" office:value="29.4455200632761" calcext:value-type="float">
            <text:p>29,45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384] + [.$G$2]*[.B384] - [.$H$2]*[.B384]*[.C384]" office:value-type="float" office:value="90.6869606841068" calcext:value-type="float">
            <text:p>90,69</text:p>
          </table:table-cell>
          <table:table-cell table:formula="of:=[.C384] + [.$H$2]*[.B384]*[.C384] - [.$I$2]*[.C384]" office:value-type="float" office:value="29.3013974361827" calcext:value-type="float">
            <text:p>29,30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B385] + [.$G$2]*[.B385] - [.$H$2]*[.B385]*[.C385]" office:value-type="float" office:value="91.1720725591467" calcext:value-type="float">
            <text:p>91,17</text:p>
          </table:table-cell>
          <table:table-cell table:formula="of:=[.C385] + [.$H$2]*[.B385]*[.C385] - [.$I$2]*[.C385]" office:value-type="float" office:value="29.1649549030158" calcext:value-type="float">
            <text:p>29,16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B386] + [.$G$2]*[.B386] - [.$H$2]*[.B386]*[.C386]" office:value-type="float" office:value="91.6659993180286" calcext:value-type="float">
            <text:p>91,67</text:p>
          </table:table-cell>
          <table:table-cell table:formula="of:=[.C386] + [.$H$2]*[.B386]*[.C386] - [.$I$2]*[.C386]" office:value-type="float" office:value="29.036221850166" calcext:value-type="float">
            <text:p>29,04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B387] + [.$G$2]*[.B387] - [.$H$2]*[.B387]*[.C387]" office:value-type="float" office:value="92.1685021582315" calcext:value-type="float">
            <text:p>92,17</text:p>
          </table:table-cell>
          <table:table-cell table:formula="of:=[.C387] + [.$H$2]*[.B387]*[.C387] - [.$I$2]*[.C387]" office:value-type="float" office:value="28.9152279038155" calcext:value-type="float">
            <text:p>28,92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388] + [.$G$2]*[.B388] - [.$H$2]*[.B388]*[.C388]" office:value-type="float" office:value="92.6793355786668" calcext:value-type="float">
            <text:p>92,68</text:p>
          </table:table-cell>
          <table:table-cell table:formula="of:=[.C388] + [.$H$2]*[.B388]*[.C388] - [.$I$2]*[.C388]" office:value-type="float" office:value="28.802003131354" calcext:value-type="float">
            <text:p>28,80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B389] + [.$G$2]*[.B389] - [.$H$2]*[.B389]*[.C389]" office:value-type="float" office:value="93.1982470334659" calcext:value-type="float">
            <text:p>93,20</text:p>
          </table:table-cell>
          <table:table-cell table:formula="of:=[.C389] + [.$H$2]*[.B389]*[.C389] - [.$I$2]*[.C389]" office:value-type="float" office:value="28.6965782315606" calcext:value-type="float">
            <text:p>28,70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B390] + [.$G$2]*[.B390] - [.$H$2]*[.B390]*[.C390]" office:value-type="float" office:value="93.7249765806151" calcext:value-type="float">
            <text:p>93,72</text:p>
          </table:table-cell>
          <table:table-cell table:formula="of:=[.C390] + [.$H$2]*[.B390]*[.C390] - [.$I$2]*[.C390]" office:value-type="float" office:value="28.5989847135026" calcext:value-type="float">
            <text:p>28,60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B391] + [.$G$2]*[.B391] - [.$H$2]*[.B391]*[.C391]" office:value-type="float" office:value="94.2592565259762" calcext:value-type="float">
            <text:p>94,26</text:p>
          </table:table-cell>
          <table:table-cell table:formula="of:=[.C391] + [.$H$2]*[.B391]*[.C391] - [.$I$2]*[.C391]" office:value-type="float" office:value="28.5092550640787" calcext:value-type="float">
            <text:p>28,51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B392] + [.$G$2]*[.B392] - [.$H$2]*[.B392]*[.C392]" office:value-type="float" office:value="94.800811063271" calcext:value-type="float">
            <text:p>94,80</text:p>
          </table:table-cell>
          <table:table-cell table:formula="of:=[.C392] + [.$H$2]*[.B392]*[.C392] - [.$I$2]*[.C392]" office:value-type="float" office:value="28.4274229040995" calcext:value-type="float">
            <text:p>28,43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B393] + [.$G$2]*[.B393] - [.$H$2]*[.B393]*[.C393]" office:value-type="float" office:value="95.3493559106628" calcext:value-type="float">
            <text:p>95,35</text:p>
          </table:table-cell>
          <table:table-cell table:formula="of:=[.C393] + [.$H$2]*[.B393]*[.C393] - [.$I$2]*[.C393]" office:value-type="float" office:value="28.3535231327681" calcext:value-type="float">
            <text:p>28,35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B394] + [.$G$2]*[.B394] - [.$H$2]*[.B394]*[.C394]" office:value-type="float" office:value="95.9045979446223" calcext:value-type="float">
            <text:p>95,90</text:p>
          </table:table-cell>
          <table:table-cell table:formula="of:=[.C394] + [.$H$2]*[.B394]*[.C394] - [.$I$2]*[.C394]" office:value-type="float" office:value="28.2875920603835" calcext:value-type="float">
            <text:p>28,29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B395] + [.$G$2]*[.B395] - [.$H$2]*[.B395]*[.C395]" office:value-type="float" office:value="96.4662348318284" calcext:value-type="float">
            <text:p>96,47</text:p>
          </table:table-cell>
          <table:table-cell table:formula="of:=[.C395] + [.$H$2]*[.B395]*[.C395] - [.$I$2]*[.C395]" office:value-type="float" office:value="28.2296675290506" calcext:value-type="float">
            <text:p>28,23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B396] + [.$G$2]*[.B396] - [.$H$2]*[.B396]*[.C396]" office:value-type="float" office:value="97.0339546599241" calcext:value-type="float">
            <text:p>97,03</text:p>
          </table:table-cell>
          <table:table-cell table:formula="of:=[.C396] + [.$H$2]*[.B396]*[.C396] - [.$I$2]*[.C396]" office:value-type="float" office:value="28.179789021139" calcext:value-type="float">
            <text:p>28,18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B397] + [.$G$2]*[.B397] - [.$H$2]*[.B397]*[.C397]" office:value-type="float" office:value="97.6074355680209" calcext:value-type="float">
            <text:p>97,61</text:p>
          </table:table-cell>
          <table:table-cell table:formula="of:=[.C397] + [.$H$2]*[.B397]*[.C397] - [.$I$2]*[.C397]" office:value-type="float" office:value="28.1379977551837" calcext:value-type="float">
            <text:p>28,14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B398] + [.$G$2]*[.B398] - [.$H$2]*[.B398]*[.C398]" office:value-type="float" office:value="98.1863453779302" calcext:value-type="float">
            <text:p>98,19</text:p>
          </table:table-cell>
          <table:table-cell table:formula="of:=[.C398] + [.$H$2]*[.B398]*[.C398] - [.$I$2]*[.C398]" office:value-type="float" office:value="28.1043367688757" calcext:value-type="float">
            <text:p>28,10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B399] + [.$G$2]*[.B399] - [.$H$2]*[.B399]*[.C399]" office:value-type="float" office:value="98.7703412271855" calcext:value-type="float">
            <text:p>98,77</text:p>
          </table:table-cell>
          <table:table-cell table:formula="of:=[.C399] + [.$H$2]*[.B399]*[.C399] - [.$I$2]*[.C399]" office:value-type="float" office:value="28.0788509887351" calcext:value-type="float">
            <text:p>28,08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400] + [.$G$2]*[.B400] - [.$H$2]*[.B400]*[.C400]" office:value-type="float" office:value="99.3590692050169" calcext:value-type="float">
            <text:p>99,36</text:p>
          </table:table-cell>
          <table:table-cell table:formula="of:=[.C400] + [.$H$2]*[.B400]*[.C400] - [.$I$2]*[.C400]" office:value-type="float" office:value="28.0615872860107" calcext:value-type="float">
            <text:p>28,06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401] + [.$G$2]*[.B401] - [.$H$2]*[.B401]*[.C401]" office:value-type="float" office:value="99.9521639925406" calcext:value-type="float">
            <text:p>99,95</text:p>
          </table:table-cell>
          <table:table-cell table:formula="of:=[.C401] + [.$H$2]*[.B401]*[.C401] - [.$I$2]*[.C401]" office:value-type="float" office:value="28.0525945182868" calcext:value-type="float">
            <text:p>28,05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B402] + [.$G$2]*[.B402] - [.$H$2]*[.B402]*[.C402]" office:value-type="float" office:value="100.549248508537" calcext:value-type="float">
            <text:p>100,55</text:p>
          </table:table-cell>
          <table:table-cell table:formula="of:=[.C402] + [.$H$2]*[.B402]*[.C402] - [.$I$2]*[.C402]" office:value-type="float" office:value="28.0519235562265" calcext:value-type="float">
            <text:p>28,05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B403] + [.$G$2]*[.B403] - [.$H$2]*[.B403]*[.C403]" office:value-type="float" office:value="101.149933562309" calcext:value-type="float">
            <text:p>101,15</text:p>
          </table:table-cell>
          <table:table-cell table:formula="of:=[.C403] + [.$H$2]*[.B403]*[.C403] - [.$I$2]*[.C403]" office:value-type="float" office:value="28.059627294814" calcext:value-type="float">
            <text:p>28,06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B404] + [.$G$2]*[.B404] - [.$H$2]*[.B404]*[.C404]" office:value-type="float" office:value="101.753817515229" calcext:value-type="float">
            <text:p>101,75</text:p>
          </table:table-cell>
          <table:table-cell table:formula="of:=[.C404] + [.$H$2]*[.B404]*[.C404] - [.$I$2]*[.C404]" office:value-type="float" office:value="28.0757606484001" calcext:value-type="float">
            <text:p>28,08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B405] + [.$G$2]*[.B405] - [.$H$2]*[.B405]*[.C405]" office:value-type="float" office:value="102.360485952724" calcext:value-type="float">
            <text:p>102,36</text:p>
          </table:table-cell>
          <table:table-cell table:formula="of:=[.C405] + [.$H$2]*[.B405]*[.C405] - [.$I$2]*[.C405]" office:value-type="float" office:value="28.1003805287893" calcext:value-type="float">
            <text:p>28,10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B406] + [.$G$2]*[.B406] - [.$H$2]*[.B406]*[.C406]" office:value-type="float" office:value="102.969511368587" calcext:value-type="float">
            <text:p>102,97</text:p>
          </table:table-cell>
          <table:table-cell table:formula="of:=[.C406] + [.$H$2]*[.B406]*[.C406] - [.$I$2]*[.C406]" office:value-type="float" office:value="28.1335458055415" calcext:value-type="float">
            <text:p>28,13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B407] + [.$G$2]*[.B407] - [.$H$2]*[.B407]*[.C407]" office:value-type="float" office:value="103.580452863627" calcext:value-type="float">
            <text:p>103,58</text:p>
          </table:table-cell>
          <table:table-cell table:formula="of:=[.C407] + [.$H$2]*[.B407]*[.C407] - [.$I$2]*[.C407]" office:value-type="float" office:value="28.1753172475956" calcext:value-type="float">
            <text:p>28,18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B408] + [.$G$2]*[.B408] - [.$H$2]*[.B408]*[.C408]" office:value-type="float" office:value="104.192855860859" calcext:value-type="float">
            <text:p>104,19</text:p>
          </table:table-cell>
          <table:table-cell table:formula="of:=[.C408] + [.$H$2]*[.B408]*[.C408] - [.$I$2]*[.C408]" office:value-type="float" office:value="28.225757445257" calcext:value-type="float">
            <text:p>28,23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B409] + [.$G$2]*[.B409] - [.$H$2]*[.B409]*[.C409]" office:value-type="float" office:value="104.806251839547" calcext:value-type="float">
            <text:p>104,81</text:p>
          </table:table-cell>
          <table:table-cell table:formula="of:=[.C409] + [.$H$2]*[.B409]*[.C409] - [.$I$2]*[.C409]" office:value-type="float" office:value="28.2849307115228" calcext:value-type="float">
            <text:p>28,28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B410] + [.$G$2]*[.B410] - [.$H$2]*[.B410]*[.C410]" office:value-type="float" office:value="105.42015809063" calcext:value-type="float">
            <text:p>105,42</text:p>
          </table:table-cell>
          <table:table-cell table:formula="of:=[.C410] + [.$H$2]*[.B410]*[.C410] - [.$I$2]*[.C410]" office:value-type="float" office:value="28.3529029616546" calcext:value-type="float">
            <text:p>28,35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B411] + [.$G$2]*[.B411] - [.$H$2]*[.B411]*[.C411]" office:value-type="float" office:value="106.03407749617" calcext:value-type="float">
            <text:p>106,03</text:p>
          </table:table-cell>
          <table:table-cell table:formula="of:=[.C411] + [.$H$2]*[.B411]*[.C411] - [.$I$2]*[.C411]" office:value-type="float" office:value="28.4297415698449" calcext:value-type="float">
            <text:p>28,43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B412] + [.$G$2]*[.B412] - [.$H$2]*[.B412]*[.C412]" office:value-type="float" office:value="106.647498335687" calcext:value-type="float">
            <text:p>106,65</text:p>
          </table:table-cell>
          <table:table-cell table:formula="of:=[.C412] + [.$H$2]*[.B412]*[.C412] - [.$I$2]*[.C412]" office:value-type="float" office:value="28.5155152017591" calcext:value-type="float">
            <text:p>28,52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B413] + [.$G$2]*[.B413] - [.$H$2]*[.B413]*[.C413]" office:value-type="float" office:value="107.25989412239" calcext:value-type="float">
            <text:p>107,26</text:p>
          </table:table-cell>
          <table:table-cell table:formula="of:=[.C413] + [.$H$2]*[.B413]*[.C413] - [.$I$2]*[.C413]" office:value-type="float" office:value="28.6102936216816" calcext:value-type="float">
            <text:p>28,61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B414] + [.$G$2]*[.B414] - [.$H$2]*[.B414]*[.C414]" office:value-type="float" office:value="107.870723472502" calcext:value-type="float">
            <text:p>107,87</text:p>
          </table:table-cell>
          <table:table-cell table:formula="of:=[.C414] + [.$H$2]*[.B414]*[.C414] - [.$I$2]*[.C414]" office:value-type="float" office:value="28.7141474729336" calcext:value-type="float">
            <text:p>28,71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B415] + [.$G$2]*[.B415] - [.$H$2]*[.B415]*[.C415]" office:value-type="float" office:value="108.479430011051" calcext:value-type="float">
            <text:p>108,48</text:p>
          </table:table-cell>
          <table:table-cell table:formula="of:=[.C415] + [.$H$2]*[.B415]*[.C415] - [.$I$2]*[.C415]" office:value-type="float" office:value="28.8271480301876" calcext:value-type="float">
            <text:p>28,83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B416] + [.$G$2]*[.B416] - [.$H$2]*[.B416]*[.C416]" office:value-type="float" office:value="109.085442317693" calcext:value-type="float">
            <text:p>109,09</text:p>
          </table:table-cell>
          <table:table-cell table:formula="of:=[.C416] + [.$H$2]*[.B416]*[.C416] - [.$I$2]*[.C416]" office:value-type="float" office:value="28.9493669222577" calcext:value-type="float">
            <text:p>28,95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B417] + [.$G$2]*[.B417] - [.$H$2]*[.B417]*[.C417]" office:value-type="float" office:value="109.688173916281" calcext:value-type="float">
            <text:p>109,69</text:p>
          </table:table-cell>
          <table:table-cell table:formula="of:=[.C417] + [.$H$2]*[.B417]*[.C417] - [.$I$2]*[.C417]" office:value-type="float" office:value="29.0808758239107" calcext:value-type="float">
            <text:p>29,08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B418] + [.$G$2]*[.B418] - [.$H$2]*[.B418]*[.C418]" office:value-type="float" office:value="110.287023312101" calcext:value-type="float">
            <text:p>110,29</text:p>
          </table:table-cell>
          <table:table-cell table:formula="of:=[.C418] + [.$H$2]*[.B418]*[.C418] - [.$I$2]*[.C418]" office:value-type="float" office:value="29.2217461152206" calcext:value-type="float">
            <text:p>29,22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B419] + [.$G$2]*[.B419] - [.$H$2]*[.B419]*[.C419]" office:value-type="float" office:value="110.881374080828" calcext:value-type="float">
            <text:p>110,88</text:p>
          </table:table-cell>
          <table:table-cell table:formula="of:=[.C419] + [.$H$2]*[.B419]*[.C419] - [.$I$2]*[.C419]" office:value-type="float" office:value="29.3720485069743" calcext:value-type="float">
            <text:p>29,37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B420] + [.$G$2]*[.B420] - [.$H$2]*[.B420]*[.C420]" office:value-type="float" office:value="111.470595013434" calcext:value-type="float">
            <text:p>111,47</text:p>
          </table:table-cell>
          <table:table-cell table:formula="of:=[.C420] + [.$H$2]*[.B420]*[.C420] - [.$I$2]*[.C420]" office:value-type="float" office:value="29.5318526306366" calcext:value-type="float">
            <text:p>29,53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B421] + [.$G$2]*[.B421] - [.$H$2]*[.B421]*[.C421]" office:value-type="float" office:value="112.054040321409" calcext:value-type="float">
            <text:p>112,05</text:p>
          </table:table-cell>
          <table:table-cell table:formula="of:=[.C421] + [.$H$2]*[.B421]*[.C421] - [.$I$2]*[.C421]" office:value-type="float" office:value="29.7012265913979" calcext:value-type="float">
            <text:p>29,70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B422] + [.$G$2]*[.B422] - [.$H$2]*[.B422]*[.C422]" office:value-type="float" office:value="112.631049906804" calcext:value-type="float">
            <text:p>112,63</text:p>
          </table:table-cell>
          <table:table-cell table:formula="of:=[.C422] + [.$H$2]*[.B422]*[.C422] - [.$I$2]*[.C422]" office:value-type="float" office:value="29.8802364828619" calcext:value-type="float">
            <text:p>29,88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B423] + [.$G$2]*[.B423] - [.$H$2]*[.B423]*[.C423]" office:value-type="float" office:value="113.200949701676" calcext:value-type="float">
            <text:p>113,20</text:p>
          </table:table-cell>
          <table:table-cell table:formula="of:=[.C423] + [.$H$2]*[.B423]*[.C423] - [.$I$2]*[.C423]" office:value-type="float" office:value="30.0689458619829" calcext:value-type="float">
            <text:p>30,07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B424] + [.$G$2]*[.B424] - [.$H$2]*[.B424]*[.C424]" office:value-type="float" office:value="113.763052081657" calcext:value-type="float">
            <text:p>113,76</text:p>
          </table:table-cell>
          <table:table-cell table:formula="of:=[.C424] + [.$H$2]*[.B424]*[.C424] - [.$I$2]*[.C424]" office:value-type="float" office:value="30.2674151829362" calcext:value-type="float">
            <text:p>30,27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B425] + [.$G$2]*[.B425] - [.$H$2]*[.B425]*[.C425]" office:value-type="float" office:value="114.316656358373" calcext:value-type="float">
            <text:p>114,32</text:p>
          </table:table-cell>
          <table:table-cell table:formula="of:=[.C425] + [.$H$2]*[.B425]*[.C425] - [.$I$2]*[.C425]" office:value-type="float" office:value="30.4757011887061" calcext:value-type="float">
            <text:p>30,48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B426] + [.$G$2]*[.B426] - [.$H$2]*[.B426]*[.C426]" office:value-type="float" office:value="114.861049355506" calcext:value-type="float">
            <text:p>114,86</text:p>
          </table:table-cell>
          <table:table-cell table:formula="of:=[.C426] + [.$H$2]*[.B426]*[.C426] - [.$I$2]*[.C426]" office:value-type="float" office:value="30.6938562593057" calcext:value-type="float">
            <text:p>30,69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B427] + [.$G$2]*[.B427] - [.$H$2]*[.B427]*[.C427]" office:value-type="float" office:value="115.39550607326" calcext:value-type="float">
            <text:p>115,40</text:p>
          </table:table-cell>
          <table:table-cell table:formula="of:=[.C427] + [.$H$2]*[.B427]*[.C427] - [.$I$2]*[.C427]" office:value-type="float" office:value="30.9219277156958" calcext:value-type="float">
            <text:p>30,92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B428] + [.$G$2]*[.B428] - [.$H$2]*[.B428]*[.C428]" office:value-type="float" office:value="115.919290445969" calcext:value-type="float">
            <text:p>115,92</text:p>
          </table:table-cell>
          <table:table-cell table:formula="of:=[.C428] + [.$H$2]*[.B428]*[.C428] - [.$I$2]*[.C428]" office:value-type="float" office:value="31.1599570786678" calcext:value-type="float">
            <text:p>31,16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B429] + [.$G$2]*[.B429] - [.$H$2]*[.B429]*[.C429]" office:value-type="float" office:value="116.431656197445" calcext:value-type="float">
            <text:p>116,43</text:p>
          </table:table-cell>
          <table:table-cell table:formula="of:=[.C429] + [.$H$2]*[.B429]*[.C429] - [.$I$2]*[.C429]" office:value-type="float" office:value="31.4079792821774" calcext:value-type="float">
            <text:p>31,41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B430] + [.$G$2]*[.B430] - [.$H$2]*[.B430]*[.C430]" office:value-type="float" office:value="116.931847798574" calcext:value-type="float">
            <text:p>116,93</text:p>
          </table:table-cell>
          <table:table-cell table:formula="of:=[.C430] + [.$H$2]*[.B430]*[.C430] - [.$I$2]*[.C430]" office:value-type="float" office:value="31.666021840888" calcext:value-type="float">
            <text:p>31,67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B431] + [.$G$2]*[.B431] - [.$H$2]*[.B431]*[.C431]" office:value-type="float" office:value="117.419101531403" calcext:value-type="float">
            <text:p>117,42</text:p>
          </table:table-cell>
          <table:table-cell table:formula="of:=[.C431] + [.$H$2]*[.B431]*[.C431] - [.$I$2]*[.C431]" office:value-type="float" office:value="31.9341039719862" calcext:value-type="float">
            <text:p>31,93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B432] + [.$G$2]*[.B432] - [.$H$2]*[.B432]*[.C432]" office:value-type="float" office:value="117.892646663731" calcext:value-type="float">
            <text:p>117,89</text:p>
          </table:table-cell>
          <table:table-cell table:formula="of:=[.C432] + [.$H$2]*[.B432]*[.C432] - [.$I$2]*[.C432]" office:value-type="float" office:value="32.2122356716874" calcext:value-type="float">
            <text:p>32,21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B433] + [.$G$2]*[.B433] - [.$H$2]*[.B433]*[.C433]" office:value-type="float" office:value="118.35170673786" calcext:value-type="float">
            <text:p>118,35</text:p>
          </table:table-cell>
          <table:table-cell table:formula="of:=[.C433] + [.$H$2]*[.B433]*[.C433] - [.$I$2]*[.C433]" office:value-type="float" office:value="32.5004167472485" calcext:value-type="float">
            <text:p>32,50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B434] + [.$G$2]*[.B434] - [.$H$2]*[.B434]*[.C434]" office:value-type="float" office:value="118.795500976753" calcext:value-type="float">
            <text:p>118,80</text:p>
          </table:table-cell>
          <table:table-cell table:formula="of:=[.C434] + [.$H$2]*[.B434]*[.C434] - [.$I$2]*[.C434]" office:value-type="float" office:value="32.7986358057504" calcext:value-type="float">
            <text:p>32,80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B435] + [.$G$2]*[.B435] - [.$H$2]*[.B435]*[.C435]" office:value-type="float" office:value="119.223245810339" calcext:value-type="float">
            <text:p>119,22</text:p>
          </table:table-cell>
          <table:table-cell table:formula="of:=[.C435] + [.$H$2]*[.B435]*[.C435] - [.$I$2]*[.C435]" office:value-type="float" office:value="33.106869201412" calcext:value-type="float">
            <text:p>33,11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B436] + [.$G$2]*[.B436] - [.$H$2]*[.B436]*[.C436]" office:value-type="float" office:value="119.63415652414" calcext:value-type="float">
            <text:p>119,63</text:p>
          </table:table-cell>
          <table:table-cell table:formula="of:=[.C436] + [.$H$2]*[.B436]*[.C436] - [.$I$2]*[.C436]" office:value-type="float" office:value="33.4250799437467" calcext:value-type="float">
            <text:p>33,43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B437] + [.$G$2]*[.B437] - [.$H$2]*[.B437]*[.C437]" office:value-type="float" office:value="120.027449031712" calcext:value-type="float">
            <text:p>120,03</text:p>
          </table:table-cell>
          <table:table-cell table:formula="of:=[.C437] + [.$H$2]*[.B437]*[.C437] - [.$I$2]*[.C437]" office:value-type="float" office:value="33.7532165694704" calcext:value-type="float">
            <text:p>33,75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B438] + [.$G$2]*[.B438] - [.$H$2]*[.B438]*[.C438]" office:value-type="float" office:value="120.402341771622" calcext:value-type="float">
            <text:p>120,40</text:p>
          </table:table-cell>
          <table:table-cell table:formula="of:=[.C438] + [.$H$2]*[.B438]*[.C438] - [.$I$2]*[.C438]" office:value-type="float" office:value="34.0912119817211" calcext:value-type="float">
            <text:p>34,09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B439] + [.$G$2]*[.B439] - [.$H$2]*[.B439]*[.C439]" office:value-type="float" office:value="120.758057728839" calcext:value-type="float">
            <text:p>120,76</text:p>
          </table:table-cell>
          <table:table-cell table:formula="of:=[.C439] + [.$H$2]*[.B439]*[.C439] - [.$I$2]*[.C439]" office:value-type="float" office:value="34.4389822608511" calcext:value-type="float">
            <text:p>34,44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B440] + [.$G$2]*[.B440] - [.$H$2]*[.B440]*[.C440]" office:value-type="float" office:value="121.093826579426" calcext:value-type="float">
            <text:p>121,09</text:p>
          </table:table-cell>
          <table:table-cell table:formula="of:=[.C440] + [.$H$2]*[.B440]*[.C440] - [.$I$2]*[.C440]" office:value-type="float" office:value="34.7964254517977" calcext:value-type="float">
            <text:p>34,80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B441] + [.$G$2]*[.B441] - [.$H$2]*[.B441]*[.C441]" office:value-type="float" office:value="121.408886956393" calcext:value-type="float">
            <text:p>121,41</text:p>
          </table:table-cell>
          <table:table-cell table:formula="of:=[.C441] + [.$H$2]*[.B441]*[.C441] - [.$I$2]*[.C441]" office:value-type="float" office:value="35.1634203338298" calcext:value-type="float">
            <text:p>35,16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B442] + [.$G$2]*[.B442] - [.$H$2]*[.B442]*[.C442]" office:value-type="float" office:value="121.702488833366" calcext:value-type="float">
            <text:p>121,70</text:p>
          </table:table-cell>
          <table:table-cell table:formula="of:=[.C442] + [.$H$2]*[.B442]*[.C442] - [.$I$2]*[.C442]" office:value-type="float" office:value="35.5398251792933" calcext:value-type="float">
            <text:p>35,54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B443] + [.$G$2]*[.B443] - [.$H$2]*[.B443]*[.C443]" office:value-type="float" office:value="121.973896021522" calcext:value-type="float">
            <text:p>121,97</text:p>
          </table:table-cell>
          <table:table-cell table:formula="of:=[.C443] + [.$H$2]*[.B443]*[.C443] - [.$I$2]*[.C443]" office:value-type="float" office:value="35.92547650884" calcext:value-type="float">
            <text:p>35,93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B444] + [.$G$2]*[.B444] - [.$H$2]*[.B444]*[.C444]" office:value-type="float" office:value="122.222388773846" calcext:value-type="float">
            <text:p>122,22</text:p>
          </table:table-cell>
          <table:table-cell table:formula="of:=[.C444] + [.$H$2]*[.B444]*[.C444] - [.$I$2]*[.C444]" office:value-type="float" office:value="36.3201878515044" calcext:value-type="float">
            <text:p>36,32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B445] + [.$G$2]*[.B445] - [.$H$2]*[.B445]*[.C445]" office:value-type="float" office:value="122.44726648936" calcext:value-type="float">
            <text:p>122,45</text:p>
          </table:table-cell>
          <table:table-cell table:formula="of:=[.C445] + [.$H$2]*[.B445]*[.C445] - [.$I$2]*[.C445]" office:value-type="float" office:value="36.723748518892" calcext:value-type="float">
            <text:p>36,72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B446] + [.$G$2]*[.B446] - [.$H$2]*[.B446]*[.C446]" office:value-type="float" office:value="122.647850508456" calcext:value-type="float">
            <text:p>122,65</text:p>
          </table:table-cell>
          <table:table-cell table:formula="of:=[.C446] + [.$H$2]*[.B446]*[.C446] - [.$I$2]*[.C446]" office:value-type="float" office:value="37.1359224036379" calcext:value-type="float">
            <text:p>37,14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B447] + [.$G$2]*[.B447] - [.$H$2]*[.B447]*[.C447]" office:value-type="float" office:value="122.823486988898" calcext:value-type="float">
            <text:p>122,82</text:p>
          </table:table-cell>
          <table:table-cell table:formula="of:=[.C447] + [.$H$2]*[.B447]*[.C447] - [.$I$2]*[.C447]" office:value-type="float" office:value="37.5564468131836" calcext:value-type="float">
            <text:p>37,56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B448] + [.$G$2]*[.B448] - [.$H$2]*[.B448]*[.C448]" office:value-type="float" office:value="122.973549850422" calcext:value-type="float">
            <text:p>122,97</text:p>
          </table:table-cell>
          <table:table-cell table:formula="of:=[.C448] + [.$H$2]*[.B448]*[.C448] - [.$I$2]*[.C448]" office:value-type="float" office:value="37.9850313507785" calcext:value-type="float">
            <text:p>37,99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B449] + [.$G$2]*[.B449] - [.$H$2]*[.B449]*[.C449]" office:value-type="float" office:value="123.097443774238" calcext:value-type="float">
            <text:p>123,10</text:p>
          </table:table-cell>
          <table:table-cell table:formula="of:=[.C449] + [.$H$2]*[.B449]*[.C449] - [.$I$2]*[.C449]" office:value-type="float" office:value="38.421356856432" calcext:value-type="float">
            <text:p>38,42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B450] + [.$G$2]*[.B450] - [.$H$2]*[.B450]*[.C450]" office:value-type="float" office:value="123.19460724204" calcext:value-type="float">
            <text:p>123,19</text:p>
          </table:table-cell>
          <table:table-cell table:formula="of:=[.C450] + [.$H$2]*[.B450]*[.C450] - [.$I$2]*[.C450]" office:value-type="float" office:value="38.8650744212927" calcext:value-type="float">
            <text:p>38,87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B451] + [.$G$2]*[.B451] - [.$H$2]*[.B451]*[.C451]" office:value-type="float" office:value="123.264515597499" calcext:value-type="float">
            <text:p>123,26</text:p>
          </table:table-cell>
          <table:table-cell table:formula="of:=[.C451] + [.$H$2]*[.B451]*[.C451] - [.$I$2]*[.C451]" office:value-type="float" office:value="39.31580448961" calcext:value-type="float">
            <text:p>39,32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B452] + [.$G$2]*[.B452] - [.$H$2]*[.B452]*[.C452]" office:value-type="float" office:value="123.30668411158" calcext:value-type="float">
            <text:p>123,31</text:p>
          </table:table-cell>
          <table:table-cell table:formula="of:=[.C452] + [.$H$2]*[.B452]*[.C452] - [.$I$2]*[.C452]" office:value-type="float" office:value="39.7731360629983" calcext:value-type="float">
            <text:p>39,77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B453] + [.$G$2]*[.B453] - [.$H$2]*[.B453]*[.C453]" office:value-type="float" office:value="123.320671031488" calcext:value-type="float">
            <text:p>123,32</text:p>
          </table:table-cell>
          <table:table-cell table:formula="of:=[.C453] + [.$H$2]*[.B453]*[.C453] - [.$I$2]*[.C453]" office:value-type="float" office:value="40.2366260221719" calcext:value-type="float">
            <text:p>40,24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B454] + [.$G$2]*[.B454] - [.$H$2]*[.B454]*[.C454]" office:value-type="float" office:value="123.30608059157" calcext:value-type="float">
            <text:p>123,31</text:p>
          </table:table-cell>
          <table:table-cell table:formula="of:=[.C454] + [.$H$2]*[.B454]*[.C454] - [.$I$2]*[.C454]" office:value-type="float" office:value="40.705798581612" calcext:value-type="float">
            <text:p>40,71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B455] + [.$G$2]*[.B455] - [.$H$2]*[.B455]*[.C455]" office:value-type="float" office:value="123.262565963177" calcext:value-type="float">
            <text:p>123,26</text:p>
          </table:table-cell>
          <table:table-cell table:formula="of:=[.C455] + [.$H$2]*[.B455]*[.C455] - [.$I$2]*[.C455]" office:value-type="float" office:value="41.1801448927556" calcext:value-type="float">
            <text:p>41,18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B456] + [.$G$2]*[.B456] - [.$H$2]*[.B456]*[.C456]" office:value-type="float" office:value="123.189832119332" calcext:value-type="float">
            <text:p>123,19</text:p>
          </table:table-cell>
          <table:table-cell table:formula="of:=[.C456] + [.$H$2]*[.B456]*[.C456] - [.$I$2]*[.C456]" office:value-type="float" office:value="41.6591228112261" calcext:value-type="float">
            <text:p>41,66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B457] + [.$G$2]*[.B457] - [.$H$2]*[.B457]*[.C457]" office:value-type="float" office:value="123.087638589042" calcext:value-type="float">
            <text:p>123,09</text:p>
          </table:table-cell>
          <table:table-cell table:formula="of:=[.C457] + [.$H$2]*[.B457]*[.C457] - [.$I$2]*[.C457]" office:value-type="float" office:value="42.1421568433416" calcext:value-type="float">
            <text:p>42,14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B458] + [.$G$2]*[.B458] - [.$H$2]*[.B458]*[.C458]" office:value-type="float" office:value="122.955802075375" calcext:value-type="float">
            <text:p>122,96</text:p>
          </table:table-cell>
          <table:table-cell table:formula="of:=[.C458] + [.$H$2]*[.B458]*[.C458] - [.$I$2]*[.C458]" office:value-type="float" office:value="42.6286382866224" calcext:value-type="float">
            <text:p>42,63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B459] + [.$G$2]*[.B459] - [.$H$2]*[.B459]*[.C459]" office:value-type="float" office:value="122.794198910926" calcext:value-type="float">
            <text:p>122,79</text:p>
          </table:table-cell>
          <table:table-cell table:formula="of:=[.C459] + [.$H$2]*[.B459]*[.C459] - [.$I$2]*[.C459]" office:value-type="float" office:value="43.1179255782477" calcext:value-type="float">
            <text:p>43,12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B460] + [.$G$2]*[.B460] - [.$H$2]*[.B460]*[.C460]" office:value-type="float" office:value="122.602767324103" calcext:value-type="float">
            <text:p>122,60</text:p>
          </table:table-cell>
          <table:table-cell table:formula="of:=[.C460] + [.$H$2]*[.B460]*[.C460] - [.$I$2]*[.C460]" office:value-type="float" office:value="43.6093448643762" calcext:value-type="float">
            <text:p>43,61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B461] + [.$G$2]*[.B461] - [.$H$2]*[.B461]*[.C461]" office:value-type="float" office:value="122.381509489804" calcext:value-type="float">
            <text:p>122,38</text:p>
          </table:table-cell>
          <table:table-cell table:formula="of:=[.C461] + [.$H$2]*[.B461]*[.C461] - [.$I$2]*[.C461]" office:value-type="float" office:value="44.1021908019392" calcext:value-type="float">
            <text:p>44,10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B462] + [.$G$2]*[.B462] - [.$H$2]*[.B462]*[.C462]" office:value-type="float" office:value="122.130493338525" calcext:value-type="float">
            <text:p>122,13</text:p>
          </table:table-cell>
          <table:table-cell table:formula="of:=[.C462] + [.$H$2]*[.B462]*[.C462] - [.$I$2]*[.C462]" office:value-type="float" office:value="44.5957276029166" calcext:value-type="float">
            <text:p>44,60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B463] + [.$G$2]*[.B463] - [.$H$2]*[.B463]*[.C463]" office:value-type="float" office:value="121.849854098829" calcext:value-type="float">
            <text:p>121,85</text:p>
          </table:table-cell>
          <table:table-cell table:formula="of:=[.C463] + [.$H$2]*[.B463]*[.C463] - [.$I$2]*[.C463]" office:value-type="float" office:value="45.0891903292381" calcext:value-type="float">
            <text:p>45,09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B464] + [.$G$2]*[.B464] - [.$H$2]*[.B464]*[.C464]" office:value-type="float" office:value="121.539795549279" calcext:value-type="float">
            <text:p>121,54</text:p>
          </table:table-cell>
          <table:table-cell table:formula="of:=[.C464] + [.$H$2]*[.B464]*[.C464] - [.$I$2]*[.C464]" office:value-type="float" office:value="45.5817864443022" calcext:value-type="float">
            <text:p>45,58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B465] + [.$G$2]*[.B465] - [.$H$2]*[.B465]*[.C465]" office:value-type="float" office:value="121.200590957659" calcext:value-type="float">
            <text:p>121,20</text:p>
          </table:table-cell>
          <table:table-cell table:formula="of:=[.C465] + [.$H$2]*[.B465]*[.C465] - [.$I$2]*[.C465]" office:value-type="float" office:value="46.0726976246928" calcext:value-type="float">
            <text:p>46,07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B466] + [.$G$2]*[.B466] - [.$H$2]*[.B466]*[.C466]" office:value-type="float" office:value="120.832583687249" calcext:value-type="float">
            <text:p>120,83</text:p>
          </table:table-cell>
          <table:table-cell table:formula="of:=[.C466] + [.$H$2]*[.B466]*[.C466] - [.$I$2]*[.C466]" office:value-type="float" office:value="46.5610818330213" calcext:value-type="float">
            <text:p>46,56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B467] + [.$G$2]*[.B467] - [.$H$2]*[.B467]*[.C467]" office:value-type="float" office:value="120.436187452415" calcext:value-type="float">
            <text:p>120,44</text:p>
          </table:table-cell>
          <table:table-cell table:formula="of:=[.C467] + [.$H$2]*[.B467]*[.C467] - [.$I$2]*[.C467]" office:value-type="float" office:value="47.0460756499489" calcext:value-type="float">
            <text:p>47,05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B468] + [.$G$2]*[.B468] - [.$H$2]*[.B468]*[.C468]" office:value-type="float" office:value="120.011886208525" calcext:value-type="float">
            <text:p>120,01</text:p>
          </table:table-cell>
          <table:table-cell table:formula="of:=[.C468] + [.$H$2]*[.B468]*[.C468] - [.$I$2]*[.C468]" office:value-type="float" office:value="47.5267968603904" calcext:value-type="float">
            <text:p>47,53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B469] + [.$G$2]*[.B469] - [.$H$2]*[.B469]*[.C469]" office:value-type="float" office:value="119.560233664363" calcext:value-type="float">
            <text:p>119,56</text:p>
          </table:table-cell>
          <table:table-cell table:formula="of:=[.C469] + [.$H$2]*[.B469]*[.C469] - [.$I$2]*[.C469]" office:value-type="float" office:value="48.0023472857033" calcext:value-type="float">
            <text:p>48,00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B470] + [.$G$2]*[.B470] - [.$H$2]*[.B470]*[.C470]" office:value-type="float" office:value="119.081852408692" calcext:value-type="float">
            <text:p>119,08</text:p>
          </table:table-cell>
          <table:table-cell table:formula="of:=[.C470] + [.$H$2]*[.B470]*[.C470] - [.$I$2]*[.C470]" office:value-type="float" office:value="48.4718158503764" calcext:value-type="float">
            <text:p>48,47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B471] + [.$G$2]*[.B471] - [.$H$2]*[.B471]*[.C471]" office:value-type="float" office:value="118.577432646328" calcext:value-type="float">
            <text:p>118,58</text:p>
          </table:table-cell>
          <table:table-cell table:formula="of:=[.C471] + [.$H$2]*[.B471]*[.C471] - [.$I$2]*[.C471]" office:value-type="float" office:value="48.9342818683955" calcext:value-type="float">
            <text:p>48,93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B472] + [.$G$2]*[.B472] - [.$H$2]*[.B472]*[.C472]" office:value-type="float" office:value="118.047730543081" calcext:value-type="float">
            <text:p>118,05</text:p>
          </table:table-cell>
          <table:table-cell table:formula="of:=[.C472] + [.$H$2]*[.B472]*[.C472] - [.$I$2]*[.C472]" office:value-type="float" office:value="49.3888185311487" calcext:value-type="float">
            <text:p>49,39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B473] + [.$G$2]*[.B473] - [.$H$2]*[.B473]*[.C473]" office:value-type="float" office:value="117.49356618304" calcext:value-type="float">
            <text:p>117,49</text:p>
          </table:table-cell>
          <table:table-cell table:formula="of:=[.C473] + [.$H$2]*[.B473]*[.C473] - [.$I$2]*[.C473]" office:value-type="float" office:value="49.8344965754944" calcext:value-type="float">
            <text:p>49,83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B474] + [.$G$2]*[.B474] - [.$H$2]*[.B474]*[.C474]" office:value-type="float" office:value="116.915821145905" calcext:value-type="float">
            <text:p>116,92</text:p>
          </table:table-cell>
          <table:table-cell table:formula="of:=[.C474] + [.$H$2]*[.B474]*[.C474] - [.$I$2]*[.C474]" office:value-type="float" office:value="50.2703881075153" calcext:value-type="float">
            <text:p>50,27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B475] + [.$G$2]*[.B475] - [.$H$2]*[.B475]*[.C475]" office:value-type="float" office:value="116.315435716366" calcext:value-type="float">
            <text:p>116,32</text:p>
          </table:table-cell>
          <table:table-cell table:formula="of:=[.C475] + [.$H$2]*[.B475]*[.C475] - [.$I$2]*[.C475]" office:value-type="float" office:value="50.6955705545963" calcext:value-type="float">
            <text:p>50,70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B476] + [.$G$2]*[.B476] - [.$H$2]*[.B476]*[.C476]" office:value-type="float" office:value="115.69340574172" calcext:value-type="float">
            <text:p>115,69</text:p>
          </table:table-cell>
          <table:table-cell table:formula="of:=[.C476] + [.$H$2]*[.B476]*[.C476] - [.$I$2]*[.C476]" office:value-type="float" office:value="51.1091307158403" calcext:value-type="float">
            <text:p>51,11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B477] + [.$G$2]*[.B477] - [.$H$2]*[.B477]*[.C477]" office:value-type="float" office:value="115.050779158047" calcext:value-type="float">
            <text:p>115,05</text:p>
          </table:table-cell>
          <table:table-cell table:formula="of:=[.C477] + [.$H$2]*[.B477]*[.C477] - [.$I$2]*[.C477]" office:value-type="float" office:value="51.5101688785555" calcext:value-type="float">
            <text:p>51,51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B478] + [.$G$2]*[.B478] - [.$H$2]*[.B478]*[.C478]" office:value-type="float" office:value="114.388652209188" calcext:value-type="float">
            <text:p>114,39</text:p>
          </table:table-cell>
          <table:table-cell table:formula="of:=[.C478] + [.$H$2]*[.B478]*[.C478] - [.$I$2]*[.C478]" office:value-type="float" office:value="51.8978029666479" calcext:value-type="float">
            <text:p>51,90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B479] + [.$G$2]*[.B479] - [.$H$2]*[.B479]*[.C479]" office:value-type="float" office:value="113.708165386385" calcext:value-type="float">
            <text:p>113,71</text:p>
          </table:table-cell>
          <table:table-cell table:formula="of:=[.C479] + [.$H$2]*[.B479]*[.C479] - [.$I$2]*[.C479]" office:value-type="float" office:value="52.2711726853019" calcext:value-type="float">
            <text:p>52,27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B480] + [.$G$2]*[.B480] - [.$H$2]*[.B480]*[.C480]" office:value-type="float" office:value="113.010499119792" calcext:value-type="float">
            <text:p>113,01</text:p>
          </table:table-cell>
          <table:table-cell table:formula="of:=[.C480] + [.$H$2]*[.B480]*[.C480] - [.$I$2]*[.C480]" office:value-type="float" office:value="52.6294436253571" calcext:value-type="float">
            <text:p>52,63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B481] + [.$G$2]*[.B481] - [.$H$2]*[.B481]*[.C481]" office:value-type="float" office:value="112.296869255939" calcext:value-type="float">
            <text:p>112,30</text:p>
          </table:table-cell>
          <table:table-cell table:formula="of:=[.C481] + [.$H$2]*[.B481]*[.C481] - [.$I$2]*[.C481]" office:value-type="float" office:value="52.9718112903385" calcext:value-type="float">
            <text:p>52,97</text:p>
          </table:table-cell>
          <table:table-cell table:number-columns-repeated="7"/>
        </table:table-row>
        <table:table-row table:style-name="ro1" table:number-rows-repeated="104809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0:14:21.404467978</meta:creation-date>
    <meta:generator>LibreOffice/6.2.8.2$Linux_X86_64 LibreOffice_project/20$Build-2</meta:generator>
    <dc:date>2020-02-03T10:49:13.320821865</dc:date>
    <meta:editing-duration>PT11M43S</meta:editing-duration>
    <meta:editing-cycles>1</meta:editing-cycles>
    <meta:document-statistic meta:table-count="1" meta:cell-count="16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69cm" svg:height="8.475cm" xlink:href=".." xlink:type="simple" chart:class="chart:line" chart:style-name="ch1">
        <chart:title svg:x="5.188cm" svg:y="0.305cm" chart:style-name="ch2">
          <text:p>Liczebność wilków i zajęcy w okresie 20 lat</text:p>
        </chart:title>
        <chart:legend chart:legend-position="end" svg:x="17.507cm" svg:y="3.689cm" style:legend-expansion="high" chart:style-name="ch3"/>
        <chart:plot-area chart:style-name="ch4" table:cell-range-address="Arkusz1.B1:Arkusz1.C242" chart:data-source-has-labels="row" svg:x="1.394cm" svg:y="1.253cm" svg:width="15.73cm" svg:height="6.072cm">
          <chartooo:coordinate-region svg:x="2.492cm" svg:y="1.374cm" svg:width="14.306cm" svg:height="4.949cm"/>
          <chart:axis chart:dimension="x" chart:name="primary-x" chart:style-name="ch5">
            <chart:title svg:x="8.646cm" svg:y="7.494cm" chart:style-name="ch6">
              <text:p>Miesiąc</text:p>
            </chart:title>
          </chart:axis>
          <chart:axis chart:dimension="y" chart:name="primary-y" chart:style-name="ch7">
            <chart:title svg:x="0.451cm" svg:y="5.643cm" chart:style-name="ch8">
              <text:p>Liczba osobników</text:p>
            </chart:title>
            <chart:grid chart:style-name="ch9" chart:class="major"/>
          </chart:axis>
          <chart:series chart:style-name="ch10" chart:values-cell-range-address="Arkusz1.B2:Arkusz1.B242" chart:label-cell-address="Arkusz1.B1:Arkusz1.B1" chart:class="chart:line">
            <chart:data-point chart:repeated="241"/>
          </chart:series>
          <chart:series chart:style-name="ch11" chart:values-cell-range-address="Arkusz1.C2:Arkusz1.C242" chart:label-cell-address="Arkusz1.C1:Arkusz1.C1" chart:class="chart:line">
            <chart:data-point chart:repeated="2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</text:p>
                <draw:g>
                  <svg:desc>Arkusz1.B1:Arkusz1.B1</svg:desc>
                </draw:g>
              </table:table-cell>
              <table:table-cell office:value-type="string">
                <text:p>W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rkusz1.B2:Arkusz1.B242</svg:desc>
                </draw:g>
              </table:table-cell>
              <table:table-cell office:value-type="float" office:value="30">
                <text:p>30</text:p>
                <draw:g>
                  <svg:desc>Arkusz1.C2:Arkusz1.C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.0025">
                <text:p>101.0025</text:p>
              </table:table-cell>
              <table:table-cell office:value-type="float" office:value="30.0075">
                <text:p>30.0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.507133740625">
                <text:p>101.507133740625</text:p>
              </table:table-cell>
              <table:table-cell office:value-type="float" office:value="30.022541259375">
                <text:p>30.0225412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013525360013">
                <text:p>102.013525360013</text:p>
              </table:table-cell>
              <table:table-cell office:value-type="float" office:value="30.0451652518307">
                <text:p>30.0451652518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.521289253532">
                <text:p>102.521289253532</text:p>
              </table:table-cell>
              <table:table-cell office:value-type="float" office:value="30.0754136029208">
                <text:p>30.0754136029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.0300299499">
                <text:p>103.0300299499</text:p>
              </table:table-cell>
              <table:table-cell office:value-type="float" office:value="30.1133280114771">
                <text:p>30.1133280114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.539342005441">
                <text:p>103.539342005441</text:p>
              </table:table-cell>
              <table:table-cell office:value-type="float" office:value="30.1589501543601">
                <text:p>30.1589501543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.048809918271">
                <text:p>104.048809918271</text:p>
              </table:table-cell>
              <table:table-cell office:value-type="float" office:value="30.2123215739207">
                <text:p>30.2123215739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.558008064319">
                <text:p>104.558008064319</text:p>
              </table:table-cell>
              <table:table-cell office:value-type="float" office:value="30.273483547542">
                <text:p>30.273483547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.066500657156">
                <text:p>105.066500657156</text:p>
              </table:table-cell>
              <table:table-cell office:value-type="float" office:value="30.3424769386144">
                <text:p>30.3424769386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.573841733694">
                <text:p>105.573841733694</text:p>
              </table:table-cell>
              <table:table-cell office:value-type="float" office:value="30.419342028289">
                <text:p>30.419342028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.079575167899">
                <text:p>106.079575167899</text:p>
              </table:table-cell>
              <table:table-cell office:value-type="float" office:value="30.5041183273434">
                <text:p>30.5041183273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.583234714739">
                <text:p>106.583234714739</text:p>
              </table:table-cell>
              <table:table-cell office:value-type="float" office:value="30.5968443674942">
                <text:p>30.5968443674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.084344086658">
                <text:p>107.084344086658</text:p>
              </table:table-cell>
              <table:table-cell office:value-type="float" office:value="30.6975574714949">
                <text:p>30.6975574714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.582417064943">
                <text:p>107.582417064943</text:p>
              </table:table-cell>
              <table:table-cell office:value-type="float" office:value="30.806293501369">
                <text:p>30.8062935013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.076957648397">
                <text:p>108.076957648397</text:p>
              </table:table-cell>
              <table:table-cell office:value-type="float" office:value="30.9230865841452">
                <text:p>30.9230865841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.567460241809">
                <text:p>108.567460241809</text:p>
              </table:table-cell>
              <table:table-cell office:value-type="float" office:value="31.0479688144941">
                <text:p>31.0479688144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.053409886717">
                <text:p>109.053409886717</text:p>
              </table:table-cell>
              <table:table-cell office:value-type="float" office:value="31.1809699336977">
                <text:p>31.1809699336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.534282537029">
                <text:p>109.534282537029</text:p>
              </table:table-cell>
              <table:table-cell office:value-type="float" office:value="31.3221169844352">
                <text:p>31.3221169844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.009545382054">
                <text:p>110.009545382054</text:p>
              </table:table-cell>
              <table:table-cell office:value-type="float" office:value="31.471433940929">
                <text:p>31.4714339409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.478657219513">
                <text:p>110.478657219513</text:p>
              </table:table-cell>
              <table:table-cell office:value-type="float" office:value="31.628941314064">
                <text:p>31.628941314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.941068881077">
                <text:p>110.941068881077</text:p>
              </table:table-cell>
              <table:table-cell office:value-type="float" office:value="31.7946557311871">
                <text:p>31.79465573118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1.396223712937">
                <text:p>111.396223712937</text:p>
              </table:table-cell>
              <table:table-cell office:value-type="float" office:value="31.9685894903896">
                <text:p>31.9685894903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.843558113866">
                <text:p>111.843558113866</text:p>
              </table:table-cell>
              <table:table-cell office:value-type="float" office:value="32.1507500891994">
                <text:p>32.15075008919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.282502133141">
                <text:p>112.282502133141</text:p>
              </table:table-cell>
              <table:table-cell office:value-type="float" office:value="32.3411397277423">
                <text:p>32.34113972774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.71248013057">
                <text:p>112.71248013057</text:p>
              </table:table-cell>
              <table:table-cell office:value-type="float" office:value="32.5397547865894">
                <text:p>32.53975478658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.132911500762">
                <text:p>113.132911500762</text:p>
              </table:table-cell>
              <table:table-cell office:value-type="float" office:value="32.7465852796784">
                <text:p>32.7465852796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543211463579">
                <text:p>113.543211463579</text:p>
              </table:table-cell>
              <table:table-cell office:value-type="float" office:value="32.9616142828935">
                <text:p>32.96161428289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.942791922498">
                <text:p>113.942791922498</text:p>
              </table:table-cell>
              <table:table-cell office:value-type="float" office:value="33.1848173391006">
                <text:p>33.1848173391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4.331062392421">
                <text:p>114.331062392421</text:p>
              </table:table-cell>
              <table:table-cell office:value-type="float" office:value="33.4161618406732">
                <text:p>33.4161618406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4.707430998109">
                <text:p>114.707430998109</text:p>
              </table:table-cell>
              <table:table-cell office:value-type="float" office:value="33.6556063908002">
                <text:p>33.6556063908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.071305544185">
                <text:p>115.071305544185</text:p>
              </table:table-cell>
              <table:table-cell office:value-type="float" office:value="33.9031001451463">
                <text:p>33.90310014514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.42209465722">
                <text:p>115.42209465722</text:p>
              </table:table-cell>
              <table:table-cell office:value-type="float" office:value="34.1585821357376">
                <text:p>34.15858213573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75920900005">
                <text:p>115.75920900005</text:p>
              </table:table-cell>
              <table:table-cell office:value-type="float" office:value="34.4219805792644">
                <text:p>34.42198057926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.082062558016">
                <text:p>116.082062558016</text:p>
              </table:table-cell>
              <table:table-cell office:value-type="float" office:value="34.6932121723366">
                <text:p>34.69321217233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.390073996312">
                <text:p>116.390073996312</text:p>
              </table:table-cell>
              <table:table-cell office:value-type="float" office:value="34.9721813765836">
                <text:p>34.9721813765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6.682668087122">
                <text:p>116.682668087122</text:p>
              </table:table-cell>
              <table:table-cell office:value-type="float" office:value="35.2587796968709">
                <text:p>35.25877969687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6.959277204601">
                <text:p>116.959277204601</text:p>
              </table:table-cell>
              <table:table-cell office:value-type="float" office:value="35.5528849562909">
                <text:p>35.5528849562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.21934288518">
                <text:p>117.21934288518</text:p>
              </table:table-cell>
              <table:table-cell office:value-type="float" office:value="35.8543605719894">
                <text:p>35.85436057198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7.462317449975">
                <text:p>117.462317449975</text:p>
              </table:table-cell>
              <table:table-cell office:value-type="float" office:value="36.1630548362984">
                <text:p>36.16305483629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7.687665685404">
                <text:p>117.687665685404</text:p>
              </table:table-cell>
              <table:table-cell office:value-type="float" office:value="36.4788002080545">
                <text:p>36.47880020805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7.894866577367">
                <text:p>117.894866577367</text:p>
              </table:table-cell>
              <table:table-cell office:value-type="float" office:value="36.8014126193969">
                <text:p>36.80141261939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8.083415093603">
                <text:p>118.083415093603</text:p>
              </table:table-cell>
              <table:table-cell office:value-type="float" office:value="37.1306908037382">
                <text:p>37.1306908037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.25282400803">
                <text:p>118.25282400803</text:p>
              </table:table-cell>
              <table:table-cell office:value-type="float" office:value="37.4664156509964">
                <text:p>37.46641565099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8.402625760096">
                <text:p>118.402625760096</text:p>
              </table:table-cell>
              <table:table-cell office:value-type="float" office:value="37.808349596541">
                <text:p>37.8083495965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.532374341355">
                <text:p>118.532374341355</text:p>
              </table:table-cell>
              <table:table-cell office:value-type="float" office:value="38.156236050657">
                <text:p>38.1562360506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8.641647200675">
                <text:p>118.641647200675</text:p>
              </table:table-cell>
              <table:table-cell office:value-type="float" office:value="38.509798875631">
                <text:p>38.5097988756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8.730047158703">
                <text:p>118.730047158703</text:p>
              </table:table-cell>
              <table:table-cell office:value-type="float" office:value="38.8687419178352">
                <text:p>38.8687419178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8.797204321425">
                <text:p>118.797204321425</text:p>
              </table:table-cell>
              <table:table-cell office:value-type="float" office:value="39.2327486023954">
                <text:p>39.23274860239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8.842777981949">
                <text:p>118.842777981949</text:p>
              </table:table-cell>
              <table:table-cell office:value-type="float" office:value="39.6014815981806">
                <text:p>39.6014815981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8.866458498923">
                <text:p>118.866458498923</text:p>
              </table:table-cell>
              <table:table-cell office:value-type="float" office:value="39.974582560936">
                <text:p>39.974582560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8.867969139406">
                <text:p>118.867969139406</text:p>
              </table:table-cell>
              <table:table-cell office:value-type="float" office:value="40.3516719623848">
                <text:p>40.35167196238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8.84706787342">
                <text:p>118.84706787342</text:p>
              </table:table-cell>
              <table:table-cell office:value-type="float" office:value="40.7323490130397">
                <text:p>40.73234901303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8.80354910699">
                <text:p>118.80354910699</text:p>
              </table:table-cell>
              <table:table-cell office:value-type="float" office:value="41.116191686286">
                <text:p>41.1161916862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8.737245340083">
                <text:p>118.737245340083</text:p>
              </table:table-cell>
              <table:table-cell office:value-type="float" office:value="41.5027568510187">
                <text:p>41.5027568510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8.64802873563">
                <text:p>118.64802873563</text:p>
              </table:table-cell>
              <table:table-cell office:value-type="float" office:value="41.8915805197224">
                <text:p>41.89158051972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.5358125857">
                <text:p>118.5358125857</text:p>
              </table:table-cell>
              <table:table-cell office:value-type="float" office:value="42.2821782183788">
                <text:p>42.28217821837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.400552660909">
                <text:p>118.400552660909</text:p>
              </table:table-cell>
              <table:table-cell office:value-type="float" office:value="42.6740454839643">
                <text:p>42.6740454839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.242248429339">
                <text:p>118.242248429339</text:p>
              </table:table-cell>
              <table:table-cell office:value-type="float" office:value="43.0666584945551">
                <text:p>43.06665849455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.060944131558">
                <text:p>118.060944131558</text:p>
              </table:table-cell>
              <table:table-cell office:value-type="float" office:value="43.4594748361947">
                <text:p>43.4594748361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7.856729698878">
                <text:p>117.856729698878</text:p>
              </table:table-cell>
              <table:table-cell office:value-type="float" office:value="43.8519344096964">
                <text:p>43.85193440969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7.629741502607">
                <text:p>117.629741502607</text:p>
              </table:table-cell>
              <table:table-cell office:value-type="float" office:value="44.2434604794598">
                <text:p>44.24346047945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7.380162922969">
                <text:p>117.380162922969</text:p>
              </table:table-cell>
              <table:table-cell office:value-type="float" office:value="44.6334608651767">
                <text:p>44.63346086517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7.108224727344">
                <text:p>117.108224727344</text:p>
              </table:table-cell>
              <table:table-cell office:value-type="float" office:value="45.021329276003">
                <text:p>45.021329276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.814205248701">
                <text:p>116.814205248701</text:p>
              </table:table-cell>
              <table:table-cell office:value-type="float" office:value="45.4064467853918">
                <text:p>45.40644678539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6.498430356474">
                <text:p>116.498430356474</text:p>
              </table:table-cell>
              <table:table-cell office:value-type="float" office:value="45.7881834433238">
                <text:p>45.78818344332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.161273213593">
                <text:p>116.161273213593</text:p>
              </table:table-cell>
              <table:table-cell office:value-type="float" office:value="46.1659000211683">
                <text:p>46.16590002116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.803153815109">
                <text:p>115.803153815109</text:p>
              </table:table-cell>
              <table:table-cell office:value-type="float" office:value="46.5389498828651">
                <text:p>46.5389498828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5.424538305572">
                <text:p>115.424538305572</text:p>
              </table:table-cell>
              <table:table-cell office:value-type="float" office:value="46.9066809745614">
                <text:p>46.90668097456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5.025938074216">
                <text:p>115.025938074216</text:p>
              </table:table-cell>
              <table:table-cell office:value-type="float" office:value="47.268437923301">
                <text:p>47.2684379233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4.607908628985">
                <text:p>114.607908628985</text:p>
              </table:table-cell>
              <table:table-cell office:value-type="float" office:value="47.6235642338513">
                <text:p>47.62356423385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4.171048252415">
                <text:p>114.171048252415</text:p>
              </table:table-cell>
              <table:table-cell office:value-type="float" office:value="47.9714045713086">
                <text:p>47.97140457130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3.715996444439">
                <text:p>113.715996444439</text:p>
              </table:table-cell>
              <table:table-cell office:value-type="float" office:value="48.3113071157667">
                <text:p>48.3113071157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3.243432159227">
                <text:p>113.243432159227</text:p>
              </table:table-cell>
              <table:table-cell office:value-type="float" office:value="48.6426259740797">
                <text:p>48.64262597407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.75407184514">
                <text:p>112.75407184514</text:p>
              </table:table-cell>
              <table:table-cell office:value-type="float" office:value="48.9647236326469">
                <text:p>48.96472363264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.248667298866">
                <text:p>112.248667298866</text:p>
              </table:table-cell>
              <table:table-cell office:value-type="float" office:value="49.276973434191">
                <text:p>49.276973434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.728003346589">
                <text:p>111.728003346589</text:p>
              </table:table-cell>
              <table:table-cell office:value-type="float" office:value="49.5787620607362">
                <text:p>49.5787620607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.1928953668">
                <text:p>111.1928953668</text:p>
              </table:table-cell>
              <table:table-cell office:value-type="float" office:value="49.8694920044203">
                <text:p>49.86949200442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0.644186670914">
                <text:p>110.644186670914</text:p>
              </table:table-cell>
              <table:table-cell office:value-type="float" office:value="50.1485840074207">
                <text:p>50.1485840074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0.082745759233">
                <text:p>110.082745759233</text:p>
              </table:table-cell>
              <table:table-cell office:value-type="float" office:value="50.4154794521492">
                <text:p>50.41547945214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9.509463470987">
                <text:p>109.509463470987</text:p>
              </table:table-cell>
              <table:table-cell office:value-type="float" office:value="50.6696426829722">
                <text:p>50.66964268297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.925250048168">
                <text:p>108.925250048168</text:p>
              </table:table-cell>
              <table:table-cell office:value-type="float" office:value="50.910563241063">
                <text:p>50.9105632410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.331032133568">
                <text:p>108.331032133568</text:p>
              </table:table-cell>
              <table:table-cell office:value-type="float" office:value="51.1377579945728">
                <text:p>51.13775799457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27749723965">
                <text:p>107.727749723965</text:p>
              </table:table-cell>
              <table:table-cell office:value-type="float" office:value="51.3507731471185">
                <text:p>51.3507731471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116353099582">
                <text:p>107.116353099582</text:p>
              </table:table-cell>
              <table:table-cell office:value-type="float" office:value="51.549186108625">
                <text:p>51.549186108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6.49779975097">
                <text:p>106.49779975097</text:p>
              </table:table-cell>
              <table:table-cell office:value-type="float" office:value="51.7326072137976">
                <text:p>51.7326072137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5.873051324164">
                <text:p>105.873051324164</text:p>
              </table:table-cell>
              <table:table-cell office:value-type="float" office:value="51.900681274933">
                <text:p>51.9006812749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.243070604457">
                <text:p>105.243070604457</text:p>
              </table:table-cell>
              <table:table-cell office:value-type="float" office:value="52.0530889573764">
                <text:p>52.05308895737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.608818558386">
                <text:p>104.608818558386</text:p>
              </table:table-cell>
              <table:table-cell office:value-type="float" office:value="52.1895479676682">
                <text:p>52.18954796766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3.971251452557">
                <text:p>103.971251452557</text:p>
              </table:table-cell>
              <table:table-cell office:value-type="float" office:value="52.3098140462817">
                <text:p>52.30981404628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.331318066786">
                <text:p>103.331318066786</text:p>
              </table:table-cell>
              <table:table-cell office:value-type="float" office:value="52.4136817587889">
                <text:p>52.4136817587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.689957017688">
                <text:p>102.689957017688</text:p>
              </table:table-cell>
              <table:table-cell office:value-type="float" office:value="52.5009850812838">
                <text:p>52.50098508128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.04809420735">
                <text:p>102.04809420735</text:p>
              </table:table-cell>
              <table:table-cell office:value-type="float" office:value="52.5715977779113">
                <text:p>52.57159777791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1.406640410161">
                <text:p>101.406640410161</text:p>
              </table:table-cell>
              <table:table-cell office:value-type="float" office:value="52.6254335703513">
                <text:p>52.62543357035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.766489009116">
                <text:p>100.766489009116</text:p>
              </table:table-cell>
              <table:table-cell office:value-type="float" office:value="52.6624461010824">
                <text:p>52.66244610108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.128513891179">
                <text:p>100.128513891179</text:p>
              </table:table-cell>
              <table:table-cell office:value-type="float" office:value="52.6826286941473">
                <text:p>52.68262869414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.4935675094899">
                <text:p>99.4935675094899</text:p>
              </table:table-cell>
              <table:table-cell office:value-type="float" office:value="52.6860139189528">
                <text:p>52.68601391895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.8624791183541">
                <text:p>98.8624791183541</text:p>
              </table:table-cell>
              <table:table-cell office:value-type="float" office:value="52.6726729643308">
                <text:p>52.67267296433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.2360531851991">
                <text:p>98.2360531851991</text:p>
              </table:table-cell>
              <table:table-cell office:value-type="float" office:value="52.6427148316363">
                <text:p>52.64271483163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7.6150679818962">
                <text:p>97.6150679818962</text:p>
              </table:table-cell>
              <table:table-cell office:value-type="float" office:value="52.5962853570614">
                <text:p>52.59628535706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7.0002743561717">
                <text:p>97.0002743561717</text:p>
              </table:table-cell>
              <table:table-cell office:value-type="float" office:value="52.5335660745707">
                <text:p>52.53356607457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6.3923946822244">
                <text:p>96.3923946822244</text:p>
              </table:table-cell>
              <table:table-cell office:value-type="float" office:value="52.4547729319129">
                <text:p>52.45477293191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.7921219881592">
                <text:p>95.7921219881592</text:p>
              </table:table-cell>
              <table:table-cell office:value-type="float" office:value="52.360154873027">
                <text:p>52.3601548730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.2001192564644">
                <text:p>95.2001192564644</text:p>
              </table:table-cell>
              <table:table-cell office:value-type="float" office:value="52.2499923008336">
                <text:p>52.24999230083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.6170188924994">
                <text:p>94.6170188924994</text:p>
              </table:table-cell>
              <table:table-cell office:value-type="float" office:value="52.1245954348862">
                <text:p>52.12459543488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.0434223548361">
                <text:p>94.0434223548361</text:p>
              </table:table-cell>
              <table:table-cell office:value-type="float" office:value="51.9843025786552">
                <text:p>51.9843025786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3.4798999403198">
                <text:p>93.4798999403198</text:p>
              </table:table-cell>
              <table:table-cell office:value-type="float" office:value="51.8294783113354">
                <text:p>51.82947831133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2.9269907158749">
                <text:p>92.9269907158749</text:p>
              </table:table-cell>
              <table:table-cell office:value-type="float" office:value="51.66051161902">
                <text:p>51.660511619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2.3852025883934">
                <text:p>92.3852025883934</text:p>
              </table:table-cell>
              <table:table-cell office:value-type="float" office:value="51.477813979868">
                <text:p>51.4778139798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1.8550125034924">
                <text:p>91.8550125034924</text:p>
              </table:table-cell>
              <table:table-cell office:value-type="float" office:value="51.2818174175435">
                <text:p>51.28181741754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1.3368667635171">
                <text:p>91.3368667635171</text:p>
              </table:table-cell>
              <table:table-cell office:value-type="float" office:value="51.0729725367114">
                <text:p>51.07297253671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.8311814548862">
                <text:p>90.8311814548862</text:p>
              </table:table-cell>
              <table:table-cell office:value-type="float" office:value="50.851746553777">
                <text:p>50.8517465537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.338342974722">
                <text:p>90.338342974722</text:p>
              </table:table-cell>
              <table:table-cell office:value-type="float" office:value="50.6186213353502">
                <text:p>50.61862133535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.8587086466662">
                <text:p>89.8587086466662</text:p>
              </table:table-cell>
              <table:table-cell office:value-type="float" office:value="50.3740914561329">
                <text:p>50.3740914561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9.3926074158509">
                <text:p>89.3926074158509</text:p>
              </table:table-cell>
              <table:table-cell office:value-type="float" office:value="50.1186622870748">
                <text:p>50.11866228707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.9403406131499">
                <text:p>88.9403406131499</text:p>
              </table:table-cell>
              <table:table-cell office:value-type="float" office:value="49.8528481237391">
                <text:p>49.85284812373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.5021827790824">
                <text:p>88.5021827790824</text:p>
              </table:table-cell>
              <table:table-cell office:value-type="float" office:value="49.5771703638827">
                <text:p>49.57717036388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.078382538057">
                <text:p>88.078382538057</text:p>
              </table:table-cell>
              <table:table-cell office:value-type="float" office:value="49.2921557422956">
                <text:p>49.29215574229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.6691635140205">
                <text:p>87.6691635140205</text:p>
              </table:table-cell>
              <table:table-cell office:value-type="float" office:value="48.9983346299785">
                <text:p>48.99833462997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7.2747252790057">
                <text:p>87.2747252790057</text:p>
              </table:table-cell>
              <table:table-cell office:value-type="float" office:value="48.6962394037747">
                <text:p>48.69623940377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6.8952443265433">
                <text:p>86.8952443265433</text:p>
              </table:table-cell>
              <table:table-cell office:value-type="float" office:value="48.3864028916285">
                <text:p>48.38640289162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.5308750623988">
                <text:p>86.5308750623988</text:p>
              </table:table-cell>
              <table:table-cell office:value-type="float" office:value="48.0693568977224">
                <text:p>48.0693568977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6.1817508056235">
                <text:p>86.1817508056235</text:p>
              </table:table-cell>
              <table:table-cell office:value-type="float" office:value="47.7456308108596">
                <text:p>47.74563081085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5.8479847934365">
                <text:p>85.8479847934365</text:p>
              </table:table-cell>
              <table:table-cell office:value-type="float" office:value="47.4157502986161">
                <text:p>47.41575029861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5.5296711840028">
                <text:p>85.5296711840028</text:p>
              </table:table-cell>
              <table:table-cell office:value-type="float" office:value="47.0802360889877">
                <text:p>47.08023608898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5.2268860517047">
                <text:p>85.2268860517047</text:p>
              </table:table-cell>
              <table:table-cell office:value-type="float" office:value="46.7396028405165">
                <text:p>46.73960284051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.9396883700435">
                <text:p>84.9396883700435</text:p>
              </table:table-cell>
              <table:table-cell office:value-type="float" office:value="46.394358101186">
                <text:p>46.394358101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.6681209778228">
                <text:p>84.6681209778228</text:p>
              </table:table-cell>
              <table:table-cell office:value-type="float" office:value="46.0450013557482">
                <text:p>46.04500135574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4.4122115247731">
                <text:p>84.4122115247731</text:p>
              </table:table-cell>
              <table:table-cell office:value-type="float" office:value="45.692023160567">
                <text:p>45.6920231605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4.1719733932562">
                <text:p>84.1719733932562</text:p>
              </table:table-cell>
              <table:table-cell office:value-type="float" office:value="45.335904364551">
                <text:p>45.3359043645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3.9474065931552">
                <text:p>83.9474065931552</text:p>
              </table:table-cell>
              <table:table-cell office:value-type="float" office:value="44.9771154142895">
                <text:p>44.97711541428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.738498627483">
                <text:p>83.738498627483</text:p>
              </table:table-cell>
              <table:table-cell office:value-type="float" office:value="44.6161157411104">
                <text:p>44.61611574111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.5452253266574">
                <text:p>83.5452253266574</text:p>
              </table:table-cell>
              <table:table-cell office:value-type="float" office:value="44.2533532274301">
                <text:p>44.25335322743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3.3675516497676">
                <text:p>83.3675516497676</text:p>
              </table:table-cell>
              <table:table-cell office:value-type="float" office:value="43.8892637494815">
                <text:p>43.88926374948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3.2054324515104">
                <text:p>83.2054324515104</text:p>
              </table:table-cell>
              <table:table-cell office:value-type="float" office:value="43.5242707932601">
                <text:p>43.52427079326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3.0588132137957">
                <text:p>83.0588132137957</text:p>
              </table:table-cell>
              <table:table-cell office:value-type="float" office:value="43.158785140342">
                <text:p>43.1587851403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2.9276307413186">
                <text:p>82.9276307413186</text:p>
              </table:table-cell>
              <table:table-cell office:value-type="float" office:value="42.7932046200779">
                <text:p>42.79320462007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2.8118138206592">
                <text:p>82.8118138206592</text:p>
              </table:table-cell>
              <table:table-cell office:value-type="float" office:value="42.4279139245597">
                <text:p>42.42791392455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2.7112838427126">
                <text:p>82.7112838427126</text:p>
              </table:table-cell>
              <table:table-cell office:value-type="float" office:value="42.0632844826915">
                <text:p>42.06328448269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2.6259553884645">
                <text:p>82.6259553884645</text:p>
              </table:table-cell>
              <table:table-cell office:value-type="float" office:value="41.6996743896593">
                <text:p>41.69967438965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2.5557367783171">
                <text:p>82.5557367783171</text:p>
              </table:table-cell>
              <table:table-cell office:value-type="float" office:value="41.3374283880931">
                <text:p>41.33742838809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2.5005305853334">
                <text:p>82.5005305853334</text:p>
              </table:table-cell>
              <table:table-cell office:value-type="float" office:value="40.9768778972384">
                <text:p>40.97687789723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.4602341129138">
                <text:p>82.4602341129138</text:p>
              </table:table-cell>
              <table:table-cell office:value-type="float" office:value="40.6183410865028">
                <text:p>40.61834108650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2.4347398375365">
                <text:p>82.4347398375365</text:p>
              </table:table-cell>
              <table:table-cell office:value-type="float" office:value="40.2621229898133">
                <text:p>40.2621229898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.4239358173011">
                <text:p>82.4239358173011</text:p>
              </table:table-cell>
              <table:table-cell office:value-type="float" office:value="39.9085156573087">
                <text:p>39.90851565730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2.4277060670963">
                <text:p>82.4277060670963</text:p>
              </table:table-cell>
              <table:table-cell office:value-type="float" office:value="39.5577983409941">
                <text:p>39.55779834099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2.4459309012817">
                <text:p>82.4459309012817</text:p>
              </table:table-cell>
              <table:table-cell office:value-type="float" office:value="39.2102377111009">
                <text:p>39.21023771110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.4784872448312">
                <text:p>82.4784872448312</text:p>
              </table:table-cell>
              <table:table-cell office:value-type="float" office:value="38.8660881000219">
                <text:p>38.86608810002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2.5252489139208">
                <text:p>82.5252489139208</text:p>
              </table:table-cell>
              <table:table-cell office:value-type="float" office:value="38.5255917708279">
                <text:p>38.52559177082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2.5860868669774">
                <text:p>82.5860868669774</text:p>
              </table:table-cell>
              <table:table-cell office:value-type="float" office:value="38.1889792075084">
                <text:p>38.18897920750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.6608694272207">
                <text:p>82.6608694272207</text:p>
              </table:table-cell>
              <table:table-cell office:value-type="float" office:value="37.8564694242292">
                <text:p>37.85646942422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2.7494624777392">
                <text:p>82.7494624777392</text:p>
              </table:table-cell>
              <table:table-cell office:value-type="float" office:value="37.5282702910436">
                <text:p>37.5282702910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2.8517296301424">
                <text:p>82.8517296301424</text:p>
              </table:table-cell>
              <table:table-cell office:value-type="float" office:value="37.204578873643">
                <text:p>37.2045788736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.967532367824">
                <text:p>82.967532367824</text:p>
              </table:table-cell>
              <table:table-cell office:value-type="float" office:value="36.885581784882">
                <text:p>36.8855817848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3.0967301648589">
                <text:p>83.0967301648589</text:p>
              </table:table-cell>
              <table:table-cell office:value-type="float" office:value="36.5714555459595">
                <text:p>36.5714555459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.2391805815367">
                <text:p>83.2391805815367</text:p>
              </table:table-cell>
              <table:table-cell office:value-type="float" office:value="36.2623669552809">
                <text:p>36.26236695528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3.3947393375152">
                <text:p>83.3947393375152</text:p>
              </table:table-cell>
              <table:table-cell office:value-type="float" office:value="35.9584734631692">
                <text:p>35.95847346316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3.5632603635475">
                <text:p>83.5632603635475</text:p>
              </table:table-cell>
              <table:table-cell office:value-type="float" office:value="35.6599235507287">
                <text:p>35.65992355072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.7445958327116">
                <text:p>83.7445958327116</text:p>
              </table:table-cell>
              <table:table-cell office:value-type="float" office:value="35.3668571112991">
                <text:p>35.3668571112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.9385961720363">
                <text:p>83.9385961720363</text:p>
              </table:table-cell>
              <table:table-cell office:value-type="float" office:value="35.0794058330637">
                <text:p>35.07940583306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4.1451100553888">
                <text:p>84.1451100553888</text:p>
              </table:table-cell>
              <table:table-cell office:value-type="float" office:value="34.7976935814987">
                <text:p>34.79769358149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.3639843784521">
                <text:p>84.3639843784521</text:p>
              </table:table-cell>
              <table:table-cell office:value-type="float" office:value="34.5218367804683">
                <text:p>34.52183678046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.5950642165897">
                <text:p>84.5950642165897</text:p>
              </table:table-cell>
              <table:table-cell office:value-type="float" office:value="34.2519447908763">
                <text:p>34.25194479087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.8381927663579">
                <text:p>84.8381927663579</text:p>
              </table:table-cell>
              <table:table-cell office:value-type="float" office:value="33.9881202858961">
                <text:p>33.98812028589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5.0932112713945">
                <text:p>85.0932112713945</text:p>
              </table:table-cell>
              <table:table-cell office:value-type="float" office:value="33.7304596218918">
                <text:p>33.73045962189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.359958933379">
                <text:p>85.359958933379</text:p>
              </table:table-cell>
              <table:table-cell office:value-type="float" office:value="33.4790532042407">
                <text:p>33.47905320424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5.6382728087254">
                <text:p>85.6382728087254</text:p>
              </table:table-cell>
              <table:table-cell office:value-type="float" office:value="33.2339858473498">
                <text:p>33.23398584734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.9279876916416">
                <text:p>85.9279876916416</text:p>
              </table:table-cell>
              <table:table-cell office:value-type="float" office:value="32.9953371282407">
                <text:p>32.99533712824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6.2289359841559">
                <text:p>86.2289359841559</text:p>
              </table:table-cell>
              <table:table-cell office:value-type="float" office:value="32.7631817331471">
                <text:p>32.76318173314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.5409475536866">
                <text:p>86.5409475536866</text:p>
              </table:table-cell>
              <table:table-cell office:value-type="float" office:value="32.5375897966422">
                <text:p>32.53758979664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.863849578703">
                <text:p>86.863849578703</text:p>
              </table:table-cell>
              <table:table-cell office:value-type="float" office:value="32.3186272328674">
                <text:p>32.31862723286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7.1974663830041">
                <text:p>87.1974663830041</text:p>
              </table:table-cell>
              <table:table-cell office:value-type="float" office:value="32.106356058497">
                <text:p>32.1063560584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.5416192591184">
                <text:p>87.5416192591184</text:p>
              </table:table-cell>
              <table:table-cell office:value-type="float" office:value="31.9008347071179">
                <text:p>31.90083470711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.8961262813115">
                <text:p>87.8961262813115</text:p>
              </table:table-cell>
              <table:table-cell office:value-type="float" office:value="31.7021183347513">
                <text:p>31.70211833475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.2608021086695">
                <text:p>88.2608021086695</text:p>
              </table:table-cell>
              <table:table-cell office:value-type="float" office:value="31.5102591162819">
                <text:p>31.51025911628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.6354577787154">
                <text:p>88.6354577787154</text:p>
              </table:table-cell>
              <table:table-cell office:value-type="float" office:value="31.3253065325954">
                <text:p>31.32530653259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.0199004920021">
                <text:p>89.0199004920021</text:p>
              </table:table-cell>
              <table:table-cell office:value-type="float" office:value="31.1473076482532">
                <text:p>31.14730764825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.4139333881215">
                <text:p>89.4139333881215</text:p>
              </table:table-cell>
              <table:table-cell office:value-type="float" office:value="30.9763073795612">
                <text:p>30.97630737956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.8173553135609">
                <text:p>89.8173553135609</text:p>
              </table:table-cell>
              <table:table-cell office:value-type="float" office:value="30.8123487529061">
                <text:p>30.81234875290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.2299605818395">
                <text:p>90.2299605818395</text:p>
              </table:table-cell>
              <table:table-cell office:value-type="float" office:value="30.6554731532534">
                <text:p>30.65547315325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.6515387263585">
                <text:p>90.6515387263585</text:p>
              </table:table-cell>
              <table:table-cell office:value-type="float" office:value="30.5057205627086">
                <text:p>30.50572056270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.0818742464027">
                <text:p>91.0818742464027</text:p>
              </table:table-cell>
              <table:table-cell office:value-type="float" office:value="30.3631297890561">
                <text:p>30.36312978905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.5207463467438">
                <text:p>91.5207463467438</text:p>
              </table:table-cell>
              <table:table-cell office:value-type="float" office:value="30.2277386841903">
                <text:p>30.22773868419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.967928671303">
                <text:p>91.967928671303</text:p>
              </table:table-cell>
              <table:table-cell office:value-type="float" office:value="30.0995843523565">
                <text:p>30.09958435235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.4231890313523">
                <text:p>92.4231890313523</text:p>
              </table:table-cell>
              <table:table-cell office:value-type="float" office:value="29.9787033481153">
                <text:p>29.97870334811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.8862891287505">
                <text:p>92.8862891287505</text:p>
              </table:table-cell>
              <table:table-cell office:value-type="float" office:value="29.8651318639384">
                <text:p>29.86513186393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.3569842747345">
                <text:p>93.3569842747345</text:p>
              </table:table-cell>
              <table:table-cell office:value-type="float" office:value="29.7589059073325">
                <text:p>29.75890590733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.8350231048171">
                <text:p>93.8350231048171</text:p>
              </table:table-cell>
              <table:table-cell office:value-type="float" office:value="29.660061467378">
                <text:p>29.6600614673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.3201472903726">
                <text:p>94.3201472903726</text:p>
              </table:table-cell>
              <table:table-cell office:value-type="float" office:value="29.5686346705499">
                <text:p>29.56863467054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.8120912475293">
                <text:p>94.8120912475293</text:p>
              </table:table-cell>
              <table:table-cell office:value-type="float" office:value="29.4846619256732">
                <text:p>29.48466192567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.3105818440302">
                <text:p>95.3105818440302</text:p>
              </table:table-cell>
              <table:table-cell office:value-type="float" office:value="29.4081800578392">
                <text:p>29.40818005783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.8153381047674">
                <text:p>95.8153381047674</text:p>
              </table:table-cell>
              <table:table-cell office:value-type="float" office:value="29.3392264310906">
                <text:p>29.33922643109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.3260709167492">
                <text:p>96.3260709167492</text:p>
              </table:table-cell>
              <table:table-cell office:value-type="float" office:value="29.2778390596497">
                <text:p>29.27783905964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.8424827343096">
                <text:p>96.8424827343096</text:p>
              </table:table-cell>
              <table:table-cell office:value-type="float" office:value="29.2240567074417">
                <text:p>29.22405670744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.3642672854374">
                <text:p>97.3642672854374</text:p>
              </table:table-cell>
              <table:table-cell office:value-type="float" office:value="29.1779189756281">
                <text:p>29.17791897562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.8911092801582">
                <text:p>97.8911092801582</text:p>
              </table:table-cell>
              <table:table-cell office:value-type="float" office:value="29.1394663778346">
                <text:p>29.13946637783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.4226841219823">
                <text:p>98.4226841219823</text:p>
              </table:table-cell>
              <table:table-cell office:value-type="float" office:value="29.108740402722">
                <text:p>29.1087404027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.958657623499">
                <text:p>98.958657623499</text:p>
              </table:table-cell>
              <table:table-cell office:value-type="float" office:value="29.0857835635088">
                <text:p>29.08578356350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.4986857272828">
                <text:p>99.4986857272828</text:p>
              </table:table-cell>
              <table:table-cell office:value-type="float" office:value="29.0706394340196">
                <text:p>29.07063943401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.04241423336">
                <text:p>100.04241423336</text:p>
              </table:table-cell>
              <table:table-cell office:value-type="float" office:value="29.0633526707869">
                <text:p>29.06335267078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.589478534577">
                <text:p>100.589478534577</text:p>
              </table:table-cell>
              <table:table-cell office:value-type="float" office:value="29.0639690206982">
                <text:p>29.06396902069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.1395033613">
                <text:p>101.1395033613</text:p>
              </table:table-cell>
              <table:table-cell office:value-type="float" office:value="29.0725353136318">
                <text:p>29.07253531363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.692102536988">
                <text:p>101.692102536988</text:p>
              </table:table-cell>
              <table:table-cell office:value-type="float" office:value="29.0890994394875">
                <text:p>29.0890994394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.246878746274">
                <text:p>102.246878746274</text:p>
              </table:table-cell>
              <table:table-cell office:value-type="float" office:value="29.1137103089676">
                <text:p>29.11371030896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.803423317292">
                <text:p>102.803423317292</text:p>
              </table:table-cell>
              <table:table-cell office:value-type="float" office:value="29.1464177974268">
                <text:p>29.14641779742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.361316020132">
                <text:p>103.361316020132</text:p>
              </table:table-cell>
              <table:table-cell office:value-type="float" office:value="29.1872726710612">
                <text:p>29.18727267106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.920124883375">
                <text:p>103.920124883375</text:p>
              </table:table-cell>
              <table:table-cell office:value-type="float" office:value="29.2363264946678">
                <text:p>29.23632649466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.479406030814">
                <text:p>104.479406030814</text:p>
              </table:table-cell>
              <table:table-cell office:value-type="float" office:value="29.2936315201629">
                <text:p>29.29363152016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.038703540574">
                <text:p>105.038703540574</text:p>
              </table:table-cell>
              <table:table-cell office:value-type="float" office:value="29.3592405550109">
                <text:p>29.3592405550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.597549328968">
                <text:p>105.597549328968</text:p>
              </table:table-cell>
              <table:table-cell office:value-type="float" office:value="29.4332068096774">
                <text:p>29.43320680967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.15546306155">
                <text:p>106.15546306155</text:p>
              </table:table-cell>
              <table:table-cell office:value-type="float" office:value="29.5155837231909">
                <text:p>29.51558372319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.711952093948">
                <text:p>106.711952093948</text:p>
              </table:table-cell>
              <table:table-cell office:value-type="float" office:value="29.6064247658649">
                <text:p>29.60642476586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.266511445183">
                <text:p>107.266511445183</text:p>
              </table:table-cell>
              <table:table-cell office:value-type="float" office:value="29.7057832182157">
                <text:p>29.70578321821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.818623806304">
                <text:p>107.818623806304</text:p>
              </table:table-cell>
              <table:table-cell office:value-type="float" office:value="29.8137119250874">
                <text:p>29.81371192508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.36775958727">
                <text:p>108.36775958727</text:p>
              </table:table-cell>
              <table:table-cell office:value-type="float" office:value="29.9302630239932">
                <text:p>29.93026302399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.913377005131">
                <text:p>108.913377005131</text:p>
              </table:table-cell>
              <table:table-cell office:value-type="float" office:value="30.0554876466775">
                <text:p>30.05548764667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.454922216666">
                <text:p>109.454922216666</text:p>
              </table:table-cell>
              <table:table-cell office:value-type="float" office:value="30.1894355929115">
                <text:p>30.18943559291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.991829498706">
                <text:p>109.991829498706</text:p>
              </table:table-cell>
              <table:table-cell office:value-type="float" office:value="30.3321549755595">
                <text:p>30.33215497555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.52352147948">
                <text:p>110.52352147948</text:p>
              </table:table-cell>
              <table:table-cell office:value-type="float" office:value="30.4836918359815">
                <text:p>30.48369183598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1.049409424365">
                <text:p>111.049409424365</text:p>
              </table:table-cell>
              <table:table-cell office:value-type="float" office:value="30.6440897288864">
                <text:p>30.64408972888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.568893579483">
                <text:p>111.568893579483</text:p>
              </table:table-cell>
              <table:table-cell office:value-type="float" office:value="30.8133892758121">
                <text:p>30.81338927581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2.081363576604">
                <text:p>112.081363576604</text:p>
              </table:table-cell>
              <table:table-cell office:value-type="float" office:value="30.9916276864897">
                <text:p>30.99162768648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.586198902856">
                <text:p>112.586198902856</text:p>
              </table:table-cell>
              <table:table-cell office:value-type="float" office:value="31.1788382474453">
                <text:p>31.17883824744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3.08276943867">
                <text:p>113.08276943867</text:p>
              </table:table-cell>
              <table:table-cell office:value-type="float" office:value="31.3750497773164">
                <text:p>31.37504977731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.570436067396">
                <text:p>113.570436067396</text:p>
              </table:table-cell>
              <table:table-cell office:value-type="float" office:value="31.5802860484981">
                <text:p>31.58028604849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4.048551359913">
                <text:p>114.048551359913</text:p>
              </table:table-cell>
              <table:table-cell office:value-type="float" office:value="31.7945651749037">
                <text:p>31.79456517490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.516460337453">
                <text:p>114.516460337453</text:p>
              </table:table-cell>
              <table:table-cell office:value-type="float" office:value="32.0178989658166">
                <text:p>32.01789896581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.973501315699">
                <text:p>114.973501315699</text:p>
              </table:table-cell>
              <table:table-cell office:value-type="float" office:value="32.2502922460295">
                <text:p>32.25029224602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.419006833022">
                <text:p>115.419006833022</text:p>
              </table:table-cell>
              <table:table-cell office:value-type="float" office:value="32.4917421427183">
                <text:p>32.49174214271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.852304665489">
                <text:p>115.852304665489</text:p>
              </table:table-cell>
              <table:table-cell office:value-type="float" office:value="32.742237339776">
                <text:p>32.7422373397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.27271893094">
                <text:p>116.27271893094</text:p>
              </table:table-cell>
              <table:table-cell office:value-type="float" office:value="33.001757300646">
                <text:p>33.0017573006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.679571284136">
                <text:p>116.679571284136</text:p>
              </table:table-cell>
              <table:table-cell office:value-type="float" office:value="33.2702714610362">
                <text:p>33.27027146103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.072182204529">
                <text:p>117.072182204529</text:p>
              </table:table-cell>
              <table:table-cell office:value-type="float" office:value="33.5477383932747">
                <text:p>33.54773839327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.449872377756">
                <text:p>117.449872377756</text:p>
              </table:table-cell>
              <table:table-cell office:value-type="float" office:value="33.8341049444746">
                <text:p>33.83410494447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.811964171439">
                <text:p>117.811964171439</text:p>
              </table:table-cell>
              <table:table-cell office:value-type="float" office:value="34.129305351123">
                <text:p>34.1293053511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.157783205256">
                <text:p>118.157783205256</text:p>
              </table:table-cell>
              <table:table-cell office:value-type="float" office:value="34.4332603331781">
                <text:p>34.43326033317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.486660014612">
                <text:p>118.486660014612</text:p>
              </table:table-cell>
              <table:table-cell office:value-type="float" office:value="34.7458761712681">
                <text:p>34.74587617126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8.797931806497">
                <text:p>118.797931806497</text:p>
              </table:table-cell>
              <table:table-cell office:value-type="float" office:value="35.0670437711121">
                <text:p>35.06704377111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.090944305339">
                <text:p>119.090944305339</text:p>
              </table:table-cell>
              <table:table-cell office:value-type="float" office:value="35.3966377198445">
                <text:p>35.39663771984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9.365053685801">
                <text:p>119.365053685801</text:p>
              </table:table-cell>
              <table:table-cell office:value-type="float" office:value="35.7345153394975">
                <text:p>35.73451533949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